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26.6pt"/>
    </style:style>
    <style:style style:name="co3" style:family="table-column">
      <style:table-column-properties fo:break-before="auto" style:column-width="101.1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1" table:number-columns-repeated="8" table:default-cell-style-name="Default"/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100000" office:value-type="float" office:value="100000" calcext:value-type="float">
            <text:p>100000</text:p>
          </table:table-cell>
          <table:table-cell office:value-type="float" office:value="3974" calcext:value-type="float">
            <text:p>397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Itherm</text:p>
          </table:table-cell>
          <table:table-cell office:value-type="string" calcext:value-type="string">
            <text:p>Vtherm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$C$1]*EXP([.$D$1]*(1/[.C2]-1/(25+273.15)))" office:value-type="float" office:value="338692.154058328" calcext:value-type="float">
            <text:p>338692.154058328</text:p>
          </table:table-cell>
          <table:table-cell table:formula="of:=[.A2]+273.15" office:value-type="float" office:value="273.15" calcext:value-type="float">
            <text:p>273.15</text:p>
          </table:table-cell>
          <table:table-cell table:number-columns-repeated="2"/>
          <table:table-cell table:formula="of:=[.$B$1]/(4700+[.B2])" office:value-type="float" office:value="0.000014560612235627" calcext:value-type="float">
            <text:p>1.4560612235627E-05</text:p>
          </table:table-cell>
          <table:table-cell table:formula="of:=[.F2]*[.B2]" office:value-type="float" office:value="4.93156512249255" calcext:value-type="float">
            <text:p>4.93156512249255</text:p>
          </table:table-cell>
          <table:table-cell table:formula="of:=[.G2]*1024/[.$B$1]" office:value-type="float" office:value="1009.98453708647" calcext:value-type="float">
            <text:p>1009.98453708647</text:p>
          </table:table-cell>
          <table:table-cell table:formula="of:=ROUND([.H2])" office:value-type="float" office:value="1010" calcext:value-type="float">
            <text:p>1010</text:p>
          </table:table-cell>
          <table:table-cell/>
          <table:table-cell table:formula="of:=[.$B$1]-[.G2]" office:value-type="float" office:value="0.068434877507447" calcext:value-type="float">
            <text:p>0.068434877507447</text:p>
          </table:table-cell>
          <table:table-cell table:formula="of:=[.K2]*1024/[.$B$1]" office:value-type="float" office:value="14.0154629135252" calcext:value-type="float">
            <text:p>14.0154629135252</text:p>
          </table:table-cell>
          <table:table-cell table:formula="of:=ROUND([.L2])" office:value-type="float" office:value="14" calcext:value-type="float">
            <text:p>14</text:p>
          </table:table-cell>
          <table:table-cell table:formula="of:=1024-[.I2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$C$1]*EXP([.$D$1]*(1/[.C3]-1/(25+273.15)))" office:value-type="float" office:value="321186.804624651" calcext:value-type="float">
            <text:p>321186.804624651</text:p>
          </table:table-cell>
          <table:table-cell table:formula="of:=[.A3]+273.15" office:value-type="float" office:value="274.15" calcext:value-type="float">
            <text:p>274.15</text:p>
          </table:table-cell>
          <table:table-cell table:number-columns-repeated="2"/>
          <table:table-cell table:formula="of:=[.$B$1]/(4700+[.B3])" office:value-type="float" office:value="0.0000153427507006885" calcext:value-type="float">
            <text:p>1.53427507006885E-05</text:p>
          </table:table-cell>
          <table:table-cell table:formula="of:=[.F3]*[.B3]" office:value-type="float" office:value="4.92788907170676" calcext:value-type="float">
            <text:p>4.92788907170676</text:p>
          </table:table-cell>
          <table:table-cell table:formula="of:=[.G3]*1024/[.$B$1]" office:value-type="float" office:value="1009.23168188555" calcext:value-type="float">
            <text:p>1009.23168188555</text:p>
          </table:table-cell>
          <table:table-cell table:formula="of:=ROUND([.H3])" office:value-type="float" office:value="1009" calcext:value-type="float">
            <text:p>1009</text:p>
          </table:table-cell>
          <table:table-cell/>
          <table:table-cell table:formula="of:=[.$B$1]-[.G3]" office:value-type="float" office:value="0.0721109282932364" calcext:value-type="float">
            <text:p>0.072110928293236</text:p>
          </table:table-cell>
          <table:table-cell table:formula="of:=[.K3]*1024/[.$B$1]" office:value-type="float" office:value="14.7683181144548" calcext:value-type="float">
            <text:p>14.7683181144548</text:p>
          </table:table-cell>
          <table:table-cell table:formula="of:=ROUND([.L3])" office:value-type="float" office:value="15" calcext:value-type="float">
            <text:p>15</text:p>
          </table:table-cell>
          <table:table-cell table:formula="of:=1024-[.I3]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$C$1]*EXP([.$D$1]*(1/[.C4]-1/(25+273.15)))" office:value-type="float" office:value="304703.736417524" calcext:value-type="float">
            <text:p>304703.736417524</text:p>
          </table:table-cell>
          <table:table-cell table:formula="of:=[.A4]+273.15" office:value-type="float" office:value="275.15" calcext:value-type="float">
            <text:p>275.15</text:p>
          </table:table-cell>
          <table:table-cell table:number-columns-repeated="2"/>
          <table:table-cell table:formula="of:=[.$B$1]/(4700+[.B4])" office:value-type="float" office:value="0.0000161601151230209" calcext:value-type="float">
            <text:p>1.61601151230209E-05</text:p>
          </table:table-cell>
          <table:table-cell table:formula="of:=[.F4]*[.B4]" office:value-type="float" office:value="4.9240474589218" calcext:value-type="float">
            <text:p>4.9240474589218</text:p>
          </table:table-cell>
          <table:table-cell table:formula="of:=[.G4]*1024/[.$B$1]" office:value-type="float" office:value="1008.44491958719" calcext:value-type="float">
            <text:p>1008.44491958719</text:p>
          </table:table-cell>
          <table:table-cell table:formula="of:=ROUND([.H4])" office:value-type="float" office:value="1008" calcext:value-type="float">
            <text:p>1008</text:p>
          </table:table-cell>
          <table:table-cell/>
          <table:table-cell table:formula="of:=[.$B$1]-[.G4]" office:value-type="float" office:value="0.0759525410781983" calcext:value-type="float">
            <text:p>0.075952541078198</text:p>
          </table:table-cell>
          <table:table-cell table:formula="of:=[.K4]*1024/[.$B$1]" office:value-type="float" office:value="15.555080412815" calcext:value-type="float">
            <text:p>15.555080412815</text:p>
          </table:table-cell>
          <table:table-cell table:formula="of:=ROUND([.L4])" office:value-type="float" office:value="16" calcext:value-type="float">
            <text:p>16</text:p>
          </table:table-cell>
          <table:table-cell table:formula="of:=1024-[.I4]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$C$1]*EXP([.$D$1]*(1/[.C5]-1/(25+273.15)))" office:value-type="float" office:value="289176.882329188" calcext:value-type="float">
            <text:p>289176.882329188</text:p>
          </table:table-cell>
          <table:table-cell table:formula="of:=[.A5]+273.15" office:value-type="float" office:value="276.15" calcext:value-type="float">
            <text:p>276.15</text:p>
          </table:table-cell>
          <table:table-cell table:number-columns-repeated="2"/>
          <table:table-cell table:formula="of:=[.$B$1]/(4700+[.B5])" office:value-type="float" office:value="0.0000170139276025094" calcext:value-type="float">
            <text:p>1.70139276025094E-05</text:p>
          </table:table-cell>
          <table:table-cell table:formula="of:=[.F5]*[.B5]" office:value-type="float" office:value="4.92003454026821" calcext:value-type="float">
            <text:p>4.92003454026821</text:p>
          </table:table-cell>
          <table:table-cell table:formula="of:=[.G5]*1024/[.$B$1]" office:value-type="float" office:value="1007.62307384693" calcext:value-type="float">
            <text:p>1007.62307384693</text:p>
          </table:table-cell>
          <table:table-cell table:formula="of:=ROUND([.H5])" office:value-type="float" office:value="1008" calcext:value-type="float">
            <text:p>1008</text:p>
          </table:table-cell>
          <table:table-cell/>
          <table:table-cell table:formula="of:=[.$B$1]-[.G5]" office:value-type="float" office:value="0.0799654597317945" calcext:value-type="float">
            <text:p>0.079965459731795</text:p>
          </table:table-cell>
          <table:table-cell table:formula="of:=[.K5]*1024/[.$B$1]" office:value-type="float" office:value="16.3769261530715" calcext:value-type="float">
            <text:p>16.3769261530715</text:p>
          </table:table-cell>
          <table:table-cell table:formula="of:=ROUND([.L5])" office:value-type="float" office:value="16" calcext:value-type="float">
            <text:p>16</text:p>
          </table:table-cell>
          <table:table-cell table:formula="of:=1024-[.I5]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$C$1]*EXP([.$D$1]*(1/[.C6]-1/(25+273.15)))" office:value-type="float" office:value="274544.8334917" calcext:value-type="float">
            <text:p>274544.8334917</text:p>
          </table:table-cell>
          <table:table-cell table:formula="of:=[.A6]+273.15" office:value-type="float" office:value="277.15" calcext:value-type="float">
            <text:p>277.15</text:p>
          </table:table-cell>
          <table:table-cell table:number-columns-repeated="2"/>
          <table:table-cell table:formula="of:=[.$B$1]/(4700+[.B6])" office:value-type="float" office:value="0.0000179054342294523" calcext:value-type="float">
            <text:p>1.79054342294523E-05</text:p>
          </table:table-cell>
          <table:table-cell table:formula="of:=[.F6]*[.B6]" office:value-type="float" office:value="4.91584445912157" calcext:value-type="float">
            <text:p>4.91584445912157</text:p>
          </table:table-cell>
          <table:table-cell table:formula="of:=[.G6]*1024/[.$B$1]" office:value-type="float" office:value="1006.7649452281" calcext:value-type="float">
            <text:p>1006.7649452281</text:p>
          </table:table-cell>
          <table:table-cell table:formula="of:=ROUND([.H6])" office:value-type="float" office:value="1007" calcext:value-type="float">
            <text:p>1007</text:p>
          </table:table-cell>
          <table:table-cell/>
          <table:table-cell table:formula="of:=[.$B$1]-[.G6]" office:value-type="float" office:value="0.0841555408784265" calcext:value-type="float">
            <text:p>0.084155540878427</text:p>
          </table:table-cell>
          <table:table-cell table:formula="of:=[.K6]*1024/[.$B$1]" office:value-type="float" office:value="17.2350547719017" calcext:value-type="float">
            <text:p>17.2350547719017</text:p>
          </table:table-cell>
          <table:table-cell table:formula="of:=ROUND([.L6])" office:value-type="float" office:value="17" calcext:value-type="float">
            <text:p>17</text:p>
          </table:table-cell>
          <table:table-cell table:formula="of:=1024-[.I6]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$C$1]*EXP([.$D$1]*(1/[.C7]-1/(25+273.15)))" office:value-type="float" office:value="260750.484703933" calcext:value-type="float">
            <text:p>260750.484703933</text:p>
          </table:table-cell>
          <table:table-cell table:formula="of:=[.A7]+273.15" office:value-type="float" office:value="278.15" calcext:value-type="float">
            <text:p>278.15</text:p>
          </table:table-cell>
          <table:table-cell table:number-columns-repeated="2"/>
          <table:table-cell table:formula="of:=[.$B$1]/(4700+[.B7])" office:value-type="float" office:value="0.0000188359045777471" calcext:value-type="float">
            <text:p>1.88359045777471E-05</text:p>
          </table:table-cell>
          <table:table-cell table:formula="of:=[.F7]*[.B7]" office:value-type="float" office:value="4.91147124848459" calcext:value-type="float">
            <text:p>4.91147124848459</text:p>
          </table:table-cell>
          <table:table-cell table:formula="of:=[.G7]*1024/[.$B$1]" office:value-type="float" office:value="1005.86931168964" calcext:value-type="float">
            <text:p>1005.86931168964</text:p>
          </table:table-cell>
          <table:table-cell table:formula="of:=ROUND([.H7])" office:value-type="float" office:value="1006" calcext:value-type="float">
            <text:p>1006</text:p>
          </table:table-cell>
          <table:table-cell/>
          <table:table-cell table:formula="of:=[.$B$1]-[.G7]" office:value-type="float" office:value="0.0885287515154118" calcext:value-type="float">
            <text:p>0.088528751515412</text:p>
          </table:table-cell>
          <table:table-cell table:formula="of:=[.K7]*1024/[.$B$1]" office:value-type="float" office:value="18.1306883103563" calcext:value-type="float">
            <text:p>18.1306883103563</text:p>
          </table:table-cell>
          <table:table-cell table:formula="of:=ROUND([.L7])" office:value-type="float" office:value="18" calcext:value-type="float">
            <text:p>18</text:p>
          </table:table-cell>
          <table:table-cell table:formula="of:=1024-[.I7]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$C$1]*EXP([.$D$1]*(1/[.C8]-1/(25+273.15)))" office:value-type="float" office:value="247740.708758419" calcext:value-type="float">
            <text:p>247740.708758419</text:p>
          </table:table-cell>
          <table:table-cell table:formula="of:=[.A8]+273.15" office:value-type="float" office:value="279.15" calcext:value-type="float">
            <text:p>279.15</text:p>
          </table:table-cell>
          <table:table-cell table:number-columns-repeated="2"/>
          <table:table-cell table:formula="of:=[.$B$1]/(4700+[.B8])" office:value-type="float" office:value="0.0000198066311277271" calcext:value-type="float">
            <text:p>1.98066311277271E-05</text:p>
          </table:table-cell>
          <table:table-cell table:formula="of:=[.F8]*[.B8]" office:value-type="float" office:value="4.90690883369968" calcext:value-type="float">
            <text:p>4.90690883369968</text:p>
          </table:table-cell>
          <table:table-cell table:formula="of:=[.G8]*1024/[.$B$1]" office:value-type="float" office:value="1004.9349291417" calcext:value-type="float">
            <text:p>1004.9349291417</text:p>
          </table:table-cell>
          <table:table-cell table:formula="of:=ROUND([.H8])" office:value-type="float" office:value="1005" calcext:value-type="float">
            <text:p>1005</text:p>
          </table:table-cell>
          <table:table-cell/>
          <table:table-cell table:formula="of:=[.$B$1]-[.G8]" office:value-type="float" office:value="0.0930911663003178" calcext:value-type="float">
            <text:p>0.093091166300318</text:p>
          </table:table-cell>
          <table:table-cell table:formula="of:=[.K8]*1024/[.$B$1]" office:value-type="float" office:value="19.0650708583051" calcext:value-type="float">
            <text:p>19.0650708583051</text:p>
          </table:table-cell>
          <table:table-cell table:formula="of:=ROUND([.L8])" office:value-type="float" office:value="19" calcext:value-type="float">
            <text:p>19</text:p>
          </table:table-cell>
          <table:table-cell table:formula="of:=1024-[.I8]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$C$1]*EXP([.$D$1]*(1/[.C9]-1/(25+273.15)))" office:value-type="float" office:value="235466.057162202" calcext:value-type="float">
            <text:p>235466.057162202</text:p>
          </table:table-cell>
          <table:table-cell table:formula="of:=[.A9]+273.15" office:value-type="float" office:value="280.15" calcext:value-type="float">
            <text:p>280.15</text:p>
          </table:table-cell>
          <table:table-cell table:number-columns-repeated="2"/>
          <table:table-cell table:formula="of:=[.$B$1]/(4700+[.B9])" office:value-type="float" office:value="0.0000208189286158082" calcext:value-type="float">
            <text:p>2.08189286158082E-05</text:p>
          </table:table-cell>
          <table:table-cell table:formula="of:=[.F9]*[.B9]" office:value-type="float" office:value="4.9021510355057" calcext:value-type="float">
            <text:p>4.9021510355057</text:p>
          </table:table-cell>
          <table:table-cell table:formula="of:=[.G9]*1024/[.$B$1]" office:value-type="float" office:value="1003.96053207157" calcext:value-type="float">
            <text:p>1003.96053207157</text:p>
          </table:table-cell>
          <table:table-cell table:formula="of:=ROUND([.H9])" office:value-type="float" office:value="1004" calcext:value-type="float">
            <text:p>1004</text:p>
          </table:table-cell>
          <table:table-cell/>
          <table:table-cell table:formula="of:=[.$B$1]-[.G9]" office:value-type="float" office:value="0.0978489644942986" calcext:value-type="float">
            <text:p>0.097848964494299</text:p>
          </table:table-cell>
          <table:table-cell table:formula="of:=[.K9]*1024/[.$B$1]" office:value-type="float" office:value="20.0394679284323" calcext:value-type="float">
            <text:p>20.0394679284323</text:p>
          </table:table-cell>
          <table:table-cell table:formula="of:=ROUND([.L9])" office:value-type="float" office:value="20" calcext:value-type="float">
            <text:p>20</text:p>
          </table:table-cell>
          <table:table-cell table:formula="of:=1024-[.I9]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$C$1]*EXP([.$D$1]*(1/[.C10]-1/(25+273.15)))" office:value-type="float" office:value="223880.484975718" calcext:value-type="float">
            <text:p>223880.484975718</text:p>
          </table:table-cell>
          <table:table-cell table:formula="of:=[.A10]+273.15" office:value-type="float" office:value="281.15" calcext:value-type="float">
            <text:p>281.15</text:p>
          </table:table-cell>
          <table:table-cell table:number-columns-repeated="2"/>
          <table:table-cell table:formula="of:=[.$B$1]/(4700+[.B10])" office:value-type="float" office:value="0.0000218741333081481" calcext:value-type="float">
            <text:p>2.18741333081481E-05</text:p>
          </table:table-cell>
          <table:table-cell table:formula="of:=[.F10]*[.B10]" office:value-type="float" office:value="4.8971915734517" calcext:value-type="float">
            <text:p>4.8971915734517</text:p>
          </table:table-cell>
          <table:table-cell table:formula="of:=[.G10]*1024/[.$B$1]" office:value-type="float" office:value="1002.94483424291" calcext:value-type="float">
            <text:p>1002.94483424291</text:p>
          </table:table-cell>
          <table:table-cell table:formula="of:=ROUND([.H10])" office:value-type="float" office:value="1003" calcext:value-type="float">
            <text:p>1003</text:p>
          </table:table-cell>
          <table:table-cell/>
          <table:table-cell table:formula="of:=[.$B$1]-[.G10]" office:value-type="float" office:value="0.102808426548296" calcext:value-type="float">
            <text:p>0.102808426548296</text:p>
          </table:table-cell>
          <table:table-cell table:formula="of:=[.K10]*1024/[.$B$1]" office:value-type="float" office:value="21.055165757091" calcext:value-type="float">
            <text:p>21.055165757091</text:p>
          </table:table-cell>
          <table:table-cell table:formula="of:=ROUND([.L10])" office:value-type="float" office:value="21" calcext:value-type="float">
            <text:p>21</text:p>
          </table:table-cell>
          <table:table-cell table:formula="of:=1024-[.I10]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$C$1]*EXP([.$D$1]*(1/[.C11]-1/(25+273.15)))" office:value-type="float" office:value="212941.097701474" calcext:value-type="float">
            <text:p>212941.097701474</text:p>
          </table:table-cell>
          <table:table-cell table:formula="of:=[.A11]+273.15" office:value-type="float" office:value="282.15" calcext:value-type="float">
            <text:p>282.15</text:p>
          </table:table-cell>
          <table:table-cell table:number-columns-repeated="2"/>
          <table:table-cell table:formula="of:=[.$B$1]/(4700+[.B11])" office:value-type="float" office:value="0.0000229736021955661" calcext:value-type="float">
            <text:p>2.29736021955661E-05</text:p>
          </table:table-cell>
          <table:table-cell table:formula="of:=[.F11]*[.B11]" office:value-type="float" office:value="4.89202406968084" calcext:value-type="float">
            <text:p>4.89202406968084</text:p>
          </table:table-cell>
          <table:table-cell table:formula="of:=[.G11]*1024/[.$B$1]" office:value-type="float" office:value="1001.88652947064" calcext:value-type="float">
            <text:p>1001.88652947064</text:p>
          </table:table-cell>
          <table:table-cell table:formula="of:=ROUND([.H11])" office:value-type="float" office:value="1002" calcext:value-type="float">
            <text:p>1002</text:p>
          </table:table-cell>
          <table:table-cell/>
          <table:table-cell table:formula="of:=[.$B$1]-[.G11]" office:value-type="float" office:value="0.10797593031916" calcext:value-type="float">
            <text:p>0.10797593031916</text:p>
          </table:table-cell>
          <table:table-cell table:formula="of:=[.K11]*1024/[.$B$1]" office:value-type="float" office:value="22.113470529364" calcext:value-type="float">
            <text:p>22.113470529364</text:p>
          </table:table-cell>
          <table:table-cell table:formula="of:=ROUND([.L11])" office:value-type="float" office:value="22" calcext:value-type="float">
            <text:p>22</text:p>
          </table:table-cell>
          <table:table-cell table:formula="of:=1024-[.I11]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$C$1]*EXP([.$D$1]*(1/[.C12]-1/(25+273.15)))" office:value-type="float" office:value="202607.918341975" calcext:value-type="float">
            <text:p>202607.918341975</text:p>
          </table:table-cell>
          <table:table-cell table:formula="of:=[.A12]+273.15" office:value-type="float" office:value="283.15" calcext:value-type="float">
            <text:p>283.15</text:p>
          </table:table-cell>
          <table:table-cell table:number-columns-repeated="2"/>
          <table:table-cell table:formula="of:=[.$B$1]/(4700+[.B12])" office:value-type="float" office:value="0.0000241187121070407" calcext:value-type="float">
            <text:p>2.41187121070407E-05</text:p>
          </table:table-cell>
          <table:table-cell table:formula="of:=[.F12]*[.B12]" office:value-type="float" office:value="4.88664205309691" calcext:value-type="float">
            <text:p>4.88664205309691</text:p>
          </table:table-cell>
          <table:table-cell table:formula="of:=[.G12]*1024/[.$B$1]" office:value-type="float" office:value="1000.78429247425" calcext:value-type="float">
            <text:p>1000.78429247425</text:p>
          </table:table-cell>
          <table:table-cell table:formula="of:=ROUND([.H12])" office:value-type="float" office:value="1001" calcext:value-type="float">
            <text:p>1001</text:p>
          </table:table-cell>
          <table:table-cell/>
          <table:table-cell table:formula="of:=[.$B$1]-[.G12]" office:value-type="float" office:value="0.113357946903092" calcext:value-type="float">
            <text:p>0.113357946903092</text:p>
          </table:table-cell>
          <table:table-cell table:formula="of:=[.K12]*1024/[.$B$1]" office:value-type="float" office:value="23.2157075257532" calcext:value-type="float">
            <text:p>23.2157075257532</text:p>
          </table:table-cell>
          <table:table-cell table:formula="of:=ROUND([.L12])" office:value-type="float" office:value="23" calcext:value-type="float">
            <text:p>23</text:p>
          </table:table-cell>
          <table:table-cell table:formula="of:=1024-[.I12]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$C$1]*EXP([.$D$1]*(1/[.C13]-1/(25+273.15)))" office:value-type="float" office:value="192843.672916139" calcext:value-type="float">
            <text:p>192843.672916139</text:p>
          </table:table-cell>
          <table:table-cell table:formula="of:=[.A13]+273.15" office:value-type="float" office:value="284.15" calcext:value-type="float">
            <text:p>284.15</text:p>
          </table:table-cell>
          <table:table-cell table:number-columns-repeated="2"/>
          <table:table-cell table:formula="of:=[.$B$1]/(4700+[.B13])" office:value-type="float" office:value="0.0000253108587391842" calcext:value-type="float">
            <text:p>2.53108587391842E-05</text:p>
          </table:table-cell>
          <table:table-cell table:formula="of:=[.F13]*[.B13]" office:value-type="float" office:value="4.88103896392583" calcext:value-type="float">
            <text:p>4.88103896392583</text:p>
          </table:table-cell>
          <table:table-cell table:formula="of:=[.G13]*1024/[.$B$1]" office:value-type="float" office:value="999.636779812011" calcext:value-type="float">
            <text:p>999.636779812011</text:p>
          </table:table-cell>
          <table:table-cell table:formula="of:=ROUND([.H13])" office:value-type="float" office:value="1000" calcext:value-type="float">
            <text:p>1000</text:p>
          </table:table-cell>
          <table:table-cell/>
          <table:table-cell table:formula="of:=[.$B$1]-[.G13]" office:value-type="float" office:value="0.118961036074166" calcext:value-type="float">
            <text:p>0.118961036074166</text:p>
          </table:table-cell>
          <table:table-cell table:formula="of:=[.K13]*1024/[.$B$1]" office:value-type="float" office:value="24.3632201879891" calcext:value-type="float">
            <text:p>24.3632201879891</text:p>
          </table:table-cell>
          <table:table-cell table:formula="of:=ROUND([.L13])" office:value-type="float" office:value="24" calcext:value-type="float">
            <text:p>24</text:p>
          </table:table-cell>
          <table:table-cell table:formula="of:=1024-[.I13]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$C$1]*EXP([.$D$1]*(1/[.C14]-1/(25+273.15)))" office:value-type="float" office:value="183613.59287707" calcext:value-type="float">
            <text:p>183613.59287707</text:p>
          </table:table-cell>
          <table:table-cell table:formula="of:=[.A14]+273.15" office:value-type="float" office:value="285.15" calcext:value-type="float">
            <text:p>285.15</text:p>
          </table:table-cell>
          <table:table-cell table:number-columns-repeated="2"/>
          <table:table-cell table:formula="of:=[.$B$1]/(4700+[.B14])" office:value-type="float" office:value="0.0000265514555991928" calcext:value-type="float">
            <text:p>2.65514555991928E-05</text:p>
          </table:table-cell>
          <table:table-cell table:formula="of:=[.F14]*[.B14]" office:value-type="float" office:value="4.87520815868379" calcext:value-type="float">
            <text:p>4.87520815868379</text:p>
          </table:table-cell>
          <table:table-cell table:formula="of:=[.G14]*1024/[.$B$1]" office:value-type="float" office:value="998.442630898441" calcext:value-type="float">
            <text:p>998.442630898441</text:p>
          </table:table-cell>
          <table:table-cell table:formula="of:=ROUND([.H14])" office:value-type="float" office:value="998" calcext:value-type="float">
            <text:p>998</text:p>
          </table:table-cell>
          <table:table-cell/>
          <table:table-cell table:formula="of:=[.$B$1]-[.G14]" office:value-type="float" office:value="0.124791841316206" calcext:value-type="float">
            <text:p>0.124791841316206</text:p>
          </table:table-cell>
          <table:table-cell table:formula="of:=[.K14]*1024/[.$B$1]" office:value-type="float" office:value="25.557369101559" calcext:value-type="float">
            <text:p>25.557369101559</text:p>
          </table:table-cell>
          <table:table-cell table:formula="of:=ROUND([.L14])" office:value-type="float" office:value="26" calcext:value-type="float">
            <text:p>26</text:p>
          </table:table-cell>
          <table:table-cell table:formula="of:=1024-[.I14]"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$C$1]*EXP([.$D$1]*(1/[.C15]-1/(25+273.15)))" office:value-type="float" office:value="174885.233013114" calcext:value-type="float">
            <text:p>174885.233013114</text:p>
          </table:table-cell>
          <table:table-cell table:formula="of:=[.A15]+273.15" office:value-type="float" office:value="286.15" calcext:value-type="float">
            <text:p>286.15</text:p>
          </table:table-cell>
          <table:table-cell table:number-columns-repeated="2"/>
          <table:table-cell table:formula="of:=[.$B$1]/(4700+[.B15])" office:value-type="float" office:value="0.0000278419328588943" calcext:value-type="float">
            <text:p>2.78419328588943E-05</text:p>
          </table:table-cell>
          <table:table-cell table:formula="of:=[.F15]*[.B15]" office:value-type="float" office:value="4.8691429155632" calcext:value-type="float">
            <text:p>4.8691429155632</text:p>
          </table:table-cell>
          <table:table-cell table:formula="of:=[.G15]*1024/[.$B$1]" office:value-type="float" office:value="997.200469107343" calcext:value-type="float">
            <text:p>997.200469107343</text:p>
          </table:table-cell>
          <table:table-cell table:formula="of:=ROUND([.H15])" office:value-type="float" office:value="997" calcext:value-type="float">
            <text:p>997</text:p>
          </table:table-cell>
          <table:table-cell/>
          <table:table-cell table:formula="of:=[.$B$1]-[.G15]" office:value-type="float" office:value="0.130857084436803" calcext:value-type="float">
            <text:p>0.130857084436803</text:p>
          </table:table-cell>
          <table:table-cell table:formula="of:=[.K15]*1024/[.$B$1]" office:value-type="float" office:value="26.7995308926573" calcext:value-type="float">
            <text:p>26.7995308926573</text:p>
          </table:table-cell>
          <table:table-cell table:formula="of:=ROUND([.L15])" office:value-type="float" office:value="27" calcext:value-type="float">
            <text:p>27</text:p>
          </table:table-cell>
          <table:table-cell table:formula="of:=1024-[.I15]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$C$1]*EXP([.$D$1]*(1/[.C16]-1/(25+273.15)))" office:value-type="float" office:value="166628.303540145" calcext:value-type="float">
            <text:p>166628.303540145</text:p>
          </table:table-cell>
          <table:table-cell table:formula="of:=[.A16]+273.15" office:value-type="float" office:value="287.15" calcext:value-type="float">
            <text:p>287.15</text:p>
          </table:table-cell>
          <table:table-cell table:number-columns-repeated="2"/>
          <table:table-cell table:formula="of:=[.$B$1]/(4700+[.B16])" office:value-type="float" office:value="0.0000291837361176486" calcext:value-type="float">
            <text:p>2.91837361176486E-05</text:p>
          </table:table-cell>
          <table:table-cell table:formula="of:=[.F16]*[.B16]" office:value-type="float" office:value="4.86283644024705" calcext:value-type="float">
            <text:p>4.86283644024705</text:p>
          </table:table-cell>
          <table:table-cell table:formula="of:=[.G16]*1024/[.$B$1]" office:value-type="float" office:value="995.908902962596" calcext:value-type="float">
            <text:p>995.908902962596</text:p>
          </table:table-cell>
          <table:table-cell table:formula="of:=ROUND([.H16])" office:value-type="float" office:value="996" calcext:value-type="float">
            <text:p>996</text:p>
          </table:table-cell>
          <table:table-cell/>
          <table:table-cell table:formula="of:=[.$B$1]-[.G16]" office:value-type="float" office:value="0.137163559752948" calcext:value-type="float">
            <text:p>0.137163559752948</text:p>
          </table:table-cell>
          <table:table-cell table:formula="of:=[.K16]*1024/[.$B$1]" office:value-type="float" office:value="28.0910970374038" calcext:value-type="float">
            <text:p>28.0910970374038</text:p>
          </table:table-cell>
          <table:table-cell table:formula="of:=ROUND([.L16])" office:value-type="float" office:value="28" calcext:value-type="float">
            <text:p>28</text:p>
          </table:table-cell>
          <table:table-cell table:formula="of:=1024-[.I16]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$C$1]*EXP([.$D$1]*(1/[.C17]-1/(25+273.15)))" office:value-type="float" office:value="158814.515207201" calcext:value-type="float">
            <text:p>158814.515207201</text:p>
          </table:table-cell>
          <table:table-cell table:formula="of:=[.A17]+273.15" office:value-type="float" office:value="288.15" calcext:value-type="float">
            <text:p>288.15</text:p>
          </table:table-cell>
          <table:table-cell table:number-columns-repeated="2"/>
          <table:table-cell table:formula="of:=[.$B$1]/(4700+[.B17])" office:value-type="float" office:value="0.0000305783250720228" calcext:value-type="float">
            <text:p>3.05783250720228E-05</text:p>
          </table:table-cell>
          <table:table-cell table:formula="of:=[.F17]*[.B17]" office:value-type="float" office:value="4.85628187216149" calcext:value-type="float">
            <text:p>4.85628187216149</text:p>
          </table:table-cell>
          <table:table-cell table:formula="of:=[.G17]*1024/[.$B$1]" office:value-type="float" office:value="994.566527418674" calcext:value-type="float">
            <text:p>994.566527418674</text:p>
          </table:table-cell>
          <table:table-cell table:formula="of:=ROUND([.H17])" office:value-type="float" office:value="995" calcext:value-type="float">
            <text:p>995</text:p>
          </table:table-cell>
          <table:table-cell/>
          <table:table-cell table:formula="of:=[.$B$1]-[.G17]" office:value-type="float" office:value="0.143718127838507" calcext:value-type="float">
            <text:p>0.143718127838507</text:p>
          </table:table-cell>
          <table:table-cell table:formula="of:=[.K17]*1024/[.$B$1]" office:value-type="float" office:value="29.4334725813262" calcext:value-type="float">
            <text:p>29.4334725813262</text:p>
          </table:table-cell>
          <table:table-cell table:formula="of:=ROUND([.L17])" office:value-type="float" office:value="29" calcext:value-type="float">
            <text:p>29</text:p>
          </table:table-cell>
          <table:table-cell table:formula="of:=1024-[.I17]"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$C$1]*EXP([.$D$1]*(1/[.C18]-1/(25+273.15)))" office:value-type="float" office:value="151417.436341134" calcext:value-type="float">
            <text:p>151417.436341134</text:p>
          </table:table-cell>
          <table:table-cell table:formula="of:=[.A18]+273.15" office:value-type="float" office:value="289.15" calcext:value-type="float">
            <text:p>289.15</text:p>
          </table:table-cell>
          <table:table-cell table:number-columns-repeated="2"/>
          <table:table-cell table:formula="of:=[.$B$1]/(4700+[.B18])" office:value-type="float" office:value="0.0000320271720903387" calcext:value-type="float">
            <text:p>3.20271720903387E-05</text:p>
          </table:table-cell>
          <table:table-cell table:formula="of:=[.F18]*[.B18]" office:value-type="float" office:value="4.84947229117541" calcext:value-type="float">
            <text:p>4.84947229117541</text:p>
          </table:table-cell>
          <table:table-cell table:formula="of:=[.G18]*1024/[.$B$1]" office:value-type="float" office:value="993.171925232724" calcext:value-type="float">
            <text:p>993.171925232724</text:p>
          </table:table-cell>
          <table:table-cell table:formula="of:=ROUND([.H18])" office:value-type="float" office:value="993" calcext:value-type="float">
            <text:p>993</text:p>
          </table:table-cell>
          <table:table-cell/>
          <table:table-cell table:formula="of:=[.$B$1]-[.G18]" office:value-type="float" office:value="0.150527708824592" calcext:value-type="float">
            <text:p>0.150527708824592</text:p>
          </table:table-cell>
          <table:table-cell table:formula="of:=[.K18]*1024/[.$B$1]" office:value-type="float" office:value="30.8280747672765" calcext:value-type="float">
            <text:p>30.8280747672765</text:p>
          </table:table-cell>
          <table:table-cell table:formula="of:=ROUND([.L18])" office:value-type="float" office:value="31" calcext:value-type="float">
            <text:p>31</text:p>
          </table:table-cell>
          <table:table-cell table:formula="of:=1024-[.I18]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$C$1]*EXP([.$D$1]*(1/[.C19]-1/(25+273.15)))" office:value-type="float" office:value="144412.360849919" calcext:value-type="float">
            <text:p>144412.360849919</text:p>
          </table:table-cell>
          <table:table-cell table:formula="of:=[.A19]+273.15" office:value-type="float" office:value="290.15" calcext:value-type="float">
            <text:p>290.15</text:p>
          </table:table-cell>
          <table:table-cell table:number-columns-repeated="2"/>
          <table:table-cell table:formula="of:=[.$B$1]/(4700+[.B19])" office:value-type="float" office:value="0.0000335317606903996" calcext:value-type="float">
            <text:p>3.35317606903996E-05</text:p>
          </table:table-cell>
          <table:table-cell table:formula="of:=[.F19]*[.B19]" office:value-type="float" office:value="4.84240072475512" calcext:value-type="float">
            <text:p>4.84240072475512</text:p>
          </table:table-cell>
          <table:table-cell table:formula="of:=[.G19]*1024/[.$B$1]" office:value-type="float" office:value="991.723668429849" calcext:value-type="float">
            <text:p>991.723668429849</text:p>
          </table:table-cell>
          <table:table-cell table:formula="of:=ROUND([.H19])" office:value-type="float" office:value="992" calcext:value-type="float">
            <text:p>992</text:p>
          </table:table-cell>
          <table:table-cell/>
          <table:table-cell table:formula="of:=[.$B$1]-[.G19]" office:value-type="float" office:value="0.157599275244878" calcext:value-type="float">
            <text:p>0.157599275244878</text:p>
          </table:table-cell>
          <table:table-cell table:formula="of:=[.K19]*1024/[.$B$1]" office:value-type="float" office:value="32.276331570151" calcext:value-type="float">
            <text:p>32.276331570151</text:p>
          </table:table-cell>
          <table:table-cell table:formula="of:=ROUND([.L19])" office:value-type="float" office:value="32" calcext:value-type="float">
            <text:p>32</text:p>
          </table:table-cell>
          <table:table-cell table:formula="of:=1024-[.I19]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$C$1]*EXP([.$D$1]*(1/[.C20]-1/(25+273.15)))" office:value-type="float" office:value="137776.186289521" calcext:value-type="float">
            <text:p>137776.186289521</text:p>
          </table:table-cell>
          <table:table-cell table:formula="of:=[.A20]+273.15" office:value-type="float" office:value="291.15" calcext:value-type="float">
            <text:p>291.15</text:p>
          </table:table-cell>
          <table:table-cell table:number-columns-repeated="2"/>
          <table:table-cell table:formula="of:=[.$B$1]/(4700+[.B20])" office:value-type="float" office:value="0.0000350935839189272" calcext:value-type="float">
            <text:p>3.50935839189272E-05</text:p>
          </table:table-cell>
          <table:table-cell table:formula="of:=[.F20]*[.B20]" office:value-type="float" office:value="4.83506015558104" calcext:value-type="float">
            <text:p>4.83506015558104</text:p>
          </table:table-cell>
          <table:table-cell table:formula="of:=[.G20]*1024/[.$B$1]" office:value-type="float" office:value="990.220319862997" calcext:value-type="float">
            <text:p>990.220319862997</text:p>
          </table:table-cell>
          <table:table-cell table:formula="of:=ROUND([.H20])" office:value-type="float" office:value="990" calcext:value-type="float">
            <text:p>990</text:p>
          </table:table-cell>
          <table:table-cell/>
          <table:table-cell table:formula="of:=[.$B$1]-[.G20]" office:value-type="float" office:value="0.164939844418958" calcext:value-type="float">
            <text:p>0.164939844418958</text:p>
          </table:table-cell>
          <table:table-cell table:formula="of:=[.K20]*1024/[.$B$1]" office:value-type="float" office:value="33.7796801370026" calcext:value-type="float">
            <text:p>33.7796801370026</text:p>
          </table:table-cell>
          <table:table-cell table:formula="of:=ROUND([.L20])" office:value-type="float" office:value="34" calcext:value-type="float">
            <text:p>34</text:p>
          </table:table-cell>
          <table:table-cell table:formula="of:=1024-[.I20]"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$C$1]*EXP([.$D$1]*(1/[.C21]-1/(25+273.15)))" office:value-type="float" office:value="131487.301176711" calcext:value-type="float">
            <text:p>131487.301176711</text:p>
          </table:table-cell>
          <table:table-cell table:formula="of:=[.A21]+273.15" office:value-type="float" office:value="292.15" calcext:value-type="float">
            <text:p>292.15</text:p>
          </table:table-cell>
          <table:table-cell table:number-columns-repeated="2"/>
          <table:table-cell table:formula="of:=[.$B$1]/(4700+[.B21])" office:value-type="float" office:value="0.0000367141426314941" calcext:value-type="float">
            <text:p>3.67141426314941E-05</text:p>
          </table:table-cell>
          <table:table-cell table:formula="of:=[.F21]*[.B21]" office:value-type="float" office:value="4.82744352963198" calcext:value-type="float">
            <text:p>4.82744352963198</text:p>
          </table:table-cell>
          <table:table-cell table:formula="of:=[.G21]*1024/[.$B$1]" office:value-type="float" office:value="988.660434868629" calcext:value-type="float">
            <text:p>988.660434868629</text:p>
          </table:table-cell>
          <table:table-cell table:formula="of:=ROUND([.H21])" office:value-type="float" office:value="989" calcext:value-type="float">
            <text:p>989</text:p>
          </table:table-cell>
          <table:table-cell/>
          <table:table-cell table:formula="of:=[.$B$1]-[.G21]" office:value-type="float" office:value="0.172556470368023" calcext:value-type="float">
            <text:p>0.172556470368023</text:p>
          </table:table-cell>
          <table:table-cell table:formula="of:=[.K21]*1024/[.$B$1]" office:value-type="float" office:value="35.3395651313711" calcext:value-type="float">
            <text:p>35.3395651313711</text:p>
          </table:table-cell>
          <table:table-cell table:formula="of:=ROUND([.L21])" office:value-type="float" office:value="35" calcext:value-type="float">
            <text:p>35</text:p>
          </table:table-cell>
          <table:table-cell table:formula="of:=1024-[.I21]"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$C$1]*EXP([.$D$1]*(1/[.C22]-1/(25+273.15)))" office:value-type="float" office:value="125525.48080061" calcext:value-type="float">
            <text:p>125525.48080061</text:p>
          </table:table-cell>
          <table:table-cell table:formula="of:=[.A22]+273.15" office:value-type="float" office:value="293.15" calcext:value-type="float">
            <text:p>293.15</text:p>
          </table:table-cell>
          <table:table-cell table:number-columns-repeated="2"/>
          <table:table-cell table:formula="of:=[.$B$1]/(4700+[.B22])" office:value-type="float" office:value="0.0000383949436720113" calcext:value-type="float">
            <text:p>3.83949436720113E-05</text:p>
          </table:table-cell>
          <table:table-cell table:formula="of:=[.F22]*[.B22]" office:value-type="float" office:value="4.81954376474155" calcext:value-type="float">
            <text:p>4.81954376474155</text:p>
          </table:table-cell>
          <table:table-cell table:formula="of:=[.G22]*1024/[.$B$1]" office:value-type="float" office:value="987.042563019069" calcext:value-type="float">
            <text:p>987.042563019069</text:p>
          </table:table-cell>
          <table:table-cell table:formula="of:=ROUND([.H22])" office:value-type="float" office:value="987" calcext:value-type="float">
            <text:p>987</text:p>
          </table:table-cell>
          <table:table-cell/>
          <table:table-cell table:formula="of:=[.$B$1]-[.G22]" office:value-type="float" office:value="0.180456235258453" calcext:value-type="float">
            <text:p>0.180456235258453</text:p>
          </table:table-cell>
          <table:table-cell table:formula="of:=[.K22]*1024/[.$B$1]" office:value-type="float" office:value="36.9574369809312" calcext:value-type="float">
            <text:p>36.9574369809312</text:p>
          </table:table-cell>
          <table:table-cell table:formula="of:=ROUND([.L22])" office:value-type="float" office:value="37" calcext:value-type="float">
            <text:p>37</text:p>
          </table:table-cell>
          <table:table-cell table:formula="of:=1024-[.I22]" office:value-type="float" office:value="37" calcext:value-type="float">
            <text:p>3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$C$1]*EXP([.$D$1]*(1/[.C23]-1/(25+273.15)))" office:value-type="float" office:value="119871.790849725" calcext:value-type="float">
            <text:p>119871.790849725</text:p>
          </table:table-cell>
          <table:table-cell table:formula="of:=[.A23]+273.15" office:value-type="float" office:value="294.15" calcext:value-type="float">
            <text:p>294.15</text:p>
          </table:table-cell>
          <table:table-cell table:number-columns-repeated="2"/>
          <table:table-cell table:formula="of:=[.$B$1]/(4700+[.B23])" office:value-type="float" office:value="0.0000401374979511346" calcext:value-type="float">
            <text:p>4.01374979511346E-05</text:p>
          </table:table-cell>
          <table:table-cell table:formula="of:=[.F23]*[.B23]" office:value-type="float" office:value="4.81135375962967" calcext:value-type="float">
            <text:p>4.81135375962967</text:p>
          </table:table-cell>
          <table:table-cell table:formula="of:=[.G23]*1024/[.$B$1]" office:value-type="float" office:value="985.365249972156" calcext:value-type="float">
            <text:p>985.365249972156</text:p>
          </table:table-cell>
          <table:table-cell table:formula="of:=ROUND([.H23])" office:value-type="float" office:value="985" calcext:value-type="float">
            <text:p>985</text:p>
          </table:table-cell>
          <table:table-cell/>
          <table:table-cell table:formula="of:=[.$B$1]-[.G23]" office:value-type="float" office:value="0.188646240370333" calcext:value-type="float">
            <text:p>0.188646240370333</text:p>
          </table:table-cell>
          <table:table-cell table:formula="of:=[.K23]*1024/[.$B$1]" office:value-type="float" office:value="38.6347500278442" calcext:value-type="float">
            <text:p>38.6347500278442</text:p>
          </table:table-cell>
          <table:table-cell table:formula="of:=ROUND([.L23])" office:value-type="float" office:value="39" calcext:value-type="float">
            <text:p>39</text:p>
          </table:table-cell>
          <table:table-cell table:formula="of:=1024-[.I23]" office:value-type="float" office:value="39" calcext:value-type="float">
            <text:p>3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$C$1]*EXP([.$D$1]*(1/[.C24]-1/(25+273.15)))" office:value-type="float" office:value="114508.498229485" calcext:value-type="float">
            <text:p>114508.498229485</text:p>
          </table:table-cell>
          <table:table-cell table:formula="of:=[.A24]+273.15" office:value-type="float" office:value="295.15" calcext:value-type="float">
            <text:p>295.15</text:p>
          </table:table-cell>
          <table:table-cell table:number-columns-repeated="2"/>
          <table:table-cell table:formula="of:=[.$B$1]/(4700+[.B24])" office:value-type="float" office:value="0.0000419433184232776" calcext:value-type="float">
            <text:p>4.19433184232776E-05</text:p>
          </table:table-cell>
          <table:table-cell table:formula="of:=[.F24]*[.B24]" office:value-type="float" office:value="4.8028664034106" calcext:value-type="float">
            <text:p>4.8028664034106</text:p>
          </table:table-cell>
          <table:table-cell table:formula="of:=[.G24]*1024/[.$B$1]" office:value-type="float" office:value="983.62703941849" calcext:value-type="float">
            <text:p>983.62703941849</text:p>
          </table:table-cell>
          <table:table-cell table:formula="of:=ROUND([.H24])" office:value-type="float" office:value="984" calcext:value-type="float">
            <text:p>984</text:p>
          </table:table-cell>
          <table:table-cell/>
          <table:table-cell table:formula="of:=[.$B$1]-[.G24]" office:value-type="float" office:value="0.197133596589405" calcext:value-type="float">
            <text:p>0.197133596589405</text:p>
          </table:table-cell>
          <table:table-cell table:formula="of:=[.K24]*1024/[.$B$1]" office:value-type="float" office:value="40.3729605815101" calcext:value-type="float">
            <text:p>40.3729605815101</text:p>
          </table:table-cell>
          <table:table-cell table:formula="of:=ROUND([.L24])" office:value-type="float" office:value="40" calcext:value-type="float">
            <text:p>40</text:p>
          </table:table-cell>
          <table:table-cell table:formula="of:=1024-[.I24]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$C$1]*EXP([.$D$1]*(1/[.C25]-1/(25+273.15)))" office:value-type="float" office:value="109418.988498247" calcext:value-type="float">
            <text:p>109418.988498247</text:p>
          </table:table-cell>
          <table:table-cell table:formula="of:=[.A25]+273.15" office:value-type="float" office:value="296.15" calcext:value-type="float">
            <text:p>296.15</text:p>
          </table:table-cell>
          <table:table-cell table:number-columns-repeated="2"/>
          <table:table-cell table:formula="of:=[.$B$1]/(4700+[.B25])" office:value-type="float" office:value="0.000043813917962275" calcext:value-type="float">
            <text:p>4.3813917962275E-05</text:p>
          </table:table-cell>
          <table:table-cell table:formula="of:=[.F25]*[.B25]" office:value-type="float" office:value="4.79407458557731" calcext:value-type="float">
            <text:p>4.79407458557731</text:p>
          </table:table-cell>
          <table:table-cell table:formula="of:=[.G25]*1024/[.$B$1]" office:value-type="float" office:value="981.826475126233" calcext:value-type="float">
            <text:p>981.826475126233</text:p>
          </table:table-cell>
          <table:table-cell table:formula="of:=ROUND([.H25])" office:value-type="float" office:value="982" calcext:value-type="float">
            <text:p>982</text:p>
          </table:table-cell>
          <table:table-cell/>
          <table:table-cell table:formula="of:=[.$B$1]-[.G25]" office:value-type="float" office:value="0.205925414422692" calcext:value-type="float">
            <text:p>0.205925414422692</text:p>
          </table:table-cell>
          <table:table-cell table:formula="of:=[.K25]*1024/[.$B$1]" office:value-type="float" office:value="42.1735248737674" calcext:value-type="float">
            <text:p>42.1735248737674</text:p>
          </table:table-cell>
          <table:table-cell table:formula="of:=ROUND([.L25])" office:value-type="float" office:value="42" calcext:value-type="float">
            <text:p>42</text:p>
          </table:table-cell>
          <table:table-cell table:formula="of:=1024-[.I25]"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$C$1]*EXP([.$D$1]*(1/[.C26]-1/(25+273.15)))" office:value-type="float" office:value="104587.689398011" calcext:value-type="float">
            <text:p>104587.689398011</text:p>
          </table:table-cell>
          <table:table-cell table:formula="of:=[.A26]+273.15" office:value-type="float" office:value="297.15" calcext:value-type="float">
            <text:p>297.15</text:p>
          </table:table-cell>
          <table:table-cell table:number-columns-repeated="2"/>
          <table:table-cell table:formula="of:=[.$B$1]/(4700+[.B26])" office:value-type="float" office:value="0.0000457508071361147" calcext:value-type="float">
            <text:p>4.57508071361147E-05</text:p>
          </table:table-cell>
          <table:table-cell table:formula="of:=[.F26]*[.B26]" office:value-type="float" office:value="4.78497120646026" calcext:value-type="float">
            <text:p>4.78497120646026</text:p>
          </table:table-cell>
          <table:table-cell table:formula="of:=[.G26]*1024/[.$B$1]" office:value-type="float" office:value="979.962103083061" calcext:value-type="float">
            <text:p>979.962103083061</text:p>
          </table:table-cell>
          <table:table-cell table:formula="of:=ROUND([.H26])" office:value-type="float" office:value="980" calcext:value-type="float">
            <text:p>980</text:p>
          </table:table-cell>
          <table:table-cell/>
          <table:table-cell table:formula="of:=[.$B$1]-[.G26]" office:value-type="float" office:value="0.215028793539739" calcext:value-type="float">
            <text:p>0.215028793539739</text:p>
          </table:table-cell>
          <table:table-cell table:formula="of:=[.K26]*1024/[.$B$1]" office:value-type="float" office:value="44.0378969169386" calcext:value-type="float">
            <text:p>44.0378969169386</text:p>
          </table:table-cell>
          <table:table-cell table:formula="of:=ROUND([.L26])" office:value-type="float" office:value="44" calcext:value-type="float">
            <text:p>44</text:p>
          </table:table-cell>
          <table:table-cell table:formula="of:=1024-[.I26]" office:value-type="float" office:value="44" calcext:value-type="float">
            <text:p>4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$C$1]*EXP([.$D$1]*(1/[.C27]-1/(25+273.15)))" office:value-type="float" office:value="100000" calcext:value-type="float">
            <text:p>100000</text:p>
          </table:table-cell>
          <table:table-cell table:formula="of:=[.A27]+273.15" office:value-type="float" office:value="298.15" calcext:value-type="float">
            <text:p>298.15</text:p>
          </table:table-cell>
          <table:table-cell table:number-columns-repeated="2"/>
          <table:table-cell table:formula="of:=[.$B$1]/(4700+[.B27])" office:value-type="float" office:value="0.0000477554918815664" calcext:value-type="float">
            <text:p>4.77554918815664E-05</text:p>
          </table:table-cell>
          <table:table-cell table:formula="of:=[.F27]*[.B27]" office:value-type="float" office:value="4.77554918815664" calcext:value-type="float">
            <text:p>4.77554918815664</text:p>
          </table:table-cell>
          <table:table-cell table:formula="of:=[.G27]*1024/[.$B$1]" office:value-type="float" office:value="978.03247373448" calcext:value-type="float">
            <text:p>978.03247373448</text:p>
          </table:table-cell>
          <table:table-cell table:formula="of:=ROUND([.H27])" office:value-type="float" office:value="978" calcext:value-type="float">
            <text:p>978</text:p>
          </table:table-cell>
          <table:table-cell/>
          <table:table-cell table:formula="of:=[.$B$1]-[.G27]" office:value-type="float" office:value="0.224450811843361" calcext:value-type="float">
            <text:p>0.224450811843361</text:p>
          </table:table-cell>
          <table:table-cell table:formula="of:=[.K27]*1024/[.$B$1]" office:value-type="float" office:value="45.9675262655204" calcext:value-type="float">
            <text:p>45.9675262655204</text:p>
          </table:table-cell>
          <table:table-cell table:formula="of:=ROUND([.L27])" office:value-type="float" office:value="46" calcext:value-type="float">
            <text:p>46</text:p>
          </table:table-cell>
          <table:table-cell table:formula="of:=1024-[.I27]" office:value-type="float" office:value="46" calcext:value-type="float">
            <text:p>4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$C$1]*EXP([.$D$1]*(1/[.C28]-1/(25+273.15)))" office:value-type="float" office:value="95642.2250253677" calcext:value-type="float">
            <text:p>95642.2250253677</text:p>
          </table:table-cell>
          <table:table-cell table:formula="of:=[.A28]+273.15" office:value-type="float" office:value="299.15" calcext:value-type="float">
            <text:p>299.15</text:p>
          </table:table-cell>
          <table:table-cell table:number-columns-repeated="2"/>
          <table:table-cell table:formula="of:=[.$B$1]/(4700+[.B28])" office:value-type="float" office:value="0.0000498294710799561" calcext:value-type="float">
            <text:p>4.98294710799561E-05</text:p>
          </table:table-cell>
          <table:table-cell table:formula="of:=[.F28]*[.B28]" office:value-type="float" office:value="4.76580148592421" calcext:value-type="float">
            <text:p>4.76580148592421</text:p>
          </table:table-cell>
          <table:table-cell table:formula="of:=[.G28]*1024/[.$B$1]" office:value-type="float" office:value="976.036144317277" calcext:value-type="float">
            <text:p>976.036144317277</text:p>
          </table:table-cell>
          <table:table-cell table:formula="of:=ROUND([.H28])" office:value-type="float" office:value="976" calcext:value-type="float">
            <text:p>976</text:p>
          </table:table-cell>
          <table:table-cell/>
          <table:table-cell table:formula="of:=[.$B$1]-[.G28]" office:value-type="float" office:value="0.234198514075794" calcext:value-type="float">
            <text:p>0.234198514075794</text:p>
          </table:table-cell>
          <table:table-cell table:formula="of:=[.K28]*1024/[.$B$1]" office:value-type="float" office:value="47.9638556827225" calcext:value-type="float">
            <text:p>47.9638556827225</text:p>
          </table:table-cell>
          <table:table-cell table:formula="of:=ROUND([.L28])" office:value-type="float" office:value="48" calcext:value-type="float">
            <text:p>48</text:p>
          </table:table-cell>
          <table:table-cell table:formula="of:=1024-[.I28]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$C$1]*EXP([.$D$1]*(1/[.C29]-1/(25+273.15)))" office:value-type="float" office:value="91501.5139377779" calcext:value-type="float">
            <text:p>91501.5139377779</text:p>
          </table:table-cell>
          <table:table-cell table:formula="of:=[.A29]+273.15" office:value-type="float" office:value="300.15" calcext:value-type="float">
            <text:p>300.15</text:p>
          </table:table-cell>
          <table:table-cell table:number-columns-repeated="2"/>
          <table:table-cell table:formula="of:=[.$B$1]/(4700+[.B29])" office:value-type="float" office:value="0.0000519742340357964" calcext:value-type="float">
            <text:p>5.19742340357964E-05</text:p>
          </table:table-cell>
          <table:table-cell table:formula="of:=[.F29]*[.B29]" office:value-type="float" office:value="4.75572110003176" calcext:value-type="float">
            <text:p>4.75572110003176</text:p>
          </table:table-cell>
          <table:table-cell table:formula="of:=[.G29]*1024/[.$B$1]" office:value-type="float" office:value="973.971681286504" calcext:value-type="float">
            <text:p>973.971681286504</text:p>
          </table:table-cell>
          <table:table-cell table:formula="of:=ROUND([.H29])" office:value-type="float" office:value="974" calcext:value-type="float">
            <text:p>974</text:p>
          </table:table-cell>
          <table:table-cell/>
          <table:table-cell table:formula="of:=[.$B$1]-[.G29]" office:value-type="float" office:value="0.244278899968243" calcext:value-type="float">
            <text:p>0.244278899968243</text:p>
          </table:table-cell>
          <table:table-cell table:formula="of:=[.K29]*1024/[.$B$1]" office:value-type="float" office:value="50.0283187134963" calcext:value-type="float">
            <text:p>50.0283187134963</text:p>
          </table:table-cell>
          <table:table-cell table:formula="of:=ROUND([.L29])" office:value-type="float" office:value="50" calcext:value-type="float">
            <text:p>50</text:p>
          </table:table-cell>
          <table:table-cell table:formula="of:=1024-[.I29]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$C$1]*EXP([.$D$1]*(1/[.C30]-1/(25+273.15)))" office:value-type="float" office:value="87565.8044379604" calcext:value-type="float">
            <text:p>87565.8044379604</text:p>
          </table:table-cell>
          <table:table-cell table:formula="of:=[.A30]+273.15" office:value-type="float" office:value="301.15" calcext:value-type="float">
            <text:p>301.15</text:p>
          </table:table-cell>
          <table:table-cell table:number-columns-repeated="2"/>
          <table:table-cell table:formula="of:=[.$B$1]/(4700+[.B30])" office:value-type="float" office:value="0.0000541912578604569" calcext:value-type="float">
            <text:p>5.41912578604569E-05</text:p>
          </table:table-cell>
          <table:table-cell table:formula="of:=[.F30]*[.B30]" office:value-type="float" office:value="4.74530108805585" calcext:value-type="float">
            <text:p>4.74530108805585</text:p>
          </table:table-cell>
          <table:table-cell table:formula="of:=[.G30]*1024/[.$B$1]" office:value-type="float" office:value="971.837662833839" calcext:value-type="float">
            <text:p>971.837662833839</text:p>
          </table:table-cell>
          <table:table-cell table:formula="of:=ROUND([.H30])" office:value-type="float" office:value="972" calcext:value-type="float">
            <text:p>972</text:p>
          </table:table-cell>
          <table:table-cell/>
          <table:table-cell table:formula="of:=[.$B$1]-[.G30]" office:value-type="float" office:value="0.254698911944147" calcext:value-type="float">
            <text:p>0.254698911944147</text:p>
          </table:table-cell>
          <table:table-cell table:formula="of:=[.K30]*1024/[.$B$1]" office:value-type="float" office:value="52.1623371661613" calcext:value-type="float">
            <text:p>52.1623371661613</text:p>
          </table:table-cell>
          <table:table-cell table:formula="of:=ROUND([.L30])" office:value-type="float" office:value="52" calcext:value-type="float">
            <text:p>52</text:p>
          </table:table-cell>
          <table:table-cell table:formula="of:=1024-[.I30]" office:value-type="float" office:value="52" calcext:value-type="float">
            <text:p>5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$C$1]*EXP([.$D$1]*(1/[.C31]-1/(25+273.15)))" office:value-type="float" office:value="83823.7700207527" calcext:value-type="float">
            <text:p>83823.7700207527</text:p>
          </table:table-cell>
          <table:table-cell table:formula="of:=[.A31]+273.15" office:value-type="float" office:value="302.15" calcext:value-type="float">
            <text:p>302.15</text:p>
          </table:table-cell>
          <table:table-cell table:number-columns-repeated="2"/>
          <table:table-cell table:formula="of:=[.$B$1]/(4700+[.B31])" office:value-type="float" office:value="0.000056482004763555" calcext:value-type="float">
            <text:p>5.6482004763555E-05</text:p>
          </table:table-cell>
          <table:table-cell table:formula="of:=[.F31]*[.B31]" office:value-type="float" office:value="4.73453457761129" calcext:value-type="float">
            <text:p>4.73453457761129</text:p>
          </table:table-cell>
          <table:table-cell table:formula="of:=[.G31]*1024/[.$B$1]" office:value-type="float" office:value="969.632681494793" calcext:value-type="float">
            <text:p>969.632681494793</text:p>
          </table:table-cell>
          <table:table-cell table:formula="of:=ROUND([.H31])" office:value-type="float" office:value="970" calcext:value-type="float">
            <text:p>970</text:p>
          </table:table-cell>
          <table:table-cell/>
          <table:table-cell table:formula="of:=[.$B$1]-[.G31]" office:value-type="float" office:value="0.265465422388708" calcext:value-type="float">
            <text:p>0.265465422388708</text:p>
          </table:table-cell>
          <table:table-cell table:formula="of:=[.K31]*1024/[.$B$1]" office:value-type="float" office:value="54.3673185052074" calcext:value-type="float">
            <text:p>54.3673185052074</text:p>
          </table:table-cell>
          <table:table-cell table:formula="of:=ROUND([.L31])" office:value-type="float" office:value="54" calcext:value-type="float">
            <text:p>54</text:p>
          </table:table-cell>
          <table:table-cell table:formula="of:=1024-[.I31]" office:value-type="float" office:value="54" calcext:value-type="float">
            <text:p>5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$C$1]*EXP([.$D$1]*(1/[.C32]-1/(25+273.15)))" office:value-type="float" office:value="80264.7712829156" calcext:value-type="float">
            <text:p>80264.7712829156</text:p>
          </table:table-cell>
          <table:table-cell table:formula="of:=[.A32]+273.15" office:value-type="float" office:value="303.15" calcext:value-type="float">
            <text:p>303.15</text:p>
          </table:table-cell>
          <table:table-cell table:number-columns-repeated="2"/>
          <table:table-cell table:formula="of:=[.$B$1]/(4700+[.B32])" office:value-type="float" office:value="0.0000588479192552759" calcext:value-type="float">
            <text:p>5.88479192552759E-05</text:p>
          </table:table-cell>
          <table:table-cell table:formula="of:=[.F32]*[.B32]" office:value-type="float" office:value="4.7234147795002" calcext:value-type="float">
            <text:p>4.7234147795002</text:p>
          </table:table-cell>
          <table:table-cell table:formula="of:=[.G32]*1024/[.$B$1]" office:value-type="float" office:value="967.355346841642" calcext:value-type="float">
            <text:p>967.355346841642</text:p>
          </table:table-cell>
          <table:table-cell table:formula="of:=ROUND([.H32])" office:value-type="float" office:value="967" calcext:value-type="float">
            <text:p>967</text:p>
          </table:table-cell>
          <table:table-cell/>
          <table:table-cell table:formula="of:=[.$B$1]-[.G32]" office:value-type="float" office:value="0.276585220499797" calcext:value-type="float">
            <text:p>0.276585220499797</text:p>
          </table:table-cell>
          <table:table-cell table:formula="of:=[.K32]*1024/[.$B$1]" office:value-type="float" office:value="56.6446531583584" calcext:value-type="float">
            <text:p>56.6446531583584</text:p>
          </table:table-cell>
          <table:table-cell table:formula="of:=ROUND([.L32])" office:value-type="float" office:value="57" calcext:value-type="float">
            <text:p>57</text:p>
          </table:table-cell>
          <table:table-cell table:formula="of:=1024-[.I32]" office:value-type="float" office:value="57" calcext:value-type="float">
            <text:p>57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$C$1]*EXP([.$D$1]*(1/[.C33]-1/(25+273.15)))" office:value-type="float" office:value="76878.8106953902" calcext:value-type="float">
            <text:p>76878.8106953902</text:p>
          </table:table-cell>
          <table:table-cell table:formula="of:=[.A33]+273.15" office:value-type="float" office:value="304.15" calcext:value-type="float">
            <text:p>304.15</text:p>
          </table:table-cell>
          <table:table-cell table:number-columns-repeated="2"/>
          <table:table-cell table:formula="of:=[.$B$1]/(4700+[.B33])" office:value-type="float" office:value="0.0000612904252633649" calcext:value-type="float">
            <text:p>6.12904252633649E-05</text:p>
          </table:table-cell>
          <table:table-cell table:formula="of:=[.F33]*[.B33]" office:value-type="float" office:value="4.71193500126218" calcext:value-type="float">
            <text:p>4.71193500126218</text:p>
          </table:table-cell>
          <table:table-cell table:formula="of:=[.G33]*1024/[.$B$1]" office:value-type="float" office:value="965.004288258495" calcext:value-type="float">
            <text:p>965.004288258495</text:p>
          </table:table-cell>
          <table:table-cell table:formula="of:=ROUND([.H33])" office:value-type="float" office:value="965" calcext:value-type="float">
            <text:p>965</text:p>
          </table:table-cell>
          <table:table-cell/>
          <table:table-cell table:formula="of:=[.$B$1]-[.G33]" office:value-type="float" office:value="0.288064998737815" calcext:value-type="float">
            <text:p>0.288064998737815</text:p>
          </table:table-cell>
          <table:table-cell table:formula="of:=[.K33]*1024/[.$B$1]" office:value-type="float" office:value="58.9957117415046" calcext:value-type="float">
            <text:p>58.9957117415046</text:p>
          </table:table-cell>
          <table:table-cell table:formula="of:=ROUND([.L33])" office:value-type="float" office:value="59" calcext:value-type="float">
            <text:p>59</text:p>
          </table:table-cell>
          <table:table-cell table:formula="of:=1024-[.I33]" office:value-type="float" office:value="59" calcext:value-type="float">
            <text:p>5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$C$1]*EXP([.$D$1]*(1/[.C34]-1/(25+273.15)))" office:value-type="float" office:value="73656.4905768636" calcext:value-type="float">
            <text:p>73656.4905768636</text:p>
          </table:table-cell>
          <table:table-cell table:formula="of:=[.A34]+273.15" office:value-type="float" office:value="305.15" calcext:value-type="float">
            <text:p>305.15</text:p>
          </table:table-cell>
          <table:table-cell table:number-columns-repeated="2"/>
          <table:table-cell table:formula="of:=[.$B$1]/(4700+[.B34])" office:value-type="float" office:value="0.000063810923169093" calcext:value-type="float">
            <text:p>6.3810923169093E-05</text:p>
          </table:table-cell>
          <table:table-cell table:formula="of:=[.F34]*[.B34]" office:value-type="float" office:value="4.70008866110526" calcext:value-type="float">
            <text:p>4.70008866110526</text:p>
          </table:table-cell>
          <table:table-cell table:formula="of:=[.G34]*1024/[.$B$1]" office:value-type="float" office:value="962.578157794358" calcext:value-type="float">
            <text:p>962.578157794358</text:p>
          </table:table-cell>
          <table:table-cell table:formula="of:=ROUND([.H34])" office:value-type="float" office:value="963" calcext:value-type="float">
            <text:p>963</text:p>
          </table:table-cell>
          <table:table-cell/>
          <table:table-cell table:formula="of:=[.$B$1]-[.G34]" office:value-type="float" office:value="0.299911338894737" calcext:value-type="float">
            <text:p>0.299911338894737</text:p>
          </table:table-cell>
          <table:table-cell table:formula="of:=[.K34]*1024/[.$B$1]" office:value-type="float" office:value="61.4218422056421" calcext:value-type="float">
            <text:p>61.4218422056421</text:p>
          </table:table-cell>
          <table:table-cell table:formula="of:=ROUND([.L34])" office:value-type="float" office:value="61" calcext:value-type="float">
            <text:p>61</text:p>
          </table:table-cell>
          <table:table-cell table:formula="of:=1024-[.I34]" office:value-type="float" office:value="61" calcext:value-type="float">
            <text:p>6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$C$1]*EXP([.$D$1]*(1/[.C35]-1/(25+273.15)))" office:value-type="float" office:value="70588.974026715" calcext:value-type="float">
            <text:p>70588.974026715</text:p>
          </table:table-cell>
          <table:table-cell table:formula="of:=[.A35]+273.15" office:value-type="float" office:value="306.15" calcext:value-type="float">
            <text:p>306.15</text:p>
          </table:table-cell>
          <table:table-cell table:number-columns-repeated="2"/>
          <table:table-cell table:formula="of:=[.$B$1]/(4700+[.B35])" office:value-type="float" office:value="0.0000664107867670748" calcext:value-type="float">
            <text:p>6.64107867670748E-05</text:p>
          </table:table-cell>
          <table:table-cell table:formula="of:=[.F35]*[.B35]" office:value-type="float" office:value="4.68786930219475" calcext:value-type="float">
            <text:p>4.68786930219475</text:p>
          </table:table-cell>
          <table:table-cell table:formula="of:=[.G35]*1024/[.$B$1]" office:value-type="float" office:value="960.075633089484" calcext:value-type="float">
            <text:p>960.075633089484</text:p>
          </table:table-cell>
          <table:table-cell table:formula="of:=ROUND([.H35])" office:value-type="float" office:value="960" calcext:value-type="float">
            <text:p>960</text:p>
          </table:table-cell>
          <table:table-cell/>
          <table:table-cell table:formula="of:=[.$B$1]-[.G35]" office:value-type="float" office:value="0.312130697805252" calcext:value-type="float">
            <text:p>0.312130697805252</text:p>
          </table:table-cell>
          <table:table-cell table:formula="of:=[.K35]*1024/[.$B$1]" office:value-type="float" office:value="63.9243669105155" calcext:value-type="float">
            <text:p>63.9243669105155</text:p>
          </table:table-cell>
          <table:table-cell table:formula="of:=ROUND([.L35])" office:value-type="float" office:value="64" calcext:value-type="float">
            <text:p>64</text:p>
          </table:table-cell>
          <table:table-cell table:formula="of:=1024-[.I35]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$C$1]*EXP([.$D$1]*(1/[.C36]-1/(25+273.15)))" office:value-type="float" office:value="67667.9485948246" calcext:value-type="float">
            <text:p>67667.9485948246</text:p>
          </table:table-cell>
          <table:table-cell table:formula="of:=[.A36]+273.15" office:value-type="float" office:value="307.15" calcext:value-type="float">
            <text:p>307.15</text:p>
          </table:table-cell>
          <table:table-cell table:number-columns-repeated="2"/>
          <table:table-cell table:formula="of:=[.$B$1]/(4700+[.B36])" office:value-type="float" office:value="0.0000690913601543982" calcext:value-type="float">
            <text:p>6.90913601543982E-05</text:p>
          </table:table-cell>
          <table:table-cell table:formula="of:=[.F36]*[.B36]" office:value-type="float" office:value="4.67527060727433" calcext:value-type="float">
            <text:p>4.67527060727433</text:p>
          </table:table-cell>
          <table:table-cell table:formula="of:=[.G36]*1024/[.$B$1]" office:value-type="float" office:value="957.495420369782" calcext:value-type="float">
            <text:p>957.495420369782</text:p>
          </table:table-cell>
          <table:table-cell table:formula="of:=ROUND([.H36])" office:value-type="float" office:value="957" calcext:value-type="float">
            <text:p>957</text:p>
          </table:table-cell>
          <table:table-cell/>
          <table:table-cell table:formula="of:=[.$B$1]-[.G36]" office:value-type="float" office:value="0.324729392725672" calcext:value-type="float">
            <text:p>0.324729392725672</text:p>
          </table:table-cell>
          <table:table-cell table:formula="of:=[.K36]*1024/[.$B$1]" office:value-type="float" office:value="66.5045796302176" calcext:value-type="float">
            <text:p>66.5045796302176</text:p>
          </table:table-cell>
          <table:table-cell table:formula="of:=ROUND([.L36])" office:value-type="float" office:value="67" calcext:value-type="float">
            <text:p>67</text:p>
          </table:table-cell>
          <table:table-cell table:formula="of:=1024-[.I36]" office:value-type="float" office:value="67" calcext:value-type="float">
            <text:p>6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$C$1]*EXP([.$D$1]*(1/[.C37]-1/(25+273.15)))" office:value-type="float" office:value="64885.5924834904" calcext:value-type="float">
            <text:p>64885.5924834904</text:p>
          </table:table-cell>
          <table:table-cell table:formula="of:=[.A37]+273.15" office:value-type="float" office:value="308.15" calcext:value-type="float">
            <text:p>308.15</text:p>
          </table:table-cell>
          <table:table-cell table:number-columns-repeated="2"/>
          <table:table-cell table:formula="of:=[.$B$1]/(4700+[.B37])" office:value-type="float" office:value="0.0000718539545551226" calcext:value-type="float">
            <text:p>7.18539545551226E-05</text:p>
          </table:table-cell>
          <table:table-cell table:formula="of:=[.F37]*[.B37]" office:value-type="float" office:value="4.66228641359092" calcext:value-type="float">
            <text:p>4.66228641359092</text:p>
          </table:table-cell>
          <table:table-cell table:formula="of:=[.G37]*1024/[.$B$1]" office:value-type="float" office:value="954.836257503421" calcext:value-type="float">
            <text:p>954.836257503421</text:p>
          </table:table-cell>
          <table:table-cell table:formula="of:=ROUND([.H37])" office:value-type="float" office:value="955" calcext:value-type="float">
            <text:p>955</text:p>
          </table:table-cell>
          <table:table-cell/>
          <table:table-cell table:formula="of:=[.$B$1]-[.G37]" office:value-type="float" office:value="0.337713586409076" calcext:value-type="float">
            <text:p>0.337713586409076</text:p>
          </table:table-cell>
          <table:table-cell table:formula="of:=[.K37]*1024/[.$B$1]" office:value-type="float" office:value="69.1637424965788" calcext:value-type="float">
            <text:p>69.1637424965788</text:p>
          </table:table-cell>
          <table:table-cell table:formula="of:=ROUND([.L37])" office:value-type="float" office:value="69" calcext:value-type="float">
            <text:p>69</text:p>
          </table:table-cell>
          <table:table-cell table:formula="of:=1024-[.I37]" office:value-type="float" office:value="69" calcext:value-type="float">
            <text:p>69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$C$1]*EXP([.$D$1]*(1/[.C38]-1/(25+273.15)))" office:value-type="float" office:value="62234.543092955" calcext:value-type="float">
            <text:p>62234.543092955</text:p>
          </table:table-cell>
          <table:table-cell table:formula="of:=[.A38]+273.15" office:value-type="float" office:value="309.15" calcext:value-type="float">
            <text:p>309.15</text:p>
          </table:table-cell>
          <table:table-cell table:number-columns-repeated="2"/>
          <table:table-cell table:formula="of:=[.$B$1]/(4700+[.B38])" office:value-type="float" office:value="0.0000746998450868078" calcext:value-type="float">
            <text:p>7.46998450868078E-05</text:p>
          </table:table-cell>
          <table:table-cell table:formula="of:=[.F38]*[.B38]" office:value-type="float" office:value="4.648910728092" calcext:value-type="float">
            <text:p>4.648910728092</text:p>
          </table:table-cell>
          <table:table-cell table:formula="of:=[.G38]*1024/[.$B$1]" office:value-type="float" office:value="952.096917113242" calcext:value-type="float">
            <text:p>952.096917113242</text:p>
          </table:table-cell>
          <table:table-cell table:formula="of:=ROUND([.H38])" office:value-type="float" office:value="952" calcext:value-type="float">
            <text:p>952</text:p>
          </table:table-cell>
          <table:table-cell/>
          <table:table-cell table:formula="of:=[.$B$1]-[.G38]" office:value-type="float" office:value="0.351089271907997" calcext:value-type="float">
            <text:p>0.351089271907997</text:p>
          </table:table-cell>
          <table:table-cell table:formula="of:=[.K38]*1024/[.$B$1]" office:value-type="float" office:value="71.9030828867577" calcext:value-type="float">
            <text:p>71.9030828867577</text:p>
          </table:table-cell>
          <table:table-cell table:formula="of:=ROUND([.L38])" office:value-type="float" office:value="72" calcext:value-type="float">
            <text:p>72</text:p>
          </table:table-cell>
          <table:table-cell table:formula="of:=1024-[.I38]" office:value-type="float" office:value="72" calcext:value-type="float">
            <text:p>7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$C$1]*EXP([.$D$1]*(1/[.C39]-1/(25+273.15)))" office:value-type="float" office:value="59707.8677369519" calcext:value-type="float">
            <text:p>59707.8677369519</text:p>
          </table:table-cell>
          <table:table-cell table:formula="of:=[.A39]+273.15" office:value-type="float" office:value="310.15" calcext:value-type="float">
            <text:p>310.15</text:p>
          </table:table-cell>
          <table:table-cell table:number-columns-repeated="2"/>
          <table:table-cell table:formula="of:=[.$B$1]/(4700+[.B39])" office:value-type="float" office:value="0.0000776302674763352" calcext:value-type="float">
            <text:p>7.76302674763352E-05</text:p>
          </table:table-cell>
          <table:table-cell table:formula="of:=[.F39]*[.B39]" office:value-type="float" office:value="4.63513774286122" calcext:value-type="float">
            <text:p>4.63513774286122</text:p>
          </table:table-cell>
          <table:table-cell table:formula="of:=[.G39]*1024/[.$B$1]" office:value-type="float" office:value="949.276209737979" calcext:value-type="float">
            <text:p>949.276209737979</text:p>
          </table:table-cell>
          <table:table-cell table:formula="of:=ROUND([.H39])" office:value-type="float" office:value="949" calcext:value-type="float">
            <text:p>949</text:p>
          </table:table-cell>
          <table:table-cell/>
          <table:table-cell table:formula="of:=[.$B$1]-[.G39]" office:value-type="float" office:value="0.364862257138776" calcext:value-type="float">
            <text:p>0.364862257138776</text:p>
          </table:table-cell>
          <table:table-cell table:formula="of:=[.K39]*1024/[.$B$1]" office:value-type="float" office:value="74.7237902620213" calcext:value-type="float">
            <text:p>74.7237902620213</text:p>
          </table:table-cell>
          <table:table-cell table:formula="of:=ROUND([.L39])" office:value-type="float" office:value="75" calcext:value-type="float">
            <text:p>75</text:p>
          </table:table-cell>
          <table:table-cell table:formula="of:=1024-[.I39]" office:value-type="float" office:value="75" calcext:value-type="float">
            <text:p>7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$C$1]*EXP([.$D$1]*(1/[.C40]-1/(25+273.15)))" office:value-type="float" office:value="57299.0363683289" calcext:value-type="float">
            <text:p>57299.0363683289</text:p>
          </table:table-cell>
          <table:table-cell table:formula="of:=[.A40]+273.15" office:value-type="float" office:value="311.15" calcext:value-type="float">
            <text:p>311.15</text:p>
          </table:table-cell>
          <table:table-cell table:number-columns-repeated="2"/>
          <table:table-cell table:formula="of:=[.$B$1]/(4700+[.B40])" office:value-type="float" office:value="0.0000806464147328935" calcext:value-type="float">
            <text:p>8.06464147328935E-05</text:p>
          </table:table-cell>
          <table:table-cell table:formula="of:=[.F40]*[.B40]" office:value-type="float" office:value="4.6209618507554" calcext:value-type="float">
            <text:p>4.6209618507554</text:p>
          </table:table-cell>
          <table:table-cell table:formula="of:=[.G40]*1024/[.$B$1]" office:value-type="float" office:value="946.372987034706" calcext:value-type="float">
            <text:p>946.372987034706</text:p>
          </table:table-cell>
          <table:table-cell table:formula="of:=ROUND([.H40])" office:value-type="float" office:value="946" calcext:value-type="float">
            <text:p>946</text:p>
          </table:table-cell>
          <table:table-cell/>
          <table:table-cell table:formula="of:=[.$B$1]-[.G40]" office:value-type="float" office:value="0.379038149244599" calcext:value-type="float">
            <text:p>0.379038149244599</text:p>
          </table:table-cell>
          <table:table-cell table:formula="of:=[.K40]*1024/[.$B$1]" office:value-type="float" office:value="77.6270129652939" calcext:value-type="float">
            <text:p>77.6270129652939</text:p>
          </table:table-cell>
          <table:table-cell table:formula="of:=ROUND([.L40])" office:value-type="float" office:value="78" calcext:value-type="float">
            <text:p>78</text:p>
          </table:table-cell>
          <table:table-cell table:formula="of:=1024-[.I40]" office:value-type="float" office:value="78" calcext:value-type="float">
            <text:p>7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$C$1]*EXP([.$D$1]*(1/[.C41]-1/(25+273.15)))" office:value-type="float" office:value="55001.8961673286" calcext:value-type="float">
            <text:p>55001.8961673286</text:p>
          </table:table-cell>
          <table:table-cell table:formula="of:=[.A41]+273.15" office:value-type="float" office:value="312.15" calcext:value-type="float">
            <text:p>312.15</text:p>
          </table:table-cell>
          <table:table-cell table:number-columns-repeated="2"/>
          <table:table-cell table:formula="of:=[.$B$1]/(4700+[.B41])" office:value-type="float" office:value="0.0000837494337865974" calcext:value-type="float">
            <text:p>8.37494337865974E-05</text:p>
          </table:table-cell>
          <table:table-cell table:formula="of:=[.F41]*[.B41]" office:value-type="float" office:value="4.60637766120299" calcext:value-type="float">
            <text:p>4.60637766120299</text:p>
          </table:table-cell>
          <table:table-cell table:formula="of:=[.G41]*1024/[.$B$1]" office:value-type="float" office:value="943.386145014373" calcext:value-type="float">
            <text:p>943.386145014373</text:p>
          </table:table-cell>
          <table:table-cell table:formula="of:=ROUND([.H41])" office:value-type="float" office:value="943" calcext:value-type="float">
            <text:p>943</text:p>
          </table:table-cell>
          <table:table-cell/>
          <table:table-cell table:formula="of:=[.$B$1]-[.G41]" office:value-type="float" office:value="0.393622338797008" calcext:value-type="float">
            <text:p>0.393622338797008</text:p>
          </table:table-cell>
          <table:table-cell table:formula="of:=[.K41]*1024/[.$B$1]" office:value-type="float" office:value="80.6138549856272" calcext:value-type="float">
            <text:p>80.6138549856272</text:p>
          </table:table-cell>
          <table:table-cell table:formula="of:=ROUND([.L41])" office:value-type="float" office:value="81" calcext:value-type="float">
            <text:p>81</text:p>
          </table:table-cell>
          <table:table-cell table:formula="of:=1024-[.I41]" office:value-type="float" office:value="81" calcext:value-type="float">
            <text:p>8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$C$1]*EXP([.$D$1]*(1/[.C42]-1/(25+273.15)))" office:value-type="float" office:value="52810.6478565907" calcext:value-type="float">
            <text:p>52810.6478565907</text:p>
          </table:table-cell>
          <table:table-cell table:formula="of:=[.A42]+273.15" office:value-type="float" office:value="313.15" calcext:value-type="float">
            <text:p>313.15</text:p>
          </table:table-cell>
          <table:table-cell table:number-columns-repeated="2"/>
          <table:table-cell table:formula="of:=[.$B$1]/(4700+[.B42])" office:value-type="float" office:value="0.0000869404221018005" calcext:value-type="float">
            <text:p>8.69404221018005E-05</text:p>
          </table:table-cell>
          <table:table-cell table:formula="of:=[.F42]*[.B42]" office:value-type="float" office:value="4.59138001612154" calcext:value-type="float">
            <text:p>4.59138001612154</text:p>
          </table:table-cell>
          <table:table-cell table:formula="of:=[.G42]*1024/[.$B$1]" office:value-type="float" office:value="940.314627301691" calcext:value-type="float">
            <text:p>940.314627301691</text:p>
          </table:table-cell>
          <table:table-cell table:formula="of:=ROUND([.H42])" office:value-type="float" office:value="940" calcext:value-type="float">
            <text:p>940</text:p>
          </table:table-cell>
          <table:table-cell/>
          <table:table-cell table:formula="of:=[.$B$1]-[.G42]" office:value-type="float" office:value="0.408619983878462" calcext:value-type="float">
            <text:p>0.408619983878462</text:p>
          </table:table-cell>
          <table:table-cell table:formula="of:=[.K42]*1024/[.$B$1]" office:value-type="float" office:value="83.685372698309" calcext:value-type="float">
            <text:p>83.685372698309</text:p>
          </table:table-cell>
          <table:table-cell table:formula="of:=ROUND([.L42])" office:value-type="float" office:value="84" calcext:value-type="float">
            <text:p>84</text:p>
          </table:table-cell>
          <table:table-cell table:formula="of:=1024-[.I42]" office:value-type="float" office:value="84" calcext:value-type="float">
            <text:p>84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$C$1]*EXP([.$D$1]*(1/[.C43]-1/(25+273.15)))" office:value-type="float" office:value="50719.823617477" calcext:value-type="float">
            <text:p>50719.823617477</text:p>
          </table:table-cell>
          <table:table-cell table:formula="of:=[.A43]+273.15" office:value-type="float" office:value="314.15" calcext:value-type="float">
            <text:p>314.15</text:p>
          </table:table-cell>
          <table:table-cell table:number-columns-repeated="2"/>
          <table:table-cell table:formula="of:=[.$B$1]/(4700+[.B43])" office:value-type="float" office:value="0.0000902204242747395" calcext:value-type="float">
            <text:p>9.02204242747395E-05</text:p>
          </table:table-cell>
          <table:table-cell table:formula="of:=[.F43]*[.B43]" office:value-type="float" office:value="4.57596400590872" calcext:value-type="float">
            <text:p>4.57596400590872</text:p>
          </table:table-cell>
          <table:table-cell table:formula="of:=[.G43]*1024/[.$B$1]" office:value-type="float" office:value="937.157428410107" calcext:value-type="float">
            <text:p>937.157428410107</text:p>
          </table:table-cell>
          <table:table-cell table:formula="of:=ROUND([.H43])" office:value-type="float" office:value="937" calcext:value-type="float">
            <text:p>937</text:p>
          </table:table-cell>
          <table:table-cell/>
          <table:table-cell table:formula="of:=[.$B$1]-[.G43]" office:value-type="float" office:value="0.424035994091276" calcext:value-type="float">
            <text:p>0.424035994091276</text:p>
          </table:table-cell>
          <table:table-cell table:formula="of:=[.K43]*1024/[.$B$1]" office:value-type="float" office:value="86.8425715898933" calcext:value-type="float">
            <text:p>86.8425715898933</text:p>
          </table:table-cell>
          <table:table-cell table:formula="of:=ROUND([.L43])" office:value-type="float" office:value="87" calcext:value-type="float">
            <text:p>87</text:p>
          </table:table-cell>
          <table:table-cell table:formula="of:=1024-[.I43]" office:value-type="float" office:value="87" calcext:value-type="float">
            <text:p>87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$C$1]*EXP([.$D$1]*(1/[.C44]-1/(25+273.15)))" office:value-type="float" office:value="48724.2664919962" calcext:value-type="float">
            <text:p>48724.2664919962</text:p>
          </table:table-cell>
          <table:table-cell table:formula="of:=[.A44]+273.15" office:value-type="float" office:value="315.15" calcext:value-type="float">
            <text:p>315.15</text:p>
          </table:table-cell>
          <table:table-cell table:number-columns-repeated="2"/>
          <table:table-cell table:formula="of:=[.$B$1]/(4700+[.B44])" office:value-type="float" office:value="0.0000935904286257085" calcext:value-type="float">
            <text:p>9.35904286257085E-05</text:p>
          </table:table-cell>
          <table:table-cell table:formula="of:=[.F44]*[.B44]" office:value-type="float" office:value="4.56012498545917" calcext:value-type="float">
            <text:p>4.56012498545917</text:p>
          </table:table-cell>
          <table:table-cell table:formula="of:=[.G44]*1024/[.$B$1]" office:value-type="float" office:value="933.913597022038" calcext:value-type="float">
            <text:p>933.913597022038</text:p>
          </table:table-cell>
          <table:table-cell table:formula="of:=ROUND([.H44])" office:value-type="float" office:value="934" calcext:value-type="float">
            <text:p>934</text:p>
          </table:table-cell>
          <table:table-cell/>
          <table:table-cell table:formula="of:=[.$B$1]-[.G44]" office:value-type="float" office:value="0.439875014540831" calcext:value-type="float">
            <text:p>0.439875014540831</text:p>
          </table:table-cell>
          <table:table-cell table:formula="of:=[.K44]*1024/[.$B$1]" office:value-type="float" office:value="90.0864029779621" calcext:value-type="float">
            <text:p>90.0864029779621</text:p>
          </table:table-cell>
          <table:table-cell table:formula="of:=ROUND([.L44])" office:value-type="float" office:value="90" calcext:value-type="float">
            <text:p>90</text:p>
          </table:table-cell>
          <table:table-cell table:formula="of:=1024-[.I44]" office:value-type="float" office:value="90" calcext:value-type="float">
            <text:p>9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$C$1]*EXP([.$D$1]*(1/[.C45]-1/(25+273.15)))" office:value-type="float" office:value="46819.1111634916" calcext:value-type="float">
            <text:p>46819.1111634916</text:p>
          </table:table-cell>
          <table:table-cell table:formula="of:=[.A45]+273.15" office:value-type="float" office:value="316.15" calcext:value-type="float">
            <text:p>316.15</text:p>
          </table:table-cell>
          <table:table-cell table:number-columns-repeated="2"/>
          <table:table-cell table:formula="of:=[.$B$1]/(4700+[.B45])" office:value-type="float" office:value="0.0000970513637964932" calcext:value-type="float">
            <text:p>9.70513637964932E-05</text:p>
          </table:table-cell>
          <table:table-cell table:formula="of:=[.F45]*[.B45]" office:value-type="float" office:value="4.54385859015648" calcext:value-type="float">
            <text:p>4.54385859015648</text:p>
          </table:table-cell>
          <table:table-cell table:formula="of:=[.G45]*1024/[.$B$1]" office:value-type="float" office:value="930.582239264048" calcext:value-type="float">
            <text:p>930.582239264048</text:p>
          </table:table-cell>
          <table:table-cell table:formula="of:=ROUND([.H45])" office:value-type="float" office:value="931" calcext:value-type="float">
            <text:p>931</text:p>
          </table:table-cell>
          <table:table-cell/>
          <table:table-cell table:formula="of:=[.$B$1]-[.G45]" office:value-type="float" office:value="0.456141409843518" calcext:value-type="float">
            <text:p>0.456141409843518</text:p>
          </table:table-cell>
          <table:table-cell table:formula="of:=[.K45]*1024/[.$B$1]" office:value-type="float" office:value="93.4177607359525" calcext:value-type="float">
            <text:p>93.4177607359525</text:p>
          </table:table-cell>
          <table:table-cell table:formula="of:=ROUND([.L45])" office:value-type="float" office:value="93" calcext:value-type="float">
            <text:p>93</text:p>
          </table:table-cell>
          <table:table-cell table:formula="of:=1024-[.I45]" office:value-type="float" office:value="93" calcext:value-type="float">
            <text:p>9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$C$1]*EXP([.$D$1]*(1/[.C46]-1/(25+273.15)))" office:value-type="float" office:value="44999.766017419" calcext:value-type="float">
            <text:p>44999.766017419</text:p>
          </table:table-cell>
          <table:table-cell table:formula="of:=[.A46]+273.15" office:value-type="float" office:value="317.15" calcext:value-type="float">
            <text:p>317.15</text:p>
          </table:table-cell>
          <table:table-cell table:number-columns-repeated="2"/>
          <table:table-cell table:formula="of:=[.$B$1]/(4700+[.B46])" office:value-type="float" office:value="0.000100604095364304" calcext:value-type="float">
            <text:p>0.000100604095364</text:p>
          </table:table-cell>
          <table:table-cell table:formula="of:=[.F46]*[.B46]" office:value-type="float" office:value="4.52716075178777" calcext:value-type="float">
            <text:p>4.52716075178777</text:p>
          </table:table-cell>
          <table:table-cell table:formula="of:=[.G46]*1024/[.$B$1]" office:value-type="float" office:value="927.162521966136" calcext:value-type="float">
            <text:p>927.162521966136</text:p>
          </table:table-cell>
          <table:table-cell table:formula="of:=ROUND([.H46])" office:value-type="float" office:value="927" calcext:value-type="float">
            <text:p>927</text:p>
          </table:table-cell>
          <table:table-cell/>
          <table:table-cell table:formula="of:=[.$B$1]-[.G46]" office:value-type="float" office:value="0.472839248212227" calcext:value-type="float">
            <text:p>0.472839248212227</text:p>
          </table:table-cell>
          <table:table-cell table:formula="of:=[.K46]*1024/[.$B$1]" office:value-type="float" office:value="96.8374780338641" calcext:value-type="float">
            <text:p>96.8374780338641</text:p>
          </table:table-cell>
          <table:table-cell table:formula="of:=ROUND([.L46])" office:value-type="float" office:value="97" calcext:value-type="float">
            <text:p>97</text:p>
          </table:table-cell>
          <table:table-cell table:formula="of:=1024-[.I46]" office:value-type="float" office:value="97" calcext:value-type="float">
            <text:p>9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$C$1]*EXP([.$D$1]*(1/[.C47]-1/(25+273.15)))" office:value-type="float" office:value="43261.8963910451" calcext:value-type="float">
            <text:p>43261.8963910451</text:p>
          </table:table-cell>
          <table:table-cell table:formula="of:=[.A47]+273.15" office:value-type="float" office:value="318.15" calcext:value-type="float">
            <text:p>318.15</text:p>
          </table:table-cell>
          <table:table-cell table:number-columns-repeated="2"/>
          <table:table-cell table:formula="of:=[.$B$1]/(4700+[.B47])" office:value-type="float" office:value="0.000104249422483919" calcext:value-type="float">
            <text:p>0.000104249422484</text:p>
          </table:table-cell>
          <table:table-cell table:formula="of:=[.F47]*[.B47]" office:value-type="float" office:value="4.51002771432558" calcext:value-type="float">
            <text:p>4.51002771432558</text:p>
          </table:table-cell>
          <table:table-cell table:formula="of:=[.G47]*1024/[.$B$1]" office:value-type="float" office:value="923.653675893879" calcext:value-type="float">
            <text:p>923.653675893879</text:p>
          </table:table-cell>
          <table:table-cell table:formula="of:=ROUND([.H47])" office:value-type="float" office:value="924" calcext:value-type="float">
            <text:p>924</text:p>
          </table:table-cell>
          <table:table-cell/>
          <table:table-cell table:formula="of:=[.$B$1]-[.G47]" office:value-type="float" office:value="0.489972285674418" calcext:value-type="float">
            <text:p>0.489972285674418</text:p>
          </table:table-cell>
          <table:table-cell table:formula="of:=[.K47]*1024/[.$B$1]" office:value-type="float" office:value="100.346324106121" calcext:value-type="float">
            <text:p>100.346324106121</text:p>
          </table:table-cell>
          <table:table-cell table:formula="of:=ROUND([.L47])" office:value-type="float" office:value="100" calcext:value-type="float">
            <text:p>100</text:p>
          </table:table-cell>
          <table:table-cell table:formula="of:=1024-[.I47]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$C$1]*EXP([.$D$1]*(1/[.C48]-1/(25+273.15)))" office:value-type="float" office:value="41601.4089278016" calcext:value-type="float">
            <text:p>41601.4089278016</text:p>
          </table:table-cell>
          <table:table-cell table:formula="of:=[.A48]+273.15" office:value-type="float" office:value="319.15" calcext:value-type="float">
            <text:p>319.15</text:p>
          </table:table-cell>
          <table:table-cell table:number-columns-repeated="2"/>
          <table:table-cell table:formula="of:=[.$B$1]/(4700+[.B48])" office:value-type="float" office:value="0.000107988074570184" calcext:value-type="float">
            <text:p>0.00010798807457</text:p>
          </table:table-cell>
          <table:table-cell table:formula="of:=[.F48]*[.B48]" office:value-type="float" office:value="4.49245604952014" calcext:value-type="float">
            <text:p>4.49245604952014</text:p>
          </table:table-cell>
          <table:table-cell table:formula="of:=[.G48]*1024/[.$B$1]" office:value-type="float" office:value="920.054998941724" calcext:value-type="float">
            <text:p>920.054998941724</text:p>
          </table:table-cell>
          <table:table-cell table:formula="of:=ROUND([.H48])" office:value-type="float" office:value="920" calcext:value-type="float">
            <text:p>920</text:p>
          </table:table-cell>
          <table:table-cell/>
          <table:table-cell table:formula="of:=[.$B$1]-[.G48]" office:value-type="float" office:value="0.507543950479863" calcext:value-type="float">
            <text:p>0.507543950479863</text:p>
          </table:table-cell>
          <table:table-cell table:formula="of:=[.K48]*1024/[.$B$1]" office:value-type="float" office:value="103.945001058276" calcext:value-type="float">
            <text:p>103.945001058276</text:p>
          </table:table-cell>
          <table:table-cell table:formula="of:=ROUND([.L48])" office:value-type="float" office:value="104" calcext:value-type="float">
            <text:p>104</text:p>
          </table:table-cell>
          <table:table-cell table:formula="of:=1024-[.I48]"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$C$1]*EXP([.$D$1]*(1/[.C49]-1/(25+273.15)))" office:value-type="float" office:value="40014.4369583748" calcext:value-type="float">
            <text:p>40014.4369583748</text:p>
          </table:table-cell>
          <table:table-cell table:formula="of:=[.A49]+273.15" office:value-type="float" office:value="320.15" calcext:value-type="float">
            <text:p>320.15</text:p>
          </table:table-cell>
          <table:table-cell table:number-columns-repeated="2"/>
          <table:table-cell table:formula="of:=[.$B$1]/(4700+[.B49])" office:value-type="float" office:value="0.000111820708033393" calcext:value-type="float">
            <text:p>0.000111820708033</text:p>
          </table:table-cell>
          <table:table-cell table:formula="of:=[.F49]*[.B49]" office:value-type="float" office:value="4.47444267224305" calcext:value-type="float">
            <text:p>4.47444267224305</text:p>
          </table:table-cell>
          <table:table-cell table:formula="of:=[.G49]*1024/[.$B$1]" office:value-type="float" office:value="916.365859275377" calcext:value-type="float">
            <text:p>916.365859275377</text:p>
          </table:table-cell>
          <table:table-cell table:formula="of:=ROUND([.H49])" office:value-type="float" office:value="916" calcext:value-type="float">
            <text:p>916</text:p>
          </table:table-cell>
          <table:table-cell/>
          <table:table-cell table:formula="of:=[.$B$1]-[.G49]" office:value-type="float" office:value="0.525557327756949" calcext:value-type="float">
            <text:p>0.525557327756949</text:p>
          </table:table-cell>
          <table:table-cell table:formula="of:=[.K49]*1024/[.$B$1]" office:value-type="float" office:value="107.634140724623" calcext:value-type="float">
            <text:p>107.634140724623</text:p>
          </table:table-cell>
          <table:table-cell table:formula="of:=ROUND([.L49])" office:value-type="float" office:value="108" calcext:value-type="float">
            <text:p>108</text:p>
          </table:table-cell>
          <table:table-cell table:formula="of:=1024-[.I49]"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$C$1]*EXP([.$D$1]*(1/[.C50]-1/(25+273.15)))" office:value-type="float" office:value="38497.3268364562" calcext:value-type="float">
            <text:p>38497.3268364562</text:p>
          </table:table-cell>
          <table:table-cell table:formula="of:=[.A50]+273.15" office:value-type="float" office:value="321.15" calcext:value-type="float">
            <text:p>321.15</text:p>
          </table:table-cell>
          <table:table-cell table:number-columns-repeated="2"/>
          <table:table-cell table:formula="of:=[.$B$1]/(4700+[.B50])" office:value-type="float" office:value="0.000115747903080435" calcext:value-type="float">
            <text:p>0.00011574790308</text:p>
          </table:table-cell>
          <table:table-cell table:formula="of:=[.F50]*[.B50]" office:value-type="float" office:value="4.45598485552196" calcext:value-type="float">
            <text:p>4.45598485552196</text:p>
          </table:table-cell>
          <table:table-cell table:formula="of:=[.G50]*1024/[.$B$1]" office:value-type="float" office:value="912.585698410897" calcext:value-type="float">
            <text:p>912.585698410897</text:p>
          </table:table-cell>
          <table:table-cell table:formula="of:=ROUND([.H50])" office:value-type="float" office:value="913" calcext:value-type="float">
            <text:p>913</text:p>
          </table:table-cell>
          <table:table-cell/>
          <table:table-cell table:formula="of:=[.$B$1]-[.G50]" office:value-type="float" office:value="0.544015144478044" calcext:value-type="float">
            <text:p>0.544015144478044</text:p>
          </table:table-cell>
          <table:table-cell table:formula="of:=[.K50]*1024/[.$B$1]" office:value-type="float" office:value="111.414301589103" calcext:value-type="float">
            <text:p>111.414301589103</text:p>
          </table:table-cell>
          <table:table-cell table:formula="of:=ROUND([.L50])" office:value-type="float" office:value="111" calcext:value-type="float">
            <text:p>111</text:p>
          </table:table-cell>
          <table:table-cell table:formula="of:=1024-[.I50]"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$C$1]*EXP([.$D$1]*(1/[.C51]-1/(25+273.15)))" office:value-type="float" office:value="37046.6251624583" calcext:value-type="float">
            <text:p>37046.6251624583</text:p>
          </table:table-cell>
          <table:table-cell table:formula="of:=[.A51]+273.15" office:value-type="float" office:value="322.15" calcext:value-type="float">
            <text:p>322.15</text:p>
          </table:table-cell>
          <table:table-cell table:number-columns-repeated="2"/>
          <table:table-cell table:formula="of:=[.$B$1]/(4700+[.B51])" office:value-type="float" office:value="0.000119770160594835" calcext:value-type="float">
            <text:p>0.000119770160595</text:p>
          </table:table-cell>
          <table:table-cell table:formula="of:=[.F51]*[.B51]" office:value-type="float" office:value="4.43708024520428" calcext:value-type="float">
            <text:p>4.43708024520428</text:p>
          </table:table-cell>
          <table:table-cell table:formula="of:=[.G51]*1024/[.$B$1]" office:value-type="float" office:value="908.714034217836" calcext:value-type="float">
            <text:p>908.714034217836</text:p>
          </table:table-cell>
          <table:table-cell table:formula="of:=ROUND([.H51])" office:value-type="float" office:value="909" calcext:value-type="float">
            <text:p>909</text:p>
          </table:table-cell>
          <table:table-cell/>
          <table:table-cell table:formula="of:=[.$B$1]-[.G51]" office:value-type="float" office:value="0.562919754795724" calcext:value-type="float">
            <text:p>0.562919754795724</text:p>
          </table:table-cell>
          <table:table-cell table:formula="of:=[.K51]*1024/[.$B$1]" office:value-type="float" office:value="115.285965782164" calcext:value-type="float">
            <text:p>115.285965782164</text:p>
          </table:table-cell>
          <table:table-cell table:formula="of:=ROUND([.L51])" office:value-type="float" office:value="115" calcext:value-type="float">
            <text:p>115</text:p>
          </table:table-cell>
          <table:table-cell table:formula="of:=1024-[.I51]"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$C$1]*EXP([.$D$1]*(1/[.C52]-1/(25+273.15)))" office:value-type="float" office:value="35659.0668334522" calcext:value-type="float">
            <text:p>35659.0668334522</text:p>
          </table:table-cell>
          <table:table-cell table:formula="of:=[.A52]+273.15" office:value-type="float" office:value="323.15" calcext:value-type="float">
            <text:p>323.15</text:p>
          </table:table-cell>
          <table:table-cell table:number-columns-repeated="2"/>
          <table:table-cell table:formula="of:=[.$B$1]/(4700+[.B52])" office:value-type="float" office:value="0.000123887899109096" calcext:value-type="float">
            <text:p>0.000123887899109</text:p>
          </table:table-cell>
          <table:table-cell table:formula="of:=[.F52]*[.B52]" office:value-type="float" office:value="4.41772687418725" calcext:value-type="float">
            <text:p>4.41772687418725</text:p>
          </table:table-cell>
          <table:table-cell table:formula="of:=[.G52]*1024/[.$B$1]" office:value-type="float" office:value="904.750463833548" calcext:value-type="float">
            <text:p>904.750463833548</text:p>
          </table:table-cell>
          <table:table-cell table:formula="of:=ROUND([.H52])" office:value-type="float" office:value="905" calcext:value-type="float">
            <text:p>905</text:p>
          </table:table-cell>
          <table:table-cell/>
          <table:table-cell table:formula="of:=[.$B$1]-[.G52]" office:value-type="float" office:value="0.582273125812753" calcext:value-type="float">
            <text:p>0.582273125812753</text:p>
          </table:table-cell>
          <table:table-cell table:formula="of:=[.K52]*1024/[.$B$1]" office:value-type="float" office:value="119.249536166452" calcext:value-type="float">
            <text:p>119.249536166452</text:p>
          </table:table-cell>
          <table:table-cell table:formula="of:=ROUND([.L52])" office:value-type="float" office:value="119" calcext:value-type="float">
            <text:p>119</text:p>
          </table:table-cell>
          <table:table-cell table:formula="of:=1024-[.I52]"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[.$C$1]*EXP([.$D$1]*(1/[.C53]-1/(25+273.15)))" office:value-type="float" office:value="34331.5638621539" calcext:value-type="float">
            <text:p>34331.5638621539</text:p>
          </table:table-cell>
          <table:table-cell table:formula="of:=[.A53]+273.15" office:value-type="float" office:value="324.15" calcext:value-type="float">
            <text:p>324.15</text:p>
          </table:table-cell>
          <table:table-cell table:number-columns-repeated="2"/>
          <table:table-cell table:formula="of:=[.$B$1]/(4700+[.B53])" office:value-type="float" office:value="0.000128101451882848" calcext:value-type="float">
            <text:p>0.000128101451883</text:p>
          </table:table-cell>
          <table:table-cell table:formula="of:=[.F53]*[.B53]" office:value-type="float" office:value="4.39792317615062" calcext:value-type="float">
            <text:p>4.39792317615062</text:p>
          </table:table-cell>
          <table:table-cell table:formula="of:=[.G53]*1024/[.$B$1]" office:value-type="float" office:value="900.694666475646" calcext:value-type="float">
            <text:p>900.694666475646</text:p>
          </table:table-cell>
          <table:table-cell table:formula="of:=ROUND([.H53])" office:value-type="float" office:value="901" calcext:value-type="float">
            <text:p>901</text:p>
          </table:table-cell>
          <table:table-cell/>
          <table:table-cell table:formula="of:=[.$B$1]-[.G53]" office:value-type="float" office:value="0.602076823849385" calcext:value-type="float">
            <text:p>0.602076823849385</text:p>
          </table:table-cell>
          <table:table-cell table:formula="of:=[.K53]*1024/[.$B$1]" office:value-type="float" office:value="123.305333524354" calcext:value-type="float">
            <text:p>123.305333524354</text:p>
          </table:table-cell>
          <table:table-cell table:formula="of:=ROUND([.L53])" office:value-type="float" office:value="123" calcext:value-type="float">
            <text:p>123</text:p>
          </table:table-cell>
          <table:table-cell table:formula="of:=1024-[.I53]"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[.$C$1]*EXP([.$D$1]*(1/[.C54]-1/(25+273.15)))" office:value-type="float" office:value="33061.1949119884" calcext:value-type="float">
            <text:p>33061.1949119884</text:p>
          </table:table-cell>
          <table:table-cell table:formula="of:=[.A54]+273.15" office:value-type="float" office:value="325.15" calcext:value-type="float">
            <text:p>325.15</text:p>
          </table:table-cell>
          <table:table-cell table:number-columns-repeated="2"/>
          <table:table-cell table:formula="of:=[.$B$1]/(4700+[.B54])" office:value-type="float" office:value="0.000132411064100427" calcext:value-type="float">
            <text:p>0.0001324110641</text:p>
          </table:table-cell>
          <table:table-cell table:formula="of:=[.F54]*[.B54]" office:value-type="float" office:value="4.377667998728" calcext:value-type="float">
            <text:p>4.377667998728</text:p>
          </table:table-cell>
          <table:table-cell table:formula="of:=[.G54]*1024/[.$B$1]" office:value-type="float" office:value="896.546406139493" calcext:value-type="float">
            <text:p>896.546406139493</text:p>
          </table:table-cell>
          <table:table-cell table:formula="of:=ROUND([.H54])" office:value-type="float" office:value="897" calcext:value-type="float">
            <text:p>897</text:p>
          </table:table-cell>
          <table:table-cell/>
          <table:table-cell table:formula="of:=[.$B$1]-[.G54]" office:value-type="float" office:value="0.622332001272005" calcext:value-type="float">
            <text:p>0.622332001272005</text:p>
          </table:table-cell>
          <table:table-cell table:formula="of:=[.K54]*1024/[.$B$1]" office:value-type="float" office:value="127.453593860507" calcext:value-type="float">
            <text:p>127.453593860507</text:p>
          </table:table-cell>
          <table:table-cell table:formula="of:=ROUND([.L54])" office:value-type="float" office:value="127" calcext:value-type="float">
            <text:p>127</text:p>
          </table:table-cell>
          <table:table-cell table:formula="of:=1024-[.I54]"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[.$C$1]*EXP([.$D$1]*(1/[.C55]-1/(25+273.15)))" office:value-type="float" office:value="31845.1954991461" calcext:value-type="float">
            <text:p>31845.1954991461</text:p>
          </table:table-cell>
          <table:table-cell table:formula="of:=[.A55]+273.15" office:value-type="float" office:value="326.15" calcext:value-type="float">
            <text:p>326.15</text:p>
          </table:table-cell>
          <table:table-cell table:number-columns-repeated="2"/>
          <table:table-cell table:formula="of:=[.$B$1]/(4700+[.B55])" office:value-type="float" office:value="0.000136816890201527" calcext:value-type="float">
            <text:p>0.000136816890202</text:p>
          </table:table-cell>
          <table:table-cell table:formula="of:=[.F55]*[.B55]" office:value-type="float" office:value="4.35696061605282" calcext:value-type="float">
            <text:p>4.35696061605282</text:p>
          </table:table-cell>
          <table:table-cell table:formula="of:=[.G55]*1024/[.$B$1]" office:value-type="float" office:value="892.305534167618" calcext:value-type="float">
            <text:p>892.305534167618</text:p>
          </table:table-cell>
          <table:table-cell table:formula="of:=ROUND([.H55])" office:value-type="float" office:value="892" calcext:value-type="float">
            <text:p>892</text:p>
          </table:table-cell>
          <table:table-cell/>
          <table:table-cell table:formula="of:=[.$B$1]-[.G55]" office:value-type="float" office:value="0.643039383947176" calcext:value-type="float">
            <text:p>0.643039383947176</text:p>
          </table:table-cell>
          <table:table-cell table:formula="of:=[.K55]*1024/[.$B$1]" office:value-type="float" office:value="131.694465832382" calcext:value-type="float">
            <text:p>131.694465832382</text:p>
          </table:table-cell>
          <table:table-cell table:formula="of:=ROUND([.L55])" office:value-type="float" office:value="132" calcext:value-type="float">
            <text:p>132</text:p>
          </table:table-cell>
          <table:table-cell table:formula="of:=1024-[.I55]"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[.$C$1]*EXP([.$D$1]*(1/[.C56]-1/(25+273.15)))" office:value-type="float" office:value="30680.9488161217" calcext:value-type="float">
            <text:p>30680.9488161217</text:p>
          </table:table-cell>
          <table:table-cell table:formula="of:=[.A56]+273.15" office:value-type="float" office:value="327.15" calcext:value-type="float">
            <text:p>327.15</text:p>
          </table:table-cell>
          <table:table-cell table:number-columns-repeated="2"/>
          <table:table-cell table:formula="of:=[.$B$1]/(4700+[.B56])" office:value-type="float" office:value="0.000141318991358471" calcext:value-type="float">
            <text:p>0.000141318991358</text:p>
          </table:table-cell>
          <table:table-cell table:formula="of:=[.F56]*[.B56]" office:value-type="float" office:value="4.33580074061519" calcext:value-type="float">
            <text:p>4.33580074061519</text:p>
          </table:table-cell>
          <table:table-cell table:formula="of:=[.G56]*1024/[.$B$1]" office:value-type="float" office:value="887.971991677991" calcext:value-type="float">
            <text:p>887.971991677991</text:p>
          </table:table-cell>
          <table:table-cell table:formula="of:=ROUND([.H56])" office:value-type="float" office:value="888" calcext:value-type="float">
            <text:p>888</text:p>
          </table:table-cell>
          <table:table-cell/>
          <table:table-cell table:formula="of:=[.$B$1]-[.G56]" office:value-type="float" office:value="0.664199259384811" calcext:value-type="float">
            <text:p>0.664199259384811</text:p>
          </table:table-cell>
          <table:table-cell table:formula="of:=[.K56]*1024/[.$B$1]" office:value-type="float" office:value="136.028008322009" calcext:value-type="float">
            <text:p>136.028008322009</text:p>
          </table:table-cell>
          <table:table-cell table:formula="of:=ROUND([.L56])" office:value-type="float" office:value="136" calcext:value-type="float">
            <text:p>136</text:p>
          </table:table-cell>
          <table:table-cell table:formula="of:=1024-[.I56]"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[.$C$1]*EXP([.$D$1]*(1/[.C57]-1/(25+273.15)))" office:value-type="float" office:value="29565.9771345329" calcext:value-type="float">
            <text:p>29565.9771345329</text:p>
          </table:table-cell>
          <table:table-cell table:formula="of:=[.A57]+273.15" office:value-type="float" office:value="328.15" calcext:value-type="float">
            <text:p>328.15</text:p>
          </table:table-cell>
          <table:table-cell table:number-columns-repeated="2"/>
          <table:table-cell table:formula="of:=[.$B$1]/(4700+[.B57])" office:value-type="float" office:value="0.000145917333113523" calcext:value-type="float">
            <text:p>0.000145917333114</text:p>
          </table:table-cell>
          <table:table-cell table:formula="of:=[.F57]*[.B57]" office:value-type="float" office:value="4.31418853436644" calcext:value-type="float">
            <text:p>4.31418853436644</text:p>
          </table:table-cell>
          <table:table-cell table:formula="of:=[.G57]*1024/[.$B$1]" office:value-type="float" office:value="883.545811838247" calcext:value-type="float">
            <text:p>883.545811838247</text:p>
          </table:table-cell>
          <table:table-cell table:formula="of:=ROUND([.H57])" office:value-type="float" office:value="884" calcext:value-type="float">
            <text:p>884</text:p>
          </table:table-cell>
          <table:table-cell/>
          <table:table-cell table:formula="of:=[.$B$1]-[.G57]" office:value-type="float" office:value="0.685811465633559" calcext:value-type="float">
            <text:p>0.685811465633559</text:p>
          </table:table-cell>
          <table:table-cell table:formula="of:=[.K57]*1024/[.$B$1]" office:value-type="float" office:value="140.454188161753" calcext:value-type="float">
            <text:p>140.454188161753</text:p>
          </table:table-cell>
          <table:table-cell table:formula="of:=ROUND([.L57])" office:value-type="float" office:value="140" calcext:value-type="float">
            <text:p>140</text:p>
          </table:table-cell>
          <table:table-cell table:formula="of:=1024-[.I57]"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[.$C$1]*EXP([.$D$1]*(1/[.C58]-1/(25+273.15)))" office:value-type="float" office:value="28497.9337480606" calcext:value-type="float">
            <text:p>28497.9337480606</text:p>
          </table:table-cell>
          <table:table-cell table:formula="of:=[.A58]+273.15" office:value-type="float" office:value="329.15" calcext:value-type="float">
            <text:p>329.15</text:p>
          </table:table-cell>
          <table:table-cell table:number-columns-repeated="2"/>
          <table:table-cell table:formula="of:=[.$B$1]/(4700+[.B58])" office:value-type="float" office:value="0.000150611783189431" calcext:value-type="float">
            <text:p>0.000150611783189</text:p>
          </table:table-cell>
          <table:table-cell table:formula="of:=[.F58]*[.B58]" office:value-type="float" office:value="4.29212461900967" calcext:value-type="float">
            <text:p>4.29212461900967</text:p>
          </table:table-cell>
          <table:table-cell table:formula="of:=[.G58]*1024/[.$B$1]" office:value-type="float" office:value="879.027121973181" calcext:value-type="float">
            <text:p>879.027121973181</text:p>
          </table:table-cell>
          <table:table-cell table:formula="of:=ROUND([.H58])" office:value-type="float" office:value="879" calcext:value-type="float">
            <text:p>879</text:p>
          </table:table-cell>
          <table:table-cell/>
          <table:table-cell table:formula="of:=[.$B$1]-[.G58]" office:value-type="float" office:value="0.707875380990326" calcext:value-type="float">
            <text:p>0.707875380990326</text:p>
          </table:table-cell>
          <table:table-cell table:formula="of:=[.K58]*1024/[.$B$1]" office:value-type="float" office:value="144.972878026819" calcext:value-type="float">
            <text:p>144.972878026819</text:p>
          </table:table-cell>
          <table:table-cell table:formula="of:=ROUND([.L58])" office:value-type="float" office:value="145" calcext:value-type="float">
            <text:p>145</text:p>
          </table:table-cell>
          <table:table-cell table:formula="of:=1024-[.I58]"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[.$C$1]*EXP([.$D$1]*(1/[.C59]-1/(25+273.15)))" office:value-type="float" office:value="27474.5954191756" calcext:value-type="float">
            <text:p>27474.5954191756</text:p>
          </table:table-cell>
          <table:table-cell table:formula="of:=[.A59]+273.15" office:value-type="float" office:value="330.15" calcext:value-type="float">
            <text:p>330.15</text:p>
          </table:table-cell>
          <table:table-cell table:number-columns-repeated="2"/>
          <table:table-cell table:formula="of:=[.$B$1]/(4700+[.B59])" office:value-type="float" office:value="0.000155402109486047" calcext:value-type="float">
            <text:p>0.000155402109486</text:p>
          </table:table-cell>
          <table:table-cell table:formula="of:=[.F59]*[.B59]" office:value-type="float" office:value="4.26961008541558" calcext:value-type="float">
            <text:p>4.26961008541558</text:p>
          </table:table-cell>
          <table:table-cell table:formula="of:=[.G59]*1024/[.$B$1]" office:value-type="float" office:value="874.416145493111" calcext:value-type="float">
            <text:p>874.416145493111</text:p>
          </table:table-cell>
          <table:table-cell table:formula="of:=ROUND([.H59])" office:value-type="float" office:value="874" calcext:value-type="float">
            <text:p>874</text:p>
          </table:table-cell>
          <table:table-cell/>
          <table:table-cell table:formula="of:=[.$B$1]-[.G59]" office:value-type="float" office:value="0.730389914584421" calcext:value-type="float">
            <text:p>0.730389914584421</text:p>
          </table:table-cell>
          <table:table-cell table:formula="of:=[.K59]*1024/[.$B$1]" office:value-type="float" office:value="149.58385450689" calcext:value-type="float">
            <text:p>149.58385450689</text:p>
          </table:table-cell>
          <table:table-cell table:formula="of:=ROUND([.L59])" office:value-type="float" office:value="150" calcext:value-type="float">
            <text:p>150</text:p>
          </table:table-cell>
          <table:table-cell table:formula="of:=1024-[.I59]"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[.$C$1]*EXP([.$D$1]*(1/[.C60]-1/(25+273.15)))" office:value-type="float" office:value="26493.8552959114" calcext:value-type="float">
            <text:p>26493.8552959114</text:p>
          </table:table-cell>
          <table:table-cell table:formula="of:=[.A60]+273.15" office:value-type="float" office:value="331.15" calcext:value-type="float">
            <text:p>331.15</text:p>
          </table:table-cell>
          <table:table-cell table:number-columns-repeated="2"/>
          <table:table-cell table:formula="of:=[.$B$1]/(4700+[.B60])" office:value-type="float" office:value="0.000160287978275495" calcext:value-type="float">
            <text:p>0.000160287978275</text:p>
          </table:table-cell>
          <table:table-cell table:formula="of:=[.F60]*[.B60]" office:value-type="float" office:value="4.24664650210517" calcext:value-type="float">
            <text:p>4.24664650210517</text:p>
          </table:table-cell>
          <table:table-cell table:formula="of:=[.G60]*1024/[.$B$1]" office:value-type="float" office:value="869.713203631139" calcext:value-type="float">
            <text:p>869.713203631139</text:p>
          </table:table-cell>
          <table:table-cell table:formula="of:=ROUND([.H60])" office:value-type="float" office:value="870" calcext:value-type="float">
            <text:p>870</text:p>
          </table:table-cell>
          <table:table-cell/>
          <table:table-cell table:formula="of:=[.$B$1]-[.G60]" office:value-type="float" office:value="0.753353497894829" calcext:value-type="float">
            <text:p>0.753353497894829</text:p>
          </table:table-cell>
          <table:table-cell table:formula="of:=[.K60]*1024/[.$B$1]" office:value-type="float" office:value="154.286796368861" calcext:value-type="float">
            <text:p>154.286796368861</text:p>
          </table:table-cell>
          <table:table-cell table:formula="of:=ROUND([.L60])" office:value-type="float" office:value="154" calcext:value-type="float">
            <text:p>154</text:p>
          </table:table-cell>
          <table:table-cell table:formula="of:=1024-[.I60]"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[.$C$1]*EXP([.$D$1]*(1/[.C61]-1/(25+273.15)))" office:value-type="float" office:value="25553.7162673521" calcext:value-type="float">
            <text:p>25553.7162673521</text:p>
          </table:table-cell>
          <table:table-cell table:formula="of:=[.A61]+273.15" office:value-type="float" office:value="332.15" calcext:value-type="float">
            <text:p>332.15</text:p>
          </table:table-cell>
          <table:table-cell table:number-columns-repeated="2"/>
          <table:table-cell table:formula="of:=[.$B$1]/(4700+[.B61])" office:value-type="float" office:value="0.000165268952607838" calcext:value-type="float">
            <text:p>0.000165268952608</text:p>
          </table:table-cell>
          <table:table-cell table:formula="of:=[.F61]*[.B61]" office:value-type="float" office:value="4.22323592274316" calcext:value-type="float">
            <text:p>4.22323592274316</text:p>
          </table:table-cell>
          <table:table-cell table:formula="of:=[.G61]*1024/[.$B$1]" office:value-type="float" office:value="864.918716977799" calcext:value-type="float">
            <text:p>864.918716977799</text:p>
          </table:table-cell>
          <table:table-cell table:formula="of:=ROUND([.H61])" office:value-type="float" office:value="865" calcext:value-type="float">
            <text:p>865</text:p>
          </table:table-cell>
          <table:table-cell/>
          <table:table-cell table:formula="of:=[.$B$1]-[.G61]" office:value-type="float" office:value="0.776764077256839" calcext:value-type="float">
            <text:p>0.776764077256839</text:p>
          </table:table-cell>
          <table:table-cell table:formula="of:=[.K61]*1024/[.$B$1]" office:value-type="float" office:value="159.081283022201" calcext:value-type="float">
            <text:p>159.081283022201</text:p>
          </table:table-cell>
          <table:table-cell table:formula="of:=ROUND([.L61])" office:value-type="float" office:value="159" calcext:value-type="float">
            <text:p>159</text:p>
          </table:table-cell>
          <table:table-cell table:formula="of:=1024-[.I61]"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.$C$1]*EXP([.$D$1]*(1/[.C62]-1/(25+273.15)))" office:value-type="float" office:value="24652.284728726" calcext:value-type="float">
            <text:p>24652.284728726</text:p>
          </table:table-cell>
          <table:table-cell table:formula="of:=[.A62]+273.15" office:value-type="float" office:value="333.15" calcext:value-type="float">
            <text:p>333.15</text:p>
          </table:table-cell>
          <table:table-cell table:number-columns-repeated="2"/>
          <table:table-cell table:formula="of:=[.$B$1]/(4700+[.B62])" office:value-type="float" office:value="0.000170344490938611" calcext:value-type="float">
            <text:p>0.000170344490939</text:p>
          </table:table-cell>
          <table:table-cell table:formula="of:=[.F62]*[.B62]" office:value-type="float" office:value="4.19938089258853" calcext:value-type="float">
            <text:p>4.19938089258853</text:p>
          </table:table-cell>
          <table:table-cell table:formula="of:=[.G62]*1024/[.$B$1]" office:value-type="float" office:value="860.033206802131" calcext:value-type="float">
            <text:p>860.033206802131</text:p>
          </table:table-cell>
          <table:table-cell table:formula="of:=ROUND([.H62])" office:value-type="float" office:value="860" calcext:value-type="float">
            <text:p>860</text:p>
          </table:table-cell>
          <table:table-cell/>
          <table:table-cell table:formula="of:=[.$B$1]-[.G62]" office:value-type="float" office:value="0.800619107411472" calcext:value-type="float">
            <text:p>0.800619107411472</text:p>
          </table:table-cell>
          <table:table-cell table:formula="of:=[.K62]*1024/[.$B$1]" office:value-type="float" office:value="163.966793197869" calcext:value-type="float">
            <text:p>163.966793197869</text:p>
          </table:table-cell>
          <table:table-cell table:formula="of:=ROUND([.L62])" office:value-type="float" office:value="164" calcext:value-type="float">
            <text:p>164</text:p>
          </table:table-cell>
          <table:table-cell table:formula="of:=1024-[.I62]"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[.$C$1]*EXP([.$D$1]*(1/[.C63]-1/(25+273.15)))" office:value-type="float" office:value="23787.7647290513" calcext:value-type="float">
            <text:p>23787.7647290513</text:p>
          </table:table-cell>
          <table:table-cell table:formula="of:=[.A63]+273.15" office:value-type="float" office:value="334.15" calcext:value-type="float">
            <text:p>334.15</text:p>
          </table:table-cell>
          <table:table-cell table:number-columns-repeated="2"/>
          <table:table-cell table:formula="of:=[.$B$1]/(4700+[.B63])" office:value-type="float" office:value="0.000175513945988928" calcext:value-type="float">
            <text:p>0.000175513945989</text:p>
          </table:table-cell>
          <table:table-cell table:formula="of:=[.F63]*[.B63]" office:value-type="float" office:value="4.17508445385204" calcext:value-type="float">
            <text:p>4.17508445385204</text:p>
          </table:table-cell>
          <table:table-cell table:formula="of:=[.G63]*1024/[.$B$1]" office:value-type="float" office:value="855.057296148897" calcext:value-type="float">
            <text:p>855.057296148897</text:p>
          </table:table-cell>
          <table:table-cell table:formula="of:=ROUND([.H63])" office:value-type="float" office:value="855" calcext:value-type="float">
            <text:p>855</text:p>
          </table:table-cell>
          <table:table-cell/>
          <table:table-cell table:formula="of:=[.$B$1]-[.G63]" office:value-type="float" office:value="0.824915546147962" calcext:value-type="float">
            <text:p>0.824915546147962</text:p>
          </table:table-cell>
          <table:table-cell table:formula="of:=[.K63]*1024/[.$B$1]" office:value-type="float" office:value="168.942703851103" calcext:value-type="float">
            <text:p>168.942703851103</text:p>
          </table:table-cell>
          <table:table-cell table:formula="of:=ROUND([.L63])" office:value-type="float" office:value="169" calcext:value-type="float">
            <text:p>169</text:p>
          </table:table-cell>
          <table:table-cell table:formula="of:=1024-[.I63]" office:value-type="float" office:value="169" calcext:value-type="float">
            <text:p>169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[.$C$1]*EXP([.$D$1]*(1/[.C64]-1/(25+273.15)))" office:value-type="float" office:value="22958.4524761834" calcext:value-type="float">
            <text:p>22958.4524761834</text:p>
          </table:table-cell>
          <table:table-cell table:formula="of:=[.A64]+273.15" office:value-type="float" office:value="335.15" calcext:value-type="float">
            <text:p>335.15</text:p>
          </table:table-cell>
          <table:table-cell table:number-columns-repeated="2"/>
          <table:table-cell table:formula="of:=[.$B$1]/(4700+[.B64])" office:value-type="float" office:value="0.000180776563848086" calcext:value-type="float">
            <text:p>0.000180776563848</text:p>
          </table:table-cell>
          <table:table-cell table:formula="of:=[.F64]*[.B64]" office:value-type="float" office:value="4.150350149914" calcext:value-type="float">
            <text:p>4.150350149914</text:p>
          </table:table-cell>
          <table:table-cell table:formula="of:=[.G64]*1024/[.$B$1]" office:value-type="float" office:value="849.991710702387" calcext:value-type="float">
            <text:p>849.991710702387</text:p>
          </table:table-cell>
          <table:table-cell table:formula="of:=ROUND([.H64])" office:value-type="float" office:value="850" calcext:value-type="float">
            <text:p>850</text:p>
          </table:table-cell>
          <table:table-cell/>
          <table:table-cell table:formula="of:=[.$B$1]-[.G64]" office:value-type="float" office:value="0.849649850086002" calcext:value-type="float">
            <text:p>0.849649850086002</text:p>
          </table:table-cell>
          <table:table-cell table:formula="of:=[.K64]*1024/[.$B$1]" office:value-type="float" office:value="174.008289297613" calcext:value-type="float">
            <text:p>174.008289297613</text:p>
          </table:table-cell>
          <table:table-cell table:formula="of:=ROUND([.L64])" office:value-type="float" office:value="174" calcext:value-type="float">
            <text:p>174</text:p>
          </table:table-cell>
          <table:table-cell table:formula="of:=1024-[.I64]"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[.$C$1]*EXP([.$D$1]*(1/[.C65]-1/(25+273.15)))" office:value-type="float" office:value="22162.731175873" calcext:value-type="float">
            <text:p>22162.731175873</text:p>
          </table:table-cell>
          <table:table-cell table:formula="of:=[.A65]+273.15" office:value-type="float" office:value="336.15" calcext:value-type="float">
            <text:p>336.15</text:p>
          </table:table-cell>
          <table:table-cell table:number-columns-repeated="2"/>
          <table:table-cell table:formula="of:=[.$B$1]/(4700+[.B65])" office:value-type="float" office:value="0.000186131483327756" calcext:value-type="float">
            <text:p>0.000186131483328</text:p>
          </table:table-cell>
          <table:table-cell table:formula="of:=[.F65]*[.B65]" office:value-type="float" office:value="4.12518202835955" calcext:value-type="float">
            <text:p>4.12518202835955</text:p>
          </table:table-cell>
          <table:table-cell table:formula="of:=[.G65]*1024/[.$B$1]" office:value-type="float" office:value="844.837279408035" calcext:value-type="float">
            <text:p>844.837279408035</text:p>
          </table:table-cell>
          <table:table-cell table:formula="of:=ROUND([.H65])" office:value-type="float" office:value="845" calcext:value-type="float">
            <text:p>845</text:p>
          </table:table-cell>
          <table:table-cell/>
          <table:table-cell table:formula="of:=[.$B$1]-[.G65]" office:value-type="float" office:value="0.874817971640452" calcext:value-type="float">
            <text:p>0.874817971640452</text:p>
          </table:table-cell>
          <table:table-cell table:formula="of:=[.K65]*1024/[.$B$1]" office:value-type="float" office:value="179.162720591965" calcext:value-type="float">
            <text:p>179.162720591965</text:p>
          </table:table-cell>
          <table:table-cell table:formula="of:=ROUND([.L65])" office:value-type="float" office:value="179" calcext:value-type="float">
            <text:p>179</text:p>
          </table:table-cell>
          <table:table-cell table:formula="of:=1024-[.I65]" office:value-type="float" office:value="179" calcext:value-type="float">
            <text:p>17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[.$C$1]*EXP([.$D$1]*(1/[.C66]-1/(25+273.15)))" office:value-type="float" office:value="21399.0661830756" calcext:value-type="float">
            <text:p>21399.0661830756</text:p>
          </table:table-cell>
          <table:table-cell table:formula="of:=[.A66]+273.15" office:value-type="float" office:value="337.15" calcext:value-type="float">
            <text:p>337.15</text:p>
          </table:table-cell>
          <table:table-cell table:number-columns-repeated="2"/>
          <table:table-cell table:formula="of:=[.$B$1]/(4700+[.B66])" office:value-type="float" office:value="0.000191577735575931" calcext:value-type="float">
            <text:p>0.000191577735576</text:p>
          </table:table-cell>
          <table:table-cell table:formula="of:=[.F66]*[.B66]" office:value-type="float" office:value="4.09958464279312" calcext:value-type="float">
            <text:p>4.09958464279312</text:p>
          </table:table-cell>
          <table:table-cell table:formula="of:=[.G66]*1024/[.$B$1]" office:value-type="float" office:value="839.594934844032" calcext:value-type="float">
            <text:p>839.594934844032</text:p>
          </table:table-cell>
          <table:table-cell table:formula="of:=ROUND([.H66])" office:value-type="float" office:value="840" calcext:value-type="float">
            <text:p>840</text:p>
          </table:table-cell>
          <table:table-cell/>
          <table:table-cell table:formula="of:=[.$B$1]-[.G66]" office:value-type="float" office:value="0.900415357206877" calcext:value-type="float">
            <text:p>0.900415357206877</text:p>
          </table:table-cell>
          <table:table-cell table:formula="of:=[.K66]*1024/[.$B$1]" office:value-type="float" office:value="184.405065155968" calcext:value-type="float">
            <text:p>184.405065155968</text:p>
          </table:table-cell>
          <table:table-cell table:formula="of:=ROUND([.L66])" office:value-type="float" office:value="184" calcext:value-type="float">
            <text:p>184</text:p>
          </table:table-cell>
          <table:table-cell table:formula="of:=1024-[.I66]" office:value-type="float" office:value="184" calcext:value-type="float">
            <text:p>184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[.$C$1]*EXP([.$D$1]*(1/[.C67]-1/(25+273.15)))" office:value-type="float" office:value="20666.0004452608" calcext:value-type="float">
            <text:p>20666.0004452608</text:p>
          </table:table-cell>
          <table:table-cell table:formula="of:=[.A67]+273.15" office:value-type="float" office:value="338.15" calcext:value-type="float">
            <text:p>338.15</text:p>
          </table:table-cell>
          <table:table-cell table:number-columns-repeated="2"/>
          <table:table-cell table:formula="of:=[.$B$1]/(4700+[.B67])" office:value-type="float" office:value="0.000197114243957768" calcext:value-type="float">
            <text:p>0.000197114243958</text:p>
          </table:table-cell>
          <table:table-cell table:formula="of:=[.F67]*[.B67]" office:value-type="float" office:value="4.07356305339849" calcext:value-type="float">
            <text:p>4.07356305339849</text:p>
          </table:table-cell>
          <table:table-cell table:formula="of:=[.G67]*1024/[.$B$1]" office:value-type="float" office:value="834.265713336011" calcext:value-type="float">
            <text:p>834.265713336011</text:p>
          </table:table-cell>
          <table:table-cell table:formula="of:=ROUND([.H67])" office:value-type="float" office:value="834" calcext:value-type="float">
            <text:p>834</text:p>
          </table:table-cell>
          <table:table-cell/>
          <table:table-cell table:formula="of:=[.$B$1]-[.G67]" office:value-type="float" office:value="0.92643694660151" calcext:value-type="float">
            <text:p>0.92643694660151</text:p>
          </table:table-cell>
          <table:table-cell table:formula="of:=[.K67]*1024/[.$B$1]" office:value-type="float" office:value="189.734286663989" calcext:value-type="float">
            <text:p>189.734286663989</text:p>
          </table:table-cell>
          <table:table-cell table:formula="of:=ROUND([.L67])" office:value-type="float" office:value="190" calcext:value-type="float">
            <text:p>190</text:p>
          </table:table-cell>
          <table:table-cell table:formula="of:=1024-[.I67]" office:value-type="float" office:value="190" calcext:value-type="float">
            <text:p>19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[.$C$1]*EXP([.$D$1]*(1/[.C68]-1/(25+273.15)))" office:value-type="float" office:value="19962.150218871" calcext:value-type="float">
            <text:p>19962.150218871</text:p>
          </table:table-cell>
          <table:table-cell table:formula="of:=[.A68]+273.15" office:value-type="float" office:value="339.15" calcext:value-type="float">
            <text:p>339.15</text:p>
          </table:table-cell>
          <table:table-cell table:number-columns-repeated="2"/>
          <table:table-cell table:formula="of:=[.$B$1]/(4700+[.B68])" office:value-type="float" office:value="0.000202739824209412" calcext:value-type="float">
            <text:p>0.000202739824209</text:p>
          </table:table-cell>
          <table:table-cell table:formula="of:=[.F68]*[.B68]" office:value-type="float" office:value="4.04712282621577" calcext:value-type="float">
            <text:p>4.04712282621577</text:p>
          </table:table-cell>
          <table:table-cell table:formula="of:=[.G68]*1024/[.$B$1]" office:value-type="float" office:value="828.850754808989" calcext:value-type="float">
            <text:p>828.850754808989</text:p>
          </table:table-cell>
          <table:table-cell table:formula="of:=ROUND([.H68])" office:value-type="float" office:value="829" calcext:value-type="float">
            <text:p>829</text:p>
          </table:table-cell>
          <table:table-cell/>
          <table:table-cell table:formula="of:=[.$B$1]-[.G68]" office:value-type="float" office:value="0.952877173784235" calcext:value-type="float">
            <text:p>0.952877173784235</text:p>
          </table:table-cell>
          <table:table-cell table:formula="of:=[.K68]*1024/[.$B$1]" office:value-type="float" office:value="195.149245191011" calcext:value-type="float">
            <text:p>195.149245191011</text:p>
          </table:table-cell>
          <table:table-cell table:formula="of:=ROUND([.L68])" office:value-type="float" office:value="195" calcext:value-type="float">
            <text:p>195</text:p>
          </table:table-cell>
          <table:table-cell table:formula="of:=1024-[.I68]" office:value-type="float" office:value="195" calcext:value-type="float">
            <text:p>195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[.$C$1]*EXP([.$D$1]*(1/[.C69]-1/(25+273.15)))" office:value-type="float" office:value="19286.2010413731" calcext:value-type="float">
            <text:p>19286.2010413731</text:p>
          </table:table-cell>
          <table:table-cell table:formula="of:=[.A69]+273.15" office:value-type="float" office:value="340.15" calcext:value-type="float">
            <text:p>340.15</text:p>
          </table:table-cell>
          <table:table-cell table:number-columns-repeated="2"/>
          <table:table-cell table:formula="of:=[.$B$1]/(4700+[.B69])" office:value-type="float" office:value="0.000208453184869736" calcext:value-type="float">
            <text:p>0.00020845318487</text:p>
          </table:table-cell>
          <table:table-cell table:formula="of:=[.F69]*[.B69]" office:value-type="float" office:value="4.02027003111224" calcext:value-type="float">
            <text:p>4.02027003111224</text:p>
          </table:table-cell>
          <table:table-cell table:formula="of:=[.G69]*1024/[.$B$1]" office:value-type="float" office:value="823.351302371787" calcext:value-type="float">
            <text:p>823.351302371787</text:p>
          </table:table-cell>
          <table:table-cell table:formula="of:=ROUND([.H69])" office:value-type="float" office:value="823" calcext:value-type="float">
            <text:p>823</text:p>
          </table:table-cell>
          <table:table-cell/>
          <table:table-cell table:formula="of:=[.$B$1]-[.G69]" office:value-type="float" office:value="0.979729968887757" calcext:value-type="float">
            <text:p>0.979729968887757</text:p>
          </table:table-cell>
          <table:table-cell table:formula="of:=[.K69]*1024/[.$B$1]" office:value-type="float" office:value="200.648697628213" calcext:value-type="float">
            <text:p>200.648697628213</text:p>
          </table:table-cell>
          <table:table-cell table:formula="of:=ROUND([.L69])" office:value-type="float" office:value="201" calcext:value-type="float">
            <text:p>201</text:p>
          </table:table-cell>
          <table:table-cell table:formula="of:=1024-[.I69]" office:value-type="float" office:value="201" calcext:value-type="float">
            <text:p>20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[.$C$1]*EXP([.$D$1]*(1/[.C70]-1/(25+273.15)))" office:value-type="float" office:value="18636.9039425517" calcext:value-type="float">
            <text:p>18636.9039425517</text:p>
          </table:table-cell>
          <table:table-cell table:formula="of:=[.A70]+273.15" office:value-type="float" office:value="341.15" calcext:value-type="float">
            <text:p>341.15</text:p>
          </table:table-cell>
          <table:table-cell table:number-columns-repeated="2"/>
          <table:table-cell table:formula="of:=[.$B$1]/(4700+[.B70])" office:value-type="float" office:value="0.000214252927993725" calcext:value-type="float">
            <text:p>0.000214252927994</text:p>
          </table:table-cell>
          <table:table-cell table:formula="of:=[.F70]*[.B70]" office:value-type="float" office:value="3.99301123842949" calcext:value-type="float">
            <text:p>3.99301123842949</text:p>
          </table:table-cell>
          <table:table-cell table:formula="of:=[.G70]*1024/[.$B$1]" office:value-type="float" office:value="817.76870163036" calcext:value-type="float">
            <text:p>817.76870163036</text:p>
          </table:table-cell>
          <table:table-cell table:formula="of:=ROUND([.H70])" office:value-type="float" office:value="818" calcext:value-type="float">
            <text:p>818</text:p>
          </table:table-cell>
          <table:table-cell/>
          <table:table-cell table:formula="of:=[.$B$1]-[.G70]" office:value-type="float" office:value="1.00698876157051" calcext:value-type="float">
            <text:p>1.00698876157051</text:p>
          </table:table-cell>
          <table:table-cell table:formula="of:=[.K70]*1024/[.$B$1]" office:value-type="float" office:value="206.23129836964" calcext:value-type="float">
            <text:p>206.23129836964</text:p>
          </table:table-cell>
          <table:table-cell table:formula="of:=ROUND([.L70])" office:value-type="float" office:value="206" calcext:value-type="float">
            <text:p>206</text:p>
          </table:table-cell>
          <table:table-cell table:formula="of:=1024-[.I70]" office:value-type="float" office:value="206" calcext:value-type="float">
            <text:p>206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[.$C$1]*EXP([.$D$1]*(1/[.C71]-1/(25+273.15)))" office:value-type="float" office:value="18013.0718798022" calcext:value-type="float">
            <text:p>18013.0718798022</text:p>
          </table:table-cell>
          <table:table-cell table:formula="of:=[.A71]+273.15" office:value-type="float" office:value="342.15" calcext:value-type="float">
            <text:p>342.15</text:p>
          </table:table-cell>
          <table:table-cell table:number-columns-repeated="2"/>
          <table:table-cell table:formula="of:=[.$B$1]/(4700+[.B71])" office:value-type="float" office:value="0.000220137550149978" calcext:value-type="float">
            <text:p>0.00022013755015</text:p>
          </table:table-cell>
          <table:table-cell table:formula="of:=[.F71]*[.B71]" office:value-type="float" office:value="3.9653535142951" calcext:value-type="float">
            <text:p>3.9653535142951</text:p>
          </table:table-cell>
          <table:table-cell table:formula="of:=[.G71]*1024/[.$B$1]" office:value-type="float" office:value="812.104399727637" calcext:value-type="float">
            <text:p>812.104399727637</text:p>
          </table:table-cell>
          <table:table-cell table:formula="of:=ROUND([.H71])" office:value-type="float" office:value="812" calcext:value-type="float">
            <text:p>812</text:p>
          </table:table-cell>
          <table:table-cell/>
          <table:table-cell table:formula="of:=[.$B$1]-[.G71]" office:value-type="float" office:value="1.0346464857049" calcext:value-type="float">
            <text:p>1.0346464857049</text:p>
          </table:table-cell>
          <table:table-cell table:formula="of:=[.K71]*1024/[.$B$1]" office:value-type="float" office:value="211.895600272363" calcext:value-type="float">
            <text:p>211.895600272363</text:p>
          </table:table-cell>
          <table:table-cell table:formula="of:=ROUND([.L71])" office:value-type="float" office:value="212" calcext:value-type="float">
            <text:p>212</text:p>
          </table:table-cell>
          <table:table-cell table:formula="of:=1024-[.I71]" office:value-type="float" office:value="212" calcext:value-type="float">
            <text:p>21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[.$C$1]*EXP([.$D$1]*(1/[.C72]-1/(25+273.15)))" office:value-type="float" office:value="17413.576383223" calcext:value-type="float">
            <text:p>17413.576383223</text:p>
          </table:table-cell>
          <table:table-cell table:formula="of:=[.A72]+273.15" office:value-type="float" office:value="343.15" calcext:value-type="float">
            <text:p>343.15</text:p>
          </table:table-cell>
          <table:table-cell table:number-columns-repeated="2"/>
          <table:table-cell table:formula="of:=[.$B$1]/(4700+[.B72])" office:value-type="float" office:value="0.000226105443703505" calcext:value-type="float">
            <text:p>0.000226105443704</text:p>
          </table:table-cell>
          <table:table-cell table:formula="of:=[.F72]*[.B72]" office:value-type="float" office:value="3.93730441459352" calcext:value-type="float">
            <text:p>3.93730441459352</text:p>
          </table:table-cell>
          <table:table-cell table:formula="of:=[.G72]*1024/[.$B$1]" office:value-type="float" office:value="806.359944108754" calcext:value-type="float">
            <text:p>806.359944108754</text:p>
          </table:table-cell>
          <table:table-cell table:formula="of:=ROUND([.H72])" office:value-type="float" office:value="806" calcext:value-type="float">
            <text:p>806</text:p>
          </table:table-cell>
          <table:table-cell/>
          <table:table-cell table:formula="of:=[.$B$1]-[.G72]" office:value-type="float" office:value="1.06269558540648" calcext:value-type="float">
            <text:p>1.06269558540648</text:p>
          </table:table-cell>
          <table:table-cell table:formula="of:=[.K72]*1024/[.$B$1]" office:value-type="float" office:value="217.640055891246" calcext:value-type="float">
            <text:p>217.640055891246</text:p>
          </table:table-cell>
          <table:table-cell table:formula="of:=ROUND([.L72])" office:value-type="float" office:value="218" calcext:value-type="float">
            <text:p>218</text:p>
          </table:table-cell>
          <table:table-cell table:formula="of:=1024-[.I72]" office:value-type="float" office:value="218" calcext:value-type="float">
            <text:p>218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[.$C$1]*EXP([.$D$1]*(1/[.C73]-1/(25+273.15)))" office:value-type="float" office:value="16837.34439726" calcext:value-type="float">
            <text:p>16837.34439726</text:p>
          </table:table-cell>
          <table:table-cell table:formula="of:=[.A73]+273.15" office:value-type="float" office:value="344.15" calcext:value-type="float">
            <text:p>344.15</text:p>
          </table:table-cell>
          <table:table-cell table:number-columns-repeated="2"/>
          <table:table-cell table:formula="of:=[.$B$1]/(4700+[.B73])" office:value-type="float" office:value="0.00023215489838367" calcext:value-type="float">
            <text:p>0.000232154898384</text:p>
          </table:table-cell>
          <table:table-cell table:formula="of:=[.F73]*[.B73]" office:value-type="float" office:value="3.90887197759675" calcext:value-type="float">
            <text:p>3.90887197759675</text:p>
          </table:table-cell>
          <table:table-cell table:formula="of:=[.G73]*1024/[.$B$1]" office:value-type="float" office:value="800.536981011815" calcext:value-type="float">
            <text:p>800.536981011815</text:p>
          </table:table-cell>
          <table:table-cell table:formula="of:=ROUND([.H73])" office:value-type="float" office:value="801" calcext:value-type="float">
            <text:p>801</text:p>
          </table:table-cell>
          <table:table-cell/>
          <table:table-cell table:formula="of:=[.$B$1]-[.G73]" office:value-type="float" office:value="1.09112802240325" calcext:value-type="float">
            <text:p>1.09112802240325</text:p>
          </table:table-cell>
          <table:table-cell table:formula="of:=[.K73]*1024/[.$B$1]" office:value-type="float" office:value="223.463018988185" calcext:value-type="float">
            <text:p>223.463018988185</text:p>
          </table:table-cell>
          <table:table-cell table:formula="of:=ROUND([.L73])" office:value-type="float" office:value="223" calcext:value-type="float">
            <text:p>223</text:p>
          </table:table-cell>
          <table:table-cell table:formula="of:=1024-[.I73]" office:value-type="float" office:value="223" calcext:value-type="float">
            <text:p>223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[.$C$1]*EXP([.$D$1]*(1/[.C74]-1/(25+273.15)))" office:value-type="float" office:value="16283.3553065504" calcext:value-type="float">
            <text:p>16283.3553065504</text:p>
          </table:table-cell>
          <table:table-cell table:formula="of:=[.A74]+273.15" office:value-type="float" office:value="345.15" calcext:value-type="float">
            <text:p>345.15</text:p>
          </table:table-cell>
          <table:table-cell table:number-columns-repeated="2"/>
          <table:table-cell table:formula="of:=[.$B$1]/(4700+[.B74])" office:value-type="float" office:value="0.000238284103135743" calcext:value-type="float">
            <text:p>0.000238284103136</text:p>
          </table:table-cell>
          <table:table-cell table:formula="of:=[.F74]*[.B74]" office:value-type="float" office:value="3.88006471526201" calcext:value-type="float">
            <text:p>3.88006471526201</text:p>
          </table:table-cell>
          <table:table-cell table:formula="of:=[.G74]*1024/[.$B$1]" office:value-type="float" office:value="794.63725368566" calcext:value-type="float">
            <text:p>794.63725368566</text:p>
          </table:table-cell>
          <table:table-cell table:formula="of:=ROUND([.H74])" office:value-type="float" office:value="795" calcext:value-type="float">
            <text:p>795</text:p>
          </table:table-cell>
          <table:table-cell/>
          <table:table-cell table:formula="of:=[.$B$1]-[.G74]" office:value-type="float" office:value="1.11993528473799" calcext:value-type="float">
            <text:p>1.11993528473799</text:p>
          </table:table-cell>
          <table:table-cell table:formula="of:=[.K74]*1024/[.$B$1]" office:value-type="float" office:value="229.36274631434" calcext:value-type="float">
            <text:p>229.36274631434</text:p>
          </table:table-cell>
          <table:table-cell table:formula="of:=ROUND([.L74])" office:value-type="float" office:value="229" calcext:value-type="float">
            <text:p>229</text:p>
          </table:table-cell>
          <table:table-cell table:formula="of:=1024-[.I74]" office:value-type="float" office:value="229" calcext:value-type="float">
            <text:p>229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[.$C$1]*EXP([.$D$1]*(1/[.C75]-1/(25+273.15)))" office:value-type="float" office:value="15750.6381344406" calcext:value-type="float">
            <text:p>15750.6381344406</text:p>
          </table:table-cell>
          <table:table-cell table:formula="of:=[.A75]+273.15" office:value-type="float" office:value="346.15" calcext:value-type="float">
            <text:p>346.15</text:p>
          </table:table-cell>
          <table:table-cell table:number-columns-repeated="2"/>
          <table:table-cell table:formula="of:=[.$B$1]/(4700+[.B75])" office:value-type="float" office:value="0.000244491148253197" calcext:value-type="float">
            <text:p>0.000244491148253</text:p>
          </table:table-cell>
          <table:table-cell table:formula="of:=[.F75]*[.B75]" office:value-type="float" office:value="3.85089160320998" calcext:value-type="float">
            <text:p>3.85089160320998</text:p>
          </table:table-cell>
          <table:table-cell table:formula="of:=[.G75]*1024/[.$B$1]" office:value-type="float" office:value="788.662600337403" calcext:value-type="float">
            <text:p>788.662600337403</text:p>
          </table:table-cell>
          <table:table-cell table:formula="of:=ROUND([.H75])" office:value-type="float" office:value="789" calcext:value-type="float">
            <text:p>789</text:p>
          </table:table-cell>
          <table:table-cell/>
          <table:table-cell table:formula="of:=[.$B$1]-[.G75]" office:value-type="float" office:value="1.14910839679002" calcext:value-type="float">
            <text:p>1.14910839679002</text:p>
          </table:table-cell>
          <table:table-cell table:formula="of:=[.K75]*1024/[.$B$1]" office:value-type="float" office:value="235.337399662597" calcext:value-type="float">
            <text:p>235.337399662597</text:p>
          </table:table-cell>
          <table:table-cell table:formula="of:=ROUND([.L75])" office:value-type="float" office:value="235" calcext:value-type="float">
            <text:p>235</text:p>
          </table:table-cell>
          <table:table-cell table:formula="of:=1024-[.I75]"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[.$C$1]*EXP([.$D$1]*(1/[.C76]-1/(25+273.15)))" office:value-type="float" office:value="15238.2689034201" calcext:value-type="float">
            <text:p>15238.2689034201</text:p>
          </table:table-cell>
          <table:table-cell table:formula="of:=[.A76]+273.15" office:value-type="float" office:value="347.15" calcext:value-type="float">
            <text:p>347.15</text:p>
          </table:table-cell>
          <table:table-cell table:number-columns-repeated="2"/>
          <table:table-cell table:formula="of:=[.$B$1]/(4700+[.B76])" office:value-type="float" office:value="0.000250774027786451" calcext:value-type="float">
            <text:p>0.000250774027786</text:p>
          </table:table-cell>
          <table:table-cell table:formula="of:=[.F76]*[.B76]" office:value-type="float" office:value="3.82136206940368" calcext:value-type="float">
            <text:p>3.82136206940368</text:p>
          </table:table-cell>
          <table:table-cell table:formula="of:=[.G76]*1024/[.$B$1]" office:value-type="float" office:value="782.614951813874" calcext:value-type="float">
            <text:p>782.614951813874</text:p>
          </table:table-cell>
          <table:table-cell table:formula="of:=ROUND([.H76])" office:value-type="float" office:value="783" calcext:value-type="float">
            <text:p>783</text:p>
          </table:table-cell>
          <table:table-cell/>
          <table:table-cell table:formula="of:=[.$B$1]-[.G76]" office:value-type="float" office:value="1.17863793059632" calcext:value-type="float">
            <text:p>1.17863793059632</text:p>
          </table:table-cell>
          <table:table-cell table:formula="of:=[.K76]*1024/[.$B$1]" office:value-type="float" office:value="241.385048186126" calcext:value-type="float">
            <text:p>241.385048186126</text:p>
          </table:table-cell>
          <table:table-cell table:formula="of:=ROUND([.L76])" office:value-type="float" office:value="241" calcext:value-type="float">
            <text:p>241</text:p>
          </table:table-cell>
          <table:table-cell table:formula="of:=1024-[.I76]" office:value-type="float" office:value="241" calcext:value-type="float">
            <text:p>241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[.$C$1]*EXP([.$D$1]*(1/[.C77]-1/(25+273.15)))" office:value-type="float" office:value="14745.36814743" calcext:value-type="float">
            <text:p>14745.36814743</text:p>
          </table:table-cell>
          <table:table-cell table:formula="of:=[.A77]+273.15" office:value-type="float" office:value="348.15" calcext:value-type="float">
            <text:p>348.15</text:p>
          </table:table-cell>
          <table:table-cell table:number-columns-repeated="2"/>
          <table:table-cell table:formula="of:=[.$B$1]/(4700+[.B77])" office:value-type="float" office:value="0.000257130642222417" calcext:value-type="float">
            <text:p>0.000257130642222</text:p>
          </table:table-cell>
          <table:table-cell table:formula="of:=[.F77]*[.B77]" office:value-type="float" office:value="3.79148598155464" calcext:value-type="float">
            <text:p>3.79148598155464</text:p>
          </table:table-cell>
          <table:table-cell table:formula="of:=[.G77]*1024/[.$B$1]" office:value-type="float" office:value="776.496329022391" calcext:value-type="float">
            <text:p>776.496329022391</text:p>
          </table:table-cell>
          <table:table-cell table:formula="of:=ROUND([.H77])" office:value-type="float" office:value="776" calcext:value-type="float">
            <text:p>776</text:p>
          </table:table-cell>
          <table:table-cell/>
          <table:table-cell table:formula="of:=[.$B$1]-[.G77]" office:value-type="float" office:value="1.20851401844536" calcext:value-type="float">
            <text:p>1.20851401844536</text:p>
          </table:table-cell>
          <table:table-cell table:formula="of:=[.K77]*1024/[.$B$1]" office:value-type="float" office:value="247.503670977609" calcext:value-type="float">
            <text:p>247.503670977609</text:p>
          </table:table-cell>
          <table:table-cell table:formula="of:=ROUND([.L77])" office:value-type="float" office:value="248" calcext:value-type="float">
            <text:p>248</text:p>
          </table:table-cell>
          <table:table-cell table:formula="of:=1024-[.I77]" office:value-type="float" office:value="248" calcext:value-type="float">
            <text:p>248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[.$C$1]*EXP([.$D$1]*(1/[.C78]-1/(25+273.15)))" office:value-type="float" office:value="14271.0985666657" calcext:value-type="float">
            <text:p>14271.0985666657</text:p>
          </table:table-cell>
          <table:table-cell table:formula="of:=[.A78]+273.15" office:value-type="float" office:value="349.15" calcext:value-type="float">
            <text:p>349.15</text:p>
          </table:table-cell>
          <table:table-cell table:number-columns-repeated="2"/>
          <table:table-cell table:formula="of:=[.$B$1]/(4700+[.B78])" office:value-type="float" office:value="0.00026355880142785" calcext:value-type="float">
            <text:p>0.000263558801428</text:p>
          </table:table-cell>
          <table:table-cell table:formula="of:=[.F78]*[.B78]" office:value-type="float" office:value="3.76127363328911" calcext:value-type="float">
            <text:p>3.76127363328911</text:p>
          </table:table-cell>
          <table:table-cell table:formula="of:=[.G78]*1024/[.$B$1]" office:value-type="float" office:value="770.308840097609" calcext:value-type="float">
            <text:p>770.308840097609</text:p>
          </table:table-cell>
          <table:table-cell table:formula="of:=ROUND([.H78])" office:value-type="float" office:value="770" calcext:value-type="float">
            <text:p>770</text:p>
          </table:table-cell>
          <table:table-cell/>
          <table:table-cell table:formula="of:=[.$B$1]-[.G78]" office:value-type="float" office:value="1.23872636671089" calcext:value-type="float">
            <text:p>1.23872636671089</text:p>
          </table:table-cell>
          <table:table-cell table:formula="of:=[.K78]*1024/[.$B$1]" office:value-type="float" office:value="253.691159902391" calcext:value-type="float">
            <text:p>253.691159902391</text:p>
          </table:table-cell>
          <table:table-cell table:formula="of:=ROUND([.L78])" office:value-type="float" office:value="254" calcext:value-type="float">
            <text:p>254</text:p>
          </table:table-cell>
          <table:table-cell table:formula="of:=1024-[.I78]" office:value-type="float" office:value="254" calcext:value-type="float">
            <text:p>254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[.$C$1]*EXP([.$D$1]*(1/[.C79]-1/(25+273.15)))" office:value-type="float" office:value="13814.6628161143" calcext:value-type="float">
            <text:p>13814.6628161143</text:p>
          </table:table-cell>
          <table:table-cell table:formula="of:=[.A79]+273.15" office:value-type="float" office:value="350.15" calcext:value-type="float">
            <text:p>350.15</text:p>
          </table:table-cell>
          <table:table-cell table:number-columns-repeated="2"/>
          <table:table-cell table:formula="of:=[.$B$1]/(4700+[.B79])" office:value-type="float" office:value="0.000270056227848138" calcext:value-type="float">
            <text:p>0.000270056227848</text:p>
          </table:table-cell>
          <table:table-cell table:formula="of:=[.F79]*[.B79]" office:value-type="float" office:value="3.73073572911375" calcext:value-type="float">
            <text:p>3.73073572911375</text:p>
          </table:table-cell>
          <table:table-cell table:formula="of:=[.G79]*1024/[.$B$1]" office:value-type="float" office:value="764.054677322496" calcext:value-type="float">
            <text:p>764.054677322496</text:p>
          </table:table-cell>
          <table:table-cell table:formula="of:=ROUND([.H79])" office:value-type="float" office:value="764" calcext:value-type="float">
            <text:p>764</text:p>
          </table:table-cell>
          <table:table-cell/>
          <table:table-cell table:formula="of:=[.$B$1]-[.G79]" office:value-type="float" office:value="1.26926427088625" calcext:value-type="float">
            <text:p>1.26926427088625</text:p>
          </table:table-cell>
          <table:table-cell table:formula="of:=[.K79]*1024/[.$B$1]" office:value-type="float" office:value="259.945322677504" calcext:value-type="float">
            <text:p>259.945322677504</text:p>
          </table:table-cell>
          <table:table-cell table:formula="of:=ROUND([.L79])" office:value-type="float" office:value="260" calcext:value-type="float">
            <text:p>260</text:p>
          </table:table-cell>
          <table:table-cell table:formula="of:=1024-[.I79]" office:value-type="float" office:value="260" calcext:value-type="float">
            <text:p>26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[.$C$1]*EXP([.$D$1]*(1/[.C80]-1/(25+273.15)))" office:value-type="float" office:value="13375.3014196391" calcext:value-type="float">
            <text:p>13375.3014196391</text:p>
          </table:table-cell>
          <table:table-cell table:formula="of:=[.A80]+273.15" office:value-type="float" office:value="351.15" calcext:value-type="float">
            <text:p>351.15</text:p>
          </table:table-cell>
          <table:table-cell table:number-columns-repeated="2"/>
          <table:table-cell table:formula="of:=[.$B$1]/(4700+[.B80])" office:value-type="float" office:value="0.000276620559951903" calcext:value-type="float">
            <text:p>0.000276620559952</text:p>
          </table:table-cell>
          <table:table-cell table:formula="of:=[.F80]*[.B80]" office:value-type="float" office:value="3.69988336822606" calcext:value-type="float">
            <text:p>3.69988336822606</text:p>
          </table:table-cell>
          <table:table-cell table:formula="of:=[.G80]*1024/[.$B$1]" office:value-type="float" office:value="757.736113812697" calcext:value-type="float">
            <text:p>757.736113812697</text:p>
          </table:table-cell>
          <table:table-cell table:formula="of:=ROUND([.H80])" office:value-type="float" office:value="758" calcext:value-type="float">
            <text:p>758</text:p>
          </table:table-cell>
          <table:table-cell/>
          <table:table-cell table:formula="of:=[.$B$1]-[.G80]" office:value-type="float" office:value="1.30011663177394" calcext:value-type="float">
            <text:p>1.30011663177394</text:p>
          </table:table-cell>
          <table:table-cell table:formula="of:=[.K80]*1024/[.$B$1]" office:value-type="float" office:value="266.263886187303" calcext:value-type="float">
            <text:p>266.263886187303</text:p>
          </table:table-cell>
          <table:table-cell table:formula="of:=ROUND([.L80])" office:value-type="float" office:value="266" calcext:value-type="float">
            <text:p>266</text:p>
          </table:table-cell>
          <table:table-cell table:formula="of:=1024-[.I80]" office:value-type="float" office:value="266" calcext:value-type="float">
            <text:p>266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[.$C$1]*EXP([.$D$1]*(1/[.C81]-1/(25+273.15)))" office:value-type="float" office:value="12952.2908019595" calcext:value-type="float">
            <text:p>12952.2908019595</text:p>
          </table:table-cell>
          <table:table-cell table:formula="of:=[.A81]+273.15" office:value-type="float" office:value="352.15" calcext:value-type="float">
            <text:p>352.15</text:p>
          </table:table-cell>
          <table:table-cell table:number-columns-repeated="2"/>
          <table:table-cell table:formula="of:=[.$B$1]/(4700+[.B81])" office:value-type="float" office:value="0.000283249355910507" calcext:value-type="float">
            <text:p>0.000283249355911</text:p>
          </table:table-cell>
          <table:table-cell table:formula="of:=[.F81]*[.B81]" office:value-type="float" office:value="3.66872802722061" calcext:value-type="float">
            <text:p>3.66872802722061</text:p>
          </table:table-cell>
          <table:table-cell table:formula="of:=[.G81]*1024/[.$B$1]" office:value-type="float" office:value="751.355499974782" calcext:value-type="float">
            <text:p>751.355499974782</text:p>
          </table:table-cell>
          <table:table-cell table:formula="of:=ROUND([.H81])" office:value-type="float" office:value="751" calcext:value-type="float">
            <text:p>751</text:p>
          </table:table-cell>
          <table:table-cell/>
          <table:table-cell table:formula="of:=[.$B$1]-[.G81]" office:value-type="float" office:value="1.33127197277939" calcext:value-type="float">
            <text:p>1.33127197277939</text:p>
          </table:table-cell>
          <table:table-cell table:formula="of:=[.K81]*1024/[.$B$1]" office:value-type="float" office:value="272.644500025218" calcext:value-type="float">
            <text:p>272.644500025218</text:p>
          </table:table-cell>
          <table:table-cell table:formula="of:=ROUND([.L81])" office:value-type="float" office:value="273" calcext:value-type="float">
            <text:p>273</text:p>
          </table:table-cell>
          <table:table-cell table:formula="of:=1024-[.I81]" office:value-type="float" office:value="273" calcext:value-type="float">
            <text:p>27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[.$C$1]*EXP([.$D$1]*(1/[.C82]-1/(25+273.15)))" office:value-type="float" office:value="12544.9414313703" calcext:value-type="float">
            <text:p>12544.9414313703</text:p>
          </table:table-cell>
          <table:table-cell table:formula="of:=[.A82]+273.15" office:value-type="float" office:value="353.15" calcext:value-type="float">
            <text:p>353.15</text:p>
          </table:table-cell>
          <table:table-cell table:number-columns-repeated="2"/>
          <table:table-cell table:formula="of:=[.$B$1]/(4700+[.B82])" office:value-type="float" office:value="0.000289940097500389" calcext:value-type="float">
            <text:p>0.0002899400975</text:p>
          </table:table-cell>
          <table:table-cell table:formula="of:=[.F82]*[.B82]" office:value-type="float" office:value="3.63728154174817" calcext:value-type="float">
            <text:p>3.63728154174817</text:p>
          </table:table-cell>
          <table:table-cell table:formula="of:=[.G82]*1024/[.$B$1]" office:value-type="float" office:value="744.915259750025" calcext:value-type="float">
            <text:p>744.915259750025</text:p>
          </table:table-cell>
          <table:table-cell table:formula="of:=ROUND([.H82])" office:value-type="float" office:value="745" calcext:value-type="float">
            <text:p>745</text:p>
          </table:table-cell>
          <table:table-cell/>
          <table:table-cell table:formula="of:=[.$B$1]-[.G82]" office:value-type="float" office:value="1.36271845825183" calcext:value-type="float">
            <text:p>1.36271845825183</text:p>
          </table:table-cell>
          <table:table-cell table:formula="of:=[.K82]*1024/[.$B$1]" office:value-type="float" office:value="279.084740249975" calcext:value-type="float">
            <text:p>279.084740249975</text:p>
          </table:table-cell>
          <table:table-cell table:formula="of:=ROUND([.L82])" office:value-type="float" office:value="279" calcext:value-type="float">
            <text:p>279</text:p>
          </table:table-cell>
          <table:table-cell table:formula="of:=1024-[.I82]" office:value-type="float" office:value="279" calcext:value-type="float">
            <text:p>279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[.$C$1]*EXP([.$D$1]*(1/[.C83]-1/(25+273.15)))" office:value-type="float" office:value="12152.596066511" calcext:value-type="float">
            <text:p>12152.596066511</text:p>
          </table:table-cell>
          <table:table-cell table:formula="of:=[.A83]+273.15" office:value-type="float" office:value="354.15" calcext:value-type="float">
            <text:p>354.15</text:p>
          </table:table-cell>
          <table:table-cell table:number-columns-repeated="2"/>
          <table:table-cell table:formula="of:=[.$B$1]/(4700+[.B83])" office:value-type="float" office:value="0.000296690194214995" calcext:value-type="float">
            <text:p>0.000296690194215</text:p>
          </table:table-cell>
          <table:table-cell table:formula="of:=[.F83]*[.B83]" office:value-type="float" office:value="3.60555608718952" calcext:value-type="float">
            <text:p>3.60555608718952</text:p>
          </table:table-cell>
          <table:table-cell table:formula="of:=[.G83]*1024/[.$B$1]" office:value-type="float" office:value="738.417886656414" calcext:value-type="float">
            <text:p>738.417886656414</text:p>
          </table:table-cell>
          <table:table-cell table:formula="of:=ROUND([.H83])" office:value-type="float" office:value="738" calcext:value-type="float">
            <text:p>738</text:p>
          </table:table-cell>
          <table:table-cell/>
          <table:table-cell table:formula="of:=[.$B$1]-[.G83]" office:value-type="float" office:value="1.39444391281048" calcext:value-type="float">
            <text:p>1.39444391281048</text:p>
          </table:table-cell>
          <table:table-cell table:formula="of:=[.K83]*1024/[.$B$1]" office:value-type="float" office:value="285.582113343586" calcext:value-type="float">
            <text:p>285.582113343586</text:p>
          </table:table-cell>
          <table:table-cell table:formula="of:=ROUND([.L83])" office:value-type="float" office:value="286" calcext:value-type="float">
            <text:p>286</text:p>
          </table:table-cell>
          <table:table-cell table:formula="of:=1024-[.I83]" office:value-type="float" office:value="286" calcext:value-type="float">
            <text:p>286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[.$C$1]*EXP([.$D$1]*(1/[.C84]-1/(25+273.15)))" office:value-type="float" office:value="11774.6281009225" calcext:value-type="float">
            <text:p>11774.6281009225</text:p>
          </table:table-cell>
          <table:table-cell table:formula="of:=[.A84]+273.15" office:value-type="float" office:value="355.15" calcext:value-type="float">
            <text:p>355.15</text:p>
          </table:table-cell>
          <table:table-cell table:number-columns-repeated="2"/>
          <table:table-cell table:formula="of:=[.$B$1]/(4700+[.B84])" office:value-type="float" office:value="0.000303496987572062" calcext:value-type="float">
            <text:p>0.000303496987572</text:p>
          </table:table-cell>
          <table:table-cell table:formula="of:=[.F84]*[.B84]" office:value-type="float" office:value="3.57356415841131" calcext:value-type="float">
            <text:p>3.57356415841131</text:p>
          </table:table-cell>
          <table:table-cell table:formula="of:=[.G84]*1024/[.$B$1]" office:value-type="float" office:value="731.865939642636" calcext:value-type="float">
            <text:p>731.865939642636</text:p>
          </table:table-cell>
          <table:table-cell table:formula="of:=ROUND([.H84])" office:value-type="float" office:value="732" calcext:value-type="float">
            <text:p>732</text:p>
          </table:table-cell>
          <table:table-cell/>
          <table:table-cell table:formula="of:=[.$B$1]-[.G84]" office:value-type="float" office:value="1.42643584158869" calcext:value-type="float">
            <text:p>1.42643584158869</text:p>
          </table:table-cell>
          <table:table-cell table:formula="of:=[.K84]*1024/[.$B$1]" office:value-type="float" office:value="292.134060357364" calcext:value-type="float">
            <text:p>292.134060357364</text:p>
          </table:table-cell>
          <table:table-cell table:formula="of:=ROUND([.L84])" office:value-type="float" office:value="292" calcext:value-type="float">
            <text:p>292</text:p>
          </table:table-cell>
          <table:table-cell table:formula="of:=1024-[.I84]" office:value-type="float" office:value="292" calcext:value-type="float">
            <text:p>292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[.$C$1]*EXP([.$D$1]*(1/[.C85]-1/(25+273.15)))" office:value-type="float" office:value="11410.4399995341" calcext:value-type="float">
            <text:p>11410.4399995341</text:p>
          </table:table-cell>
          <table:table-cell table:formula="of:=[.A85]+273.15" office:value-type="float" office:value="356.15" calcext:value-type="float">
            <text:p>356.15</text:p>
          </table:table-cell>
          <table:table-cell table:number-columns-repeated="2"/>
          <table:table-cell table:formula="of:=[.$B$1]/(4700+[.B85])" office:value-type="float" office:value="0.000310357755601001" calcext:value-type="float">
            <text:p>0.000310357755601</text:p>
          </table:table-cell>
          <table:table-cell table:formula="of:=[.F85]*[.B85]" office:value-type="float" office:value="3.54131854867529" calcext:value-type="float">
            <text:p>3.54131854867529</text:p>
          </table:table-cell>
          <table:table-cell table:formula="of:=[.G85]*1024/[.$B$1]" office:value-type="float" office:value="725.2620387687" calcext:value-type="float">
            <text:p>725.2620387687</text:p>
          </table:table-cell>
          <table:table-cell table:formula="of:=ROUND([.H85])" office:value-type="float" office:value="725" calcext:value-type="float">
            <text:p>725</text:p>
          </table:table-cell>
          <table:table-cell/>
          <table:table-cell table:formula="of:=[.$B$1]-[.G85]" office:value-type="float" office:value="1.45868145132471" calcext:value-type="float">
            <text:p>1.45868145132471</text:p>
          </table:table-cell>
          <table:table-cell table:formula="of:=[.K85]*1024/[.$B$1]" office:value-type="float" office:value="298.7379612313" calcext:value-type="float">
            <text:p>298.7379612313</text:p>
          </table:table-cell>
          <table:table-cell table:formula="of:=ROUND([.L85])" office:value-type="float" office:value="299" calcext:value-type="float">
            <text:p>299</text:p>
          </table:table-cell>
          <table:table-cell table:formula="of:=1024-[.I85]" office:value-type="float" office:value="299" calcext:value-type="float">
            <text:p>299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[.$C$1]*EXP([.$D$1]*(1/[.C86]-1/(25+273.15)))" office:value-type="float" office:value="11059.4618215967" calcext:value-type="float">
            <text:p>11059.4618215967</text:p>
          </table:table-cell>
          <table:table-cell table:formula="of:=[.A86]+273.15" office:value-type="float" office:value="357.15" calcext:value-type="float">
            <text:p>357.15</text:p>
          </table:table-cell>
          <table:table-cell table:number-columns-repeated="2"/>
          <table:table-cell table:formula="of:=[.$B$1]/(4700+[.B86])" office:value-type="float" office:value="0.000317269717494288" calcext:value-type="float">
            <text:p>0.000317269717494</text:p>
          </table:table-cell>
          <table:table-cell table:formula="of:=[.F86]*[.B86]" office:value-type="float" office:value="3.50883232777684" calcext:value-type="float">
            <text:p>3.50883232777684</text:p>
          </table:table-cell>
          <table:table-cell table:formula="of:=[.G86]*1024/[.$B$1]" office:value-type="float" office:value="718.608860728698" calcext:value-type="float">
            <text:p>718.608860728698</text:p>
          </table:table-cell>
          <table:table-cell table:formula="of:=ROUND([.H86])" office:value-type="float" office:value="719" calcext:value-type="float">
            <text:p>719</text:p>
          </table:table-cell>
          <table:table-cell/>
          <table:table-cell table:formula="of:=[.$B$1]-[.G86]" office:value-type="float" office:value="1.49116767222316" calcext:value-type="float">
            <text:p>1.49116767222316</text:p>
          </table:table-cell>
          <table:table-cell table:formula="of:=[.K86]*1024/[.$B$1]" office:value-type="float" office:value="305.391139271302" calcext:value-type="float">
            <text:p>305.391139271302</text:p>
          </table:table-cell>
          <table:table-cell table:formula="of:=ROUND([.L86])" office:value-type="float" office:value="305" calcext:value-type="float">
            <text:p>305</text:p>
          </table:table-cell>
          <table:table-cell table:formula="of:=1024-[.I86]" office:value-type="float" office:value="305" calcext:value-type="float">
            <text:p>305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[.$C$1]*EXP([.$D$1]*(1/[.C87]-1/(25+273.15)))" office:value-type="float" office:value="10721.1498249265" calcext:value-type="float">
            <text:p>10721.1498249265</text:p>
          </table:table-cell>
          <table:table-cell table:formula="of:=[.A87]+273.15" office:value-type="float" office:value="358.15" calcext:value-type="float">
            <text:p>358.15</text:p>
          </table:table-cell>
          <table:table-cell table:number-columns-repeated="2"/>
          <table:table-cell table:formula="of:=[.$B$1]/(4700+[.B87])" office:value-type="float" office:value="0.000324230038405962" calcext:value-type="float">
            <text:p>0.000324230038406</text:p>
          </table:table-cell>
          <table:table-cell table:formula="of:=[.F87]*[.B87]" office:value-type="float" office:value="3.47611881949198" calcext:value-type="float">
            <text:p>3.47611881949198</text:p>
          </table:table-cell>
          <table:table-cell table:formula="of:=[.G87]*1024/[.$B$1]" office:value-type="float" office:value="711.909134231957" calcext:value-type="float">
            <text:p>711.909134231957</text:p>
          </table:table-cell>
          <table:table-cell table:formula="of:=ROUND([.H87])" office:value-type="float" office:value="712" calcext:value-type="float">
            <text:p>712</text:p>
          </table:table-cell>
          <table:table-cell/>
          <table:table-cell table:formula="of:=[.$B$1]-[.G87]" office:value-type="float" office:value="1.52388118050802" calcext:value-type="float">
            <text:p>1.52388118050802</text:p>
          </table:table-cell>
          <table:table-cell table:formula="of:=[.K87]*1024/[.$B$1]" office:value-type="float" office:value="312.090865768043" calcext:value-type="float">
            <text:p>312.090865768043</text:p>
          </table:table-cell>
          <table:table-cell table:formula="of:=ROUND([.L87])" office:value-type="float" office:value="312" calcext:value-type="float">
            <text:p>312</text:p>
          </table:table-cell>
          <table:table-cell table:formula="of:=1024-[.I87]" office:value-type="float" office:value="312" calcext:value-type="float">
            <text:p>312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[.$C$1]*EXP([.$D$1]*(1/[.C88]-1/(25+273.15)))" office:value-type="float" office:value="10394.9851466511" calcext:value-type="float">
            <text:p>10394.9851466511</text:p>
          </table:table-cell>
          <table:table-cell table:formula="of:=[.A88]+273.15" office:value-type="float" office:value="359.15" calcext:value-type="float">
            <text:p>359.15</text:p>
          </table:table-cell>
          <table:table-cell table:number-columns-repeated="2"/>
          <table:table-cell table:formula="of:=[.$B$1]/(4700+[.B88])" office:value-type="float" office:value="0.00033123583437969" calcext:value-type="float">
            <text:p>0.00033123583438</text:p>
          </table:table-cell>
          <table:table-cell table:formula="of:=[.F88]*[.B88]" office:value-type="float" office:value="3.44319157841546" calcext:value-type="float">
            <text:p>3.44319157841546</text:p>
          </table:table-cell>
          <table:table-cell table:formula="of:=[.G88]*1024/[.$B$1]" office:value-type="float" office:value="705.165635259486" calcext:value-type="float">
            <text:p>705.165635259486</text:p>
          </table:table-cell>
          <table:table-cell table:formula="of:=ROUND([.H88])" office:value-type="float" office:value="705" calcext:value-type="float">
            <text:p>705</text:p>
          </table:table-cell>
          <table:table-cell/>
          <table:table-cell table:formula="of:=[.$B$1]-[.G88]" office:value-type="float" office:value="1.55680842158454" calcext:value-type="float">
            <text:p>1.55680842158454</text:p>
          </table:table-cell>
          <table:table-cell table:formula="of:=[.K88]*1024/[.$B$1]" office:value-type="float" office:value="318.834364740514" calcext:value-type="float">
            <text:p>318.834364740514</text:p>
          </table:table-cell>
          <table:table-cell table:formula="of:=ROUND([.L88])" office:value-type="float" office:value="319" calcext:value-type="float">
            <text:p>319</text:p>
          </table:table-cell>
          <table:table-cell table:formula="of:=1024-[.I88]" office:value-type="float" office:value="319" calcext:value-type="float">
            <text:p>319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[.$C$1]*EXP([.$D$1]*(1/[.C89]-1/(25+273.15)))" office:value-type="float" office:value="10080.4725559513" calcext:value-type="float">
            <text:p>10080.4725559513</text:p>
          </table:table-cell>
          <table:table-cell table:formula="of:=[.A89]+273.15" office:value-type="float" office:value="360.15" calcext:value-type="float">
            <text:p>360.15</text:p>
          </table:table-cell>
          <table:table-cell table:number-columns-repeated="2"/>
          <table:table-cell table:formula="of:=[.$B$1]/(4700+[.B89])" office:value-type="float" office:value="0.000338284177388279" calcext:value-type="float">
            <text:p>0.000338284177388</text:p>
          </table:table-cell>
          <table:table-cell table:formula="of:=[.F89]*[.B89]" office:value-type="float" office:value="3.41006436627509" calcext:value-type="float">
            <text:p>3.41006436627509</text:p>
          </table:table-cell>
          <table:table-cell table:formula="of:=[.G89]*1024/[.$B$1]" office:value-type="float" office:value="698.381182213138" calcext:value-type="float">
            <text:p>698.381182213138</text:p>
          </table:table-cell>
          <table:table-cell table:formula="of:=ROUND([.H89])" office:value-type="float" office:value="698" calcext:value-type="float">
            <text:p>698</text:p>
          </table:table-cell>
          <table:table-cell/>
          <table:table-cell table:formula="of:=[.$B$1]-[.G89]" office:value-type="float" office:value="1.58993563372491" calcext:value-type="float">
            <text:p>1.58993563372491</text:p>
          </table:table-cell>
          <table:table-cell table:formula="of:=[.K89]*1024/[.$B$1]" office:value-type="float" office:value="325.618817786862" calcext:value-type="float">
            <text:p>325.618817786862</text:p>
          </table:table-cell>
          <table:table-cell table:formula="of:=ROUND([.L89])" office:value-type="float" office:value="326" calcext:value-type="float">
            <text:p>326</text:p>
          </table:table-cell>
          <table:table-cell table:formula="of:=1024-[.I89]" office:value-type="float" office:value="326" calcext:value-type="float">
            <text:p>326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[.$C$1]*EXP([.$D$1]*(1/[.C90]-1/(25+273.15)))" office:value-type="float" office:value="9777.13927457594" calcext:value-type="float">
            <text:p>9777.13927457594</text:p>
          </table:table-cell>
          <table:table-cell table:formula="of:=[.A90]+273.15" office:value-type="float" office:value="361.15" calcext:value-type="float">
            <text:p>361.15</text:p>
          </table:table-cell>
          <table:table-cell table:number-columns-repeated="2"/>
          <table:table-cell table:formula="of:=[.$B$1]/(4700+[.B90])" office:value-type="float" office:value="0.000345372100466061" calcext:value-type="float">
            <text:p>0.000345372100466</text:p>
          </table:table-cell>
          <table:table-cell table:formula="of:=[.F90]*[.B90]" office:value-type="float" office:value="3.37675112780951" calcext:value-type="float">
            <text:p>3.37675112780951</text:p>
          </table:table-cell>
          <table:table-cell table:formula="of:=[.G90]*1024/[.$B$1]" office:value-type="float" office:value="691.558630975388" calcext:value-type="float">
            <text:p>691.558630975388</text:p>
          </table:table-cell>
          <table:table-cell table:formula="of:=ROUND([.H90])" office:value-type="float" office:value="692" calcext:value-type="float">
            <text:p>692</text:p>
          </table:table-cell>
          <table:table-cell/>
          <table:table-cell table:formula="of:=[.$B$1]-[.G90]" office:value-type="float" office:value="1.62324887219049" calcext:value-type="float">
            <text:p>1.62324887219049</text:p>
          </table:table-cell>
          <table:table-cell table:formula="of:=[.K90]*1024/[.$B$1]" office:value-type="float" office:value="332.441369024612" calcext:value-type="float">
            <text:p>332.441369024612</text:p>
          </table:table-cell>
          <table:table-cell table:formula="of:=ROUND([.L90])" office:value-type="float" office:value="332" calcext:value-type="float">
            <text:p>332</text:p>
          </table:table-cell>
          <table:table-cell table:formula="of:=1024-[.I90]" office:value-type="float" office:value="332" calcext:value-type="float">
            <text:p>332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[.$C$1]*EXP([.$D$1]*(1/[.C91]-1/(25+273.15)))" office:value-type="float" office:value="9484.53386117273" calcext:value-type="float">
            <text:p>9484.53386117273</text:p>
          </table:table-cell>
          <table:table-cell table:formula="of:=[.A91]+273.15" office:value-type="float" office:value="362.15" calcext:value-type="float">
            <text:p>362.15</text:p>
          </table:table-cell>
          <table:table-cell table:number-columns-repeated="2"/>
          <table:table-cell table:formula="of:=[.$B$1]/(4700+[.B91])" office:value-type="float" office:value="0.00035249660291527" calcext:value-type="float">
            <text:p>0.000352496602915</text:p>
          </table:table-cell>
          <table:table-cell table:formula="of:=[.F91]*[.B91]" office:value-type="float" office:value="3.34326596629823" calcext:value-type="float">
            <text:p>3.34326596629823</text:p>
          </table:table-cell>
          <table:table-cell table:formula="of:=[.G91]*1024/[.$B$1]" office:value-type="float" office:value="684.700869897878" calcext:value-type="float">
            <text:p>684.700869897878</text:p>
          </table:table-cell>
          <table:table-cell table:formula="of:=ROUND([.H91])" office:value-type="float" office:value="685" calcext:value-type="float">
            <text:p>685</text:p>
          </table:table-cell>
          <table:table-cell/>
          <table:table-cell table:formula="of:=[.$B$1]-[.G91]" office:value-type="float" office:value="1.65673403370177" calcext:value-type="float">
            <text:p>1.65673403370177</text:p>
          </table:table-cell>
          <table:table-cell table:formula="of:=[.K91]*1024/[.$B$1]" office:value-type="float" office:value="339.299130102122" calcext:value-type="float">
            <text:p>339.299130102122</text:p>
          </table:table-cell>
          <table:table-cell table:formula="of:=ROUND([.L91])" office:value-type="float" office:value="339" calcext:value-type="float">
            <text:p>339</text:p>
          </table:table-cell>
          <table:table-cell table:formula="of:=1024-[.I91]" office:value-type="float" office:value="339" calcext:value-type="float">
            <text:p>33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[.$C$1]*EXP([.$D$1]*(1/[.C92]-1/(25+273.15)))" office:value-type="float" office:value="9202.22515572222" calcext:value-type="float">
            <text:p>9202.22515572222</text:p>
          </table:table-cell>
          <table:table-cell table:formula="of:=[.A92]+273.15" office:value-type="float" office:value="363.15" calcext:value-type="float">
            <text:p>363.15</text:p>
          </table:table-cell>
          <table:table-cell table:number-columns-repeated="2"/>
          <table:table-cell table:formula="of:=[.$B$1]/(4700+[.B92])" office:value-type="float" office:value="0.000359654655567276" calcext:value-type="float">
            <text:p>0.000359654655567</text:p>
          </table:table-cell>
          <table:table-cell table:formula="of:=[.F92]*[.B92]" office:value-type="float" office:value="3.3096231188338" calcext:value-type="float">
            <text:p>3.3096231188338</text:p>
          </table:table-cell>
          <table:table-cell table:formula="of:=[.G92]*1024/[.$B$1]" office:value-type="float" office:value="677.810814737163" calcext:value-type="float">
            <text:p>677.810814737163</text:p>
          </table:table-cell>
          <table:table-cell table:formula="of:=ROUND([.H92])" office:value-type="float" office:value="678" calcext:value-type="float">
            <text:p>678</text:p>
          </table:table-cell>
          <table:table-cell/>
          <table:table-cell table:formula="of:=[.$B$1]-[.G92]" office:value-type="float" office:value="1.6903768811662" calcext:value-type="float">
            <text:p>1.6903768811662</text:p>
          </table:table-cell>
          <table:table-cell table:formula="of:=[.K92]*1024/[.$B$1]" office:value-type="float" office:value="346.189185262837" calcext:value-type="float">
            <text:p>346.189185262837</text:p>
          </table:table-cell>
          <table:table-cell table:formula="of:=ROUND([.L92])" office:value-type="float" office:value="346" calcext:value-type="float">
            <text:p>346</text:p>
          </table:table-cell>
          <table:table-cell table:formula="of:=1024-[.I92]" office:value-type="float" office:value="346" calcext:value-type="float">
            <text:p>346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[.$C$1]*EXP([.$D$1]*(1/[.C93]-1/(25+273.15)))" office:value-type="float" office:value="8929.80128059513" calcext:value-type="float">
            <text:p>8929.80128059513</text:p>
          </table:table-cell>
          <table:table-cell table:formula="of:=[.A93]+273.15" office:value-type="float" office:value="364.15" calcext:value-type="float">
            <text:p>364.15</text:p>
          </table:table-cell>
          <table:table-cell table:number-columns-repeated="2"/>
          <table:table-cell table:formula="of:=[.$B$1]/(4700+[.B93])" office:value-type="float" office:value="0.000366843206079501" calcext:value-type="float">
            <text:p>0.00036684320608</text:p>
          </table:table-cell>
          <table:table-cell table:formula="of:=[.F93]*[.B93]" office:value-type="float" office:value="3.27583693142635" calcext:value-type="float">
            <text:p>3.27583693142635</text:p>
          </table:table-cell>
          <table:table-cell table:formula="of:=[.G93]*1024/[.$B$1]" office:value-type="float" office:value="670.891403556116" calcext:value-type="float">
            <text:p>670.891403556116</text:p>
          </table:table-cell>
          <table:table-cell table:formula="of:=ROUND([.H93])" office:value-type="float" office:value="671" calcext:value-type="float">
            <text:p>671</text:p>
          </table:table-cell>
          <table:table-cell/>
          <table:table-cell table:formula="of:=[.$B$1]-[.G93]" office:value-type="float" office:value="1.72416306857365" calcext:value-type="float">
            <text:p>1.72416306857365</text:p>
          </table:table-cell>
          <table:table-cell table:formula="of:=[.K93]*1024/[.$B$1]" office:value-type="float" office:value="353.108596443884" calcext:value-type="float">
            <text:p>353.108596443884</text:p>
          </table:table-cell>
          <table:table-cell table:formula="of:=ROUND([.L93])" office:value-type="float" office:value="353" calcext:value-type="float">
            <text:p>353</text:p>
          </table:table-cell>
          <table:table-cell table:formula="of:=1024-[.I93]" office:value-type="float" office:value="353" calcext:value-type="float">
            <text:p>353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[.$C$1]*EXP([.$D$1]*(1/[.C94]-1/(25+273.15)))" office:value-type="float" office:value="8666.86869496684" calcext:value-type="float">
            <text:p>8666.86869496684</text:p>
          </table:table-cell>
          <table:table-cell table:formula="of:=[.A94]+273.15" office:value-type="float" office:value="365.15" calcext:value-type="float">
            <text:p>365.15</text:p>
          </table:table-cell>
          <table:table-cell table:number-columns-repeated="2"/>
          <table:table-cell table:formula="of:=[.$B$1]/(4700+[.B94])" office:value-type="float" office:value="0.000374059184248791" calcext:value-type="float">
            <text:p>0.000374059184249</text:p>
          </table:table-cell>
          <table:table-cell table:formula="of:=[.F94]*[.B94]" office:value-type="float" office:value="3.24192183403068" calcext:value-type="float">
            <text:p>3.24192183403068</text:p>
          </table:table-cell>
          <table:table-cell table:formula="of:=[.G94]*1024/[.$B$1]" office:value-type="float" office:value="663.945591609484" calcext:value-type="float">
            <text:p>663.945591609484</text:p>
          </table:table-cell>
          <table:table-cell table:formula="of:=ROUND([.H94])" office:value-type="float" office:value="664" calcext:value-type="float">
            <text:p>664</text:p>
          </table:table-cell>
          <table:table-cell/>
          <table:table-cell table:formula="of:=[.$B$1]-[.G94]" office:value-type="float" office:value="1.75807816596932" calcext:value-type="float">
            <text:p>1.75807816596932</text:p>
          </table:table-cell>
          <table:table-cell table:formula="of:=[.K94]*1024/[.$B$1]" office:value-type="float" office:value="360.054408390516" calcext:value-type="float">
            <text:p>360.054408390516</text:p>
          </table:table-cell>
          <table:table-cell table:formula="of:=ROUND([.L94])" office:value-type="float" office:value="360" calcext:value-type="float">
            <text:p>360</text:p>
          </table:table-cell>
          <table:table-cell table:formula="of:=1024-[.I94]" office:value-type="float" office:value="360" calcext:value-type="float">
            <text:p>36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[.$C$1]*EXP([.$D$1]*(1/[.C95]-1/(25+273.15)))" office:value-type="float" office:value="8413.0512995246" calcext:value-type="float">
            <text:p>8413.0512995246</text:p>
          </table:table-cell>
          <table:table-cell table:formula="of:=[.A95]+273.15" office:value-type="float" office:value="366.15" calcext:value-type="float">
            <text:p>366.15</text:p>
          </table:table-cell>
          <table:table-cell table:number-columns-repeated="2"/>
          <table:table-cell table:formula="of:=[.$B$1]/(4700+[.B95])" office:value-type="float" office:value="0.000381299507322241" calcext:value-type="float">
            <text:p>0.000381299507322</text:p>
          </table:table-cell>
          <table:table-cell table:formula="of:=[.F95]*[.B95]" office:value-type="float" office:value="3.20789231558547" calcext:value-type="float">
            <text:p>3.20789231558547</text:p>
          </table:table-cell>
          <table:table-cell table:formula="of:=[.G95]*1024/[.$B$1]" office:value-type="float" office:value="656.976346231904" calcext:value-type="float">
            <text:p>656.976346231904</text:p>
          </table:table-cell>
          <table:table-cell table:formula="of:=ROUND([.H95])" office:value-type="float" office:value="657" calcext:value-type="float">
            <text:p>657</text:p>
          </table:table-cell>
          <table:table-cell/>
          <table:table-cell table:formula="of:=[.$B$1]-[.G95]" office:value-type="float" office:value="1.79210768441453" calcext:value-type="float">
            <text:p>1.79210768441453</text:p>
          </table:table-cell>
          <table:table-cell table:formula="of:=[.K95]*1024/[.$B$1]" office:value-type="float" office:value="367.023653768096" calcext:value-type="float">
            <text:p>367.023653768096</text:p>
          </table:table-cell>
          <table:table-cell table:formula="of:=ROUND([.L95])" office:value-type="float" office:value="367" calcext:value-type="float">
            <text:p>367</text:p>
          </table:table-cell>
          <table:table-cell table:formula="of:=1024-[.I95]" office:value-type="float" office:value="367" calcext:value-type="float">
            <text:p>367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[.$C$1]*EXP([.$D$1]*(1/[.C96]-1/(25+273.15)))" office:value-type="float" office:value="8167.98958859087" calcext:value-type="float">
            <text:p>8167.98958859087</text:p>
          </table:table-cell>
          <table:table-cell table:formula="of:=[.A96]+273.15" office:value-type="float" office:value="367.15" calcext:value-type="float">
            <text:p>367.15</text:p>
          </table:table-cell>
          <table:table-cell table:number-columns-repeated="2"/>
          <table:table-cell table:formula="of:=[.$B$1]/(4700+[.B96])" office:value-type="float" office:value="0.000388561085286636" calcext:value-type="float">
            <text:p>0.000388561085287</text:p>
          </table:table-cell>
          <table:table-cell table:formula="of:=[.F96]*[.B96]" office:value-type="float" office:value="3.17376289915281" calcext:value-type="float">
            <text:p>3.17376289915281</text:p>
          </table:table-cell>
          <table:table-cell table:formula="of:=[.G96]*1024/[.$B$1]" office:value-type="float" office:value="649.986641746496" calcext:value-type="float">
            <text:p>649.986641746496</text:p>
          </table:table-cell>
          <table:table-cell table:formula="of:=ROUND([.H96])" office:value-type="float" office:value="650" calcext:value-type="float">
            <text:p>650</text:p>
          </table:table-cell>
          <table:table-cell/>
          <table:table-cell table:formula="of:=[.$B$1]-[.G96]" office:value-type="float" office:value="1.82623710084719" calcext:value-type="float">
            <text:p>1.82623710084719</text:p>
          </table:table-cell>
          <table:table-cell table:formula="of:=[.K96]*1024/[.$B$1]" office:value-type="float" office:value="374.013358253504" calcext:value-type="float">
            <text:p>374.013358253504</text:p>
          </table:table-cell>
          <table:table-cell table:formula="of:=ROUND([.L96])" office:value-type="float" office:value="374" calcext:value-type="float">
            <text:p>374</text:p>
          </table:table-cell>
          <table:table-cell table:formula="of:=1024-[.I96]" office:value-type="float" office:value="374" calcext:value-type="float">
            <text:p>374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[.$C$1]*EXP([.$D$1]*(1/[.C97]-1/(25+273.15)))" office:value-type="float" office:value="7931.33984696203" calcext:value-type="float">
            <text:p>7931.33984696203</text:p>
          </table:table-cell>
          <table:table-cell table:formula="of:=[.A97]+273.15" office:value-type="float" office:value="368.15" calcext:value-type="float">
            <text:p>368.15</text:p>
          </table:table-cell>
          <table:table-cell table:number-columns-repeated="2"/>
          <table:table-cell table:formula="of:=[.$B$1]/(4700+[.B97])" office:value-type="float" office:value="0.000395840826118106" calcext:value-type="float">
            <text:p>0.000395840826118</text:p>
          </table:table-cell>
          <table:table-cell table:formula="of:=[.F97]*[.B97]" office:value-type="float" office:value="3.1395481172449" calcext:value-type="float">
            <text:p>3.1395481172449</text:p>
          </table:table-cell>
          <table:table-cell table:formula="of:=[.G97]*1024/[.$B$1]" office:value-type="float" office:value="642.979454411756" calcext:value-type="float">
            <text:p>642.979454411756</text:p>
          </table:table-cell>
          <table:table-cell table:formula="of:=ROUND([.H97])" office:value-type="float" office:value="643" calcext:value-type="float">
            <text:p>643</text:p>
          </table:table-cell>
          <table:table-cell/>
          <table:table-cell table:formula="of:=[.$B$1]-[.G97]" office:value-type="float" office:value="1.8604518827551" calcext:value-type="float">
            <text:p>1.8604518827551</text:p>
          </table:table-cell>
          <table:table-cell table:formula="of:=[.K97]*1024/[.$B$1]" office:value-type="float" office:value="381.020545588244" calcext:value-type="float">
            <text:p>381.020545588244</text:p>
          </table:table-cell>
          <table:table-cell table:formula="of:=ROUND([.L97])" office:value-type="float" office:value="381" calcext:value-type="float">
            <text:p>381</text:p>
          </table:table-cell>
          <table:table-cell table:formula="of:=1024-[.I97]" office:value-type="float" office:value="381" calcext:value-type="float">
            <text:p>381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[.$C$1]*EXP([.$D$1]*(1/[.C98]-1/(25+273.15)))" office:value-type="float" office:value="7702.77338892579" calcext:value-type="float">
            <text:p>7702.77338892579</text:p>
          </table:table-cell>
          <table:table-cell table:formula="of:=[.A98]+273.15" office:value-type="float" office:value="369.15" calcext:value-type="float">
            <text:p>369.15</text:p>
          </table:table-cell>
          <table:table-cell table:number-columns-repeated="2"/>
          <table:table-cell table:formula="of:=[.$B$1]/(4700+[.B98])" office:value-type="float" office:value="0.000403135640974011" calcext:value-type="float">
            <text:p>0.000403135640974</text:p>
          </table:table-cell>
          <table:table-cell table:formula="of:=[.F98]*[.B98]" office:value-type="float" office:value="3.10526248742215" calcext:value-type="float">
            <text:p>3.10526248742215</text:p>
          </table:table-cell>
          <table:table-cell table:formula="of:=[.G98]*1024/[.$B$1]" office:value-type="float" office:value="635.957757424056" calcext:value-type="float">
            <text:p>635.957757424056</text:p>
          </table:table-cell>
          <table:table-cell table:formula="of:=ROUND([.H98])" office:value-type="float" office:value="636" calcext:value-type="float">
            <text:p>636</text:p>
          </table:table-cell>
          <table:table-cell/>
          <table:table-cell table:formula="of:=[.$B$1]-[.G98]" office:value-type="float" office:value="1.89473751257785" calcext:value-type="float">
            <text:p>1.89473751257785</text:p>
          </table:table-cell>
          <table:table-cell table:formula="of:=[.K98]*1024/[.$B$1]" office:value-type="float" office:value="388.042242575944" calcext:value-type="float">
            <text:p>388.042242575944</text:p>
          </table:table-cell>
          <table:table-cell table:formula="of:=ROUND([.L98])" office:value-type="float" office:value="388" calcext:value-type="float">
            <text:p>388</text:p>
          </table:table-cell>
          <table:table-cell table:formula="of:=1024-[.I98]" office:value-type="float" office:value="388" calcext:value-type="float">
            <text:p>388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[.$C$1]*EXP([.$D$1]*(1/[.C99]-1/(25+273.15)))" office:value-type="float" office:value="7481.97583707473" calcext:value-type="float">
            <text:p>7481.97583707473</text:p>
          </table:table-cell>
          <table:table-cell table:formula="of:=[.A99]+273.15" office:value-type="float" office:value="370.15" calcext:value-type="float">
            <text:p>370.15</text:p>
          </table:table-cell>
          <table:table-cell table:number-columns-repeated="2"/>
          <table:table-cell table:formula="of:=[.$B$1]/(4700+[.B99])" office:value-type="float" office:value="0.000410442449309656" calcext:value-type="float">
            <text:p>0.00041044244931</text:p>
          </table:table-cell>
          <table:table-cell table:formula="of:=[.F99]*[.B99]" office:value-type="float" office:value="3.07092048824462" calcext:value-type="float">
            <text:p>3.07092048824462</text:p>
          </table:table-cell>
          <table:table-cell table:formula="of:=[.G99]*1024/[.$B$1]" office:value-type="float" office:value="628.924515992498" calcext:value-type="float">
            <text:p>628.924515992498</text:p>
          </table:table-cell>
          <table:table-cell table:formula="of:=ROUND([.H99])" office:value-type="float" office:value="629" calcext:value-type="float">
            <text:p>629</text:p>
          </table:table-cell>
          <table:table-cell/>
          <table:table-cell table:formula="of:=[.$B$1]-[.G99]" office:value-type="float" office:value="1.92907951175538" calcext:value-type="float">
            <text:p>1.92907951175538</text:p>
          </table:table-cell>
          <table:table-cell table:formula="of:=[.K99]*1024/[.$B$1]" office:value-type="float" office:value="395.075484007502" calcext:value-type="float">
            <text:p>395.075484007502</text:p>
          </table:table-cell>
          <table:table-cell table:formula="of:=ROUND([.L99])" office:value-type="float" office:value="395" calcext:value-type="float">
            <text:p>395</text:p>
          </table:table-cell>
          <table:table-cell table:formula="of:=1024-[.I99]" office:value-type="float" office:value="395" calcext:value-type="float">
            <text:p>395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[.$C$1]*EXP([.$D$1]*(1/[.C100]-1/(25+273.15)))" office:value-type="float" office:value="7268.64643867663" calcext:value-type="float">
            <text:p>7268.64643867663</text:p>
          </table:table-cell>
          <table:table-cell table:formula="of:=[.A100]+273.15" office:value-type="float" office:value="371.15" calcext:value-type="float">
            <text:p>371.15</text:p>
          </table:table-cell>
          <table:table-cell table:number-columns-repeated="2"/>
          <table:table-cell table:formula="of:=[.$B$1]/(4700+[.B100])" office:value-type="float" office:value="0.000417758183903112" calcext:value-type="float">
            <text:p>0.000417758183903</text:p>
          </table:table-cell>
          <table:table-cell table:formula="of:=[.F100]*[.B100]" office:value-type="float" office:value="3.03653653565537" calcext:value-type="float">
            <text:p>3.03653653565537</text:p>
          </table:table-cell>
          <table:table-cell table:formula="of:=[.G100]*1024/[.$B$1]" office:value-type="float" office:value="621.882682502221" calcext:value-type="float">
            <text:p>621.882682502221</text:p>
          </table:table-cell>
          <table:table-cell table:formula="of:=ROUND([.H100])" office:value-type="float" office:value="622" calcext:value-type="float">
            <text:p>622</text:p>
          </table:table-cell>
          <table:table-cell/>
          <table:table-cell table:formula="of:=[.$B$1]-[.G100]" office:value-type="float" office:value="1.96346346434463" calcext:value-type="float">
            <text:p>1.96346346434463</text:p>
          </table:table-cell>
          <table:table-cell table:formula="of:=[.K100]*1024/[.$B$1]" office:value-type="float" office:value="402.11731749778" calcext:value-type="float">
            <text:p>402.11731749778</text:p>
          </table:table-cell>
          <table:table-cell table:formula="of:=ROUND([.L100])" office:value-type="float" office:value="402" calcext:value-type="float">
            <text:p>402</text:p>
          </table:table-cell>
          <table:table-cell table:formula="of:=1024-[.I100]" office:value-type="float" office:value="402" calcext:value-type="float">
            <text:p>402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[.$C$1]*EXP([.$D$1]*(1/[.C101]-1/(25+273.15)))" office:value-type="float" office:value="7062.49741749754" calcext:value-type="float">
            <text:p>7062.49741749754</text:p>
          </table:table-cell>
          <table:table-cell table:formula="of:=[.A101]+273.15" office:value-type="float" office:value="372.15" calcext:value-type="float">
            <text:p>372.15</text:p>
          </table:table-cell>
          <table:table-cell table:number-columns-repeated="2"/>
          <table:table-cell table:formula="of:=[.$B$1]/(4700+[.B101])" office:value-type="float" office:value="0.000425079795772125" calcext:value-type="float">
            <text:p>0.000425079795772</text:p>
          </table:table-cell>
          <table:table-cell table:formula="of:=[.F101]*[.B101]" office:value-type="float" office:value="3.00212495987101" calcext:value-type="float">
            <text:p>3.00212495987101</text:p>
          </table:table-cell>
          <table:table-cell table:formula="of:=[.G101]*1024/[.$B$1]" office:value-type="float" office:value="614.835191781584" calcext:value-type="float">
            <text:p>614.835191781584</text:p>
          </table:table-cell>
          <table:table-cell table:formula="of:=ROUND([.H101])" office:value-type="float" office:value="615" calcext:value-type="float">
            <text:p>615</text:p>
          </table:table-cell>
          <table:table-cell/>
          <table:table-cell table:formula="of:=[.$B$1]-[.G101]" office:value-type="float" office:value="1.99787504012899" calcext:value-type="float">
            <text:p>1.99787504012899</text:p>
          </table:table-cell>
          <table:table-cell table:formula="of:=[.K101]*1024/[.$B$1]" office:value-type="float" office:value="409.164808218416" calcext:value-type="float">
            <text:p>409.164808218416</text:p>
          </table:table-cell>
          <table:table-cell table:formula="of:=ROUND([.L101])" office:value-type="float" office:value="409" calcext:value-type="float">
            <text:p>409</text:p>
          </table:table-cell>
          <table:table-cell table:formula="of:=1024-[.I101]" office:value-type="float" office:value="409" calcext:value-type="float">
            <text:p>40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$C$1]*EXP([.$D$1]*(1/[.C102]-1/(25+273.15)))" office:value-type="float" office:value="6863.25335909897" calcext:value-type="float">
            <text:p>6863.25335909897</text:p>
          </table:table-cell>
          <table:table-cell table:formula="of:=[.A102]+273.15" office:value-type="float" office:value="373.15" calcext:value-type="float">
            <text:p>373.15</text:p>
          </table:table-cell>
          <table:table-cell table:number-columns-repeated="2"/>
          <table:table-cell table:formula="of:=[.$B$1]/(4700+[.B102])" office:value-type="float" office:value="0.000432404258967963" calcext:value-type="float">
            <text:p>0.000432404258968</text:p>
          </table:table-cell>
          <table:table-cell table:formula="of:=[.F102]*[.B102]" office:value-type="float" office:value="2.96769998285057" calcext:value-type="float">
            <text:p>2.96769998285057</text:p>
          </table:table-cell>
          <table:table-cell table:formula="of:=[.G102]*1024/[.$B$1]" office:value-type="float" office:value="607.784956487798" calcext:value-type="float">
            <text:p>607.784956487798</text:p>
          </table:table-cell>
          <table:table-cell table:formula="of:=ROUND([.H102])" office:value-type="float" office:value="608" calcext:value-type="float">
            <text:p>608</text:p>
          </table:table-cell>
          <table:table-cell/>
          <table:table-cell table:formula="of:=[.$B$1]-[.G102]" office:value-type="float" office:value="2.03230001714943" calcext:value-type="float">
            <text:p>2.03230001714943</text:p>
          </table:table-cell>
          <table:table-cell table:formula="of:=[.K102]*1024/[.$B$1]" office:value-type="float" office:value="416.215043512202" calcext:value-type="float">
            <text:p>416.215043512202</text:p>
          </table:table-cell>
          <table:table-cell table:formula="of:=ROUND([.L102])" office:value-type="float" office:value="416" calcext:value-type="float">
            <text:p>416</text:p>
          </table:table-cell>
          <table:table-cell table:formula="of:=1024-[.I102]" office:value-type="float" office:value="416" calcext:value-type="float">
            <text:p>416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[.$C$1]*EXP([.$D$1]*(1/[.C103]-1/(25+273.15)))" office:value-type="float" office:value="6670.65062774879" calcext:value-type="float">
            <text:p>6670.65062774879</text:p>
          </table:table-cell>
          <table:table-cell table:formula="of:=[.A103]+273.15" office:value-type="float" office:value="374.15" calcext:value-type="float">
            <text:p>374.15</text:p>
          </table:table-cell>
          <table:table-cell table:number-columns-repeated="2"/>
          <table:table-cell table:formula="of:=[.$B$1]/(4700+[.B103])" office:value-type="float" office:value="0.000439728575231928" calcext:value-type="float">
            <text:p>0.000439728575232</text:p>
          </table:table-cell>
          <table:table-cell table:formula="of:=[.F103]*[.B103]" office:value-type="float" office:value="2.93327569640994" calcext:value-type="float">
            <text:p>2.93327569640994</text:p>
          </table:table-cell>
          <table:table-cell table:formula="of:=[.G103]*1024/[.$B$1]" office:value-type="float" office:value="600.734862624756" calcext:value-type="float">
            <text:p>600.734862624756</text:p>
          </table:table-cell>
          <table:table-cell table:formula="of:=ROUND([.H103])" office:value-type="float" office:value="601" calcext:value-type="float">
            <text:p>601</text:p>
          </table:table-cell>
          <table:table-cell/>
          <table:table-cell table:formula="of:=[.$B$1]-[.G103]" office:value-type="float" office:value="2.06672430359006" calcext:value-type="float">
            <text:p>2.06672430359006</text:p>
          </table:table-cell>
          <table:table-cell table:formula="of:=[.K103]*1024/[.$B$1]" office:value-type="float" office:value="423.265137375244" calcext:value-type="float">
            <text:p>423.265137375244</text:p>
          </table:table-cell>
          <table:table-cell table:formula="of:=ROUND([.L103])" office:value-type="float" office:value="423" calcext:value-type="float">
            <text:p>423</text:p>
          </table:table-cell>
          <table:table-cell table:formula="of:=1024-[.I103]" office:value-type="float" office:value="423" calcext:value-type="float">
            <text:p>423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[.$C$1]*EXP([.$D$1]*(1/[.C104]-1/(25+273.15)))" office:value-type="float" office:value="6484.43681319595" calcext:value-type="float">
            <text:p>6484.43681319595</text:p>
          </table:table-cell>
          <table:table-cell table:formula="of:=[.A104]+273.15" office:value-type="float" office:value="375.15" calcext:value-type="float">
            <text:p>375.15</text:p>
          </table:table-cell>
          <table:table-cell table:number-columns-repeated="2"/>
          <table:table-cell table:formula="of:=[.$B$1]/(4700+[.B104])" office:value-type="float" office:value="0.000447049778501207" calcext:value-type="float">
            <text:p>0.000447049778501</text:p>
          </table:table-cell>
          <table:table-cell table:formula="of:=[.F104]*[.B104]" office:value-type="float" office:value="2.89886604104433" calcext:value-type="float">
            <text:p>2.89886604104433</text:p>
          </table:table-cell>
          <table:table-cell table:formula="of:=[.G104]*1024/[.$B$1]" office:value-type="float" office:value="593.687765205878" calcext:value-type="float">
            <text:p>593.687765205878</text:p>
          </table:table-cell>
          <table:table-cell table:formula="of:=ROUND([.H104])" office:value-type="float" office:value="594" calcext:value-type="float">
            <text:p>594</text:p>
          </table:table-cell>
          <table:table-cell/>
          <table:table-cell table:formula="of:=[.$B$1]-[.G104]" office:value-type="float" office:value="2.10113395895567" calcext:value-type="float">
            <text:p>2.10113395895567</text:p>
          </table:table-cell>
          <table:table-cell table:formula="of:=[.K104]*1024/[.$B$1]" office:value-type="float" office:value="430.312234794122" calcext:value-type="float">
            <text:p>430.312234794122</text:p>
          </table:table-cell>
          <table:table-cell table:formula="of:=ROUND([.L104])" office:value-type="float" office:value="430" calcext:value-type="float">
            <text:p>430</text:p>
          </table:table-cell>
          <table:table-cell table:formula="of:=1024-[.I104]" office:value-type="float" office:value="430" calcext:value-type="float">
            <text:p>430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[.$C$1]*EXP([.$D$1]*(1/[.C105]-1/(25+273.15)))" office:value-type="float" office:value="6304.37020566274" calcext:value-type="float">
            <text:p>6304.37020566274</text:p>
          </table:table-cell>
          <table:table-cell table:formula="of:=[.A105]+273.15" office:value-type="float" office:value="376.15" calcext:value-type="float">
            <text:p>376.15</text:p>
          </table:table-cell>
          <table:table-cell table:number-columns-repeated="2"/>
          <table:table-cell table:formula="of:=[.$B$1]/(4700+[.B105])" office:value-type="float" office:value="0.000454364939251775" calcext:value-type="float">
            <text:p>0.000454364939252</text:p>
          </table:table-cell>
          <table:table-cell table:formula="of:=[.F105]*[.B105]" office:value-type="float" office:value="2.86448478551666" calcext:value-type="float">
            <text:p>2.86448478551666</text:p>
          </table:table-cell>
          <table:table-cell table:formula="of:=[.G105]*1024/[.$B$1]" office:value-type="float" office:value="586.646484073811" calcext:value-type="float">
            <text:p>586.646484073811</text:p>
          </table:table-cell>
          <table:table-cell table:formula="of:=ROUND([.H105])" office:value-type="float" office:value="587" calcext:value-type="float">
            <text:p>587</text:p>
          </table:table-cell>
          <table:table-cell/>
          <table:table-cell table:formula="of:=[.$B$1]-[.G105]" office:value-type="float" office:value="2.13551521448334" calcext:value-type="float">
            <text:p>2.13551521448334</text:p>
          </table:table-cell>
          <table:table-cell table:formula="of:=[.K105]*1024/[.$B$1]" office:value-type="float" office:value="437.353515926189" calcext:value-type="float">
            <text:p>437.353515926189</text:p>
          </table:table-cell>
          <table:table-cell table:formula="of:=ROUND([.L105])" office:value-type="float" office:value="437" calcext:value-type="float">
            <text:p>437</text:p>
          </table:table-cell>
          <table:table-cell table:formula="of:=1024-[.I105]" office:value-type="float" office:value="437" calcext:value-type="float">
            <text:p>437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[.$C$1]*EXP([.$D$1]*(1/[.C106]-1/(25+273.15)))" office:value-type="float" office:value="6130.21929750493" calcext:value-type="float">
            <text:p>6130.21929750493</text:p>
          </table:table-cell>
          <table:table-cell table:formula="of:=[.A106]+273.15" office:value-type="float" office:value="377.15" calcext:value-type="float">
            <text:p>377.15</text:p>
          </table:table-cell>
          <table:table-cell table:number-columns-repeated="2"/>
          <table:table-cell table:formula="of:=[.$B$1]/(4700+[.B106])" office:value-type="float" office:value="0.000461671168667093" calcext:value-type="float">
            <text:p>0.000461671168667</text:p>
          </table:table-cell>
          <table:table-cell table:formula="of:=[.F106]*[.B106]" office:value-type="float" office:value="2.83014550726466" calcext:value-type="float">
            <text:p>2.83014550726466</text:p>
          </table:table-cell>
          <table:table-cell table:formula="of:=[.G106]*1024/[.$B$1]" office:value-type="float" office:value="579.613799887803" calcext:value-type="float">
            <text:p>579.613799887803</text:p>
          </table:table-cell>
          <table:table-cell table:formula="of:=ROUND([.H106])" office:value-type="float" office:value="580" calcext:value-type="float">
            <text:p>580</text:p>
          </table:table-cell>
          <table:table-cell/>
          <table:table-cell table:formula="of:=[.$B$1]-[.G106]" office:value-type="float" office:value="2.16985449273534" calcext:value-type="float">
            <text:p>2.16985449273534</text:p>
          </table:table-cell>
          <table:table-cell table:formula="of:=[.K106]*1024/[.$B$1]" office:value-type="float" office:value="444.386200112197" calcext:value-type="float">
            <text:p>444.386200112197</text:p>
          </table:table-cell>
          <table:table-cell table:formula="of:=ROUND([.L106])" office:value-type="float" office:value="444" calcext:value-type="float">
            <text:p>444</text:p>
          </table:table-cell>
          <table:table-cell table:formula="of:=1024-[.I106]" office:value-type="float" office:value="444" calcext:value-type="float">
            <text:p>444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[.$C$1]*EXP([.$D$1]*(1/[.C107]-1/(25+273.15)))" office:value-type="float" office:value="5961.76231008173" calcext:value-type="float">
            <text:p>5961.76231008173</text:p>
          </table:table-cell>
          <table:table-cell table:formula="of:=[.A107]+273.15" office:value-type="float" office:value="378.15" calcext:value-type="float">
            <text:p>378.15</text:p>
          </table:table-cell>
          <table:table-cell table:number-columns-repeated="2"/>
          <table:table-cell table:formula="of:=[.$B$1]/(4700+[.B107])" office:value-type="float" office:value="0.000468965622622446" calcext:value-type="float">
            <text:p>0.000468965622622</text:p>
          </table:table-cell>
          <table:table-cell table:formula="of:=[.F107]*[.B107]" office:value-type="float" office:value="2.79586157367451" calcext:value-type="float">
            <text:p>2.79586157367451</text:p>
          </table:table-cell>
          <table:table-cell table:formula="of:=[.G107]*1024/[.$B$1]" office:value-type="float" office:value="572.592450288539" calcext:value-type="float">
            <text:p>572.592450288539</text:p>
          </table:table-cell>
          <table:table-cell table:formula="of:=ROUND([.H107])" office:value-type="float" office:value="573" calcext:value-type="float">
            <text:p>573</text:p>
          </table:table-cell>
          <table:table-cell/>
          <table:table-cell table:formula="of:=[.$B$1]-[.G107]" office:value-type="float" office:value="2.20413842632549" calcext:value-type="float">
            <text:p>2.20413842632549</text:p>
          </table:table-cell>
          <table:table-cell table:formula="of:=[.K107]*1024/[.$B$1]" office:value-type="float" office:value="451.407549711461" calcext:value-type="float">
            <text:p>451.407549711461</text:p>
          </table:table-cell>
          <table:table-cell table:formula="of:=ROUND([.L107])" office:value-type="float" office:value="451" calcext:value-type="float">
            <text:p>451</text:p>
          </table:table-cell>
          <table:table-cell table:formula="of:=1024-[.I107]" office:value-type="float" office:value="451" calcext:value-type="float">
            <text:p>451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[.$C$1]*EXP([.$D$1]*(1/[.C108]-1/(25+273.15)))" office:value-type="float" office:value="5798.78674446207" calcext:value-type="float">
            <text:p>5798.78674446207</text:p>
          </table:table-cell>
          <table:table-cell table:formula="of:=[.A108]+273.15" office:value-type="float" office:value="379.15" calcext:value-type="float">
            <text:p>379.15</text:p>
          </table:table-cell>
          <table:table-cell table:number-columns-repeated="2"/>
          <table:table-cell table:formula="of:=[.$B$1]/(4700+[.B108])" office:value-type="float" office:value="0.000476245505475898" calcext:value-type="float">
            <text:p>0.000476245505476</text:p>
          </table:table-cell>
          <table:table-cell table:formula="of:=[.F108]*[.B108]" office:value-type="float" office:value="2.76164612426328" calcext:value-type="float">
            <text:p>2.76164612426328</text:p>
          </table:table-cell>
          <table:table-cell table:formula="of:=[.G108]*1024/[.$B$1]" office:value-type="float" office:value="565.585126249119" calcext:value-type="float">
            <text:p>565.585126249119</text:p>
          </table:table-cell>
          <table:table-cell table:formula="of:=ROUND([.H108])" office:value-type="float" office:value="566" calcext:value-type="float">
            <text:p>566</text:p>
          </table:table-cell>
          <table:table-cell/>
          <table:table-cell table:formula="of:=[.$B$1]-[.G108]" office:value-type="float" office:value="2.23835387573672" calcext:value-type="float">
            <text:p>2.23835387573672</text:p>
          </table:table-cell>
          <table:table-cell table:formula="of:=[.K108]*1024/[.$B$1]" office:value-type="float" office:value="458.414873750881" calcext:value-type="float">
            <text:p>458.414873750881</text:p>
          </table:table-cell>
          <table:table-cell table:formula="of:=ROUND([.L108])" office:value-type="float" office:value="458" calcext:value-type="float">
            <text:p>458</text:p>
          </table:table-cell>
          <table:table-cell table:formula="of:=1024-[.I108]" office:value-type="float" office:value="458" calcext:value-type="float">
            <text:p>458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[.$C$1]*EXP([.$D$1]*(1/[.C109]-1/(25+273.15)))" office:value-type="float" office:value="5641.08895467436" calcext:value-type="float">
            <text:p>5641.08895467436</text:p>
          </table:table-cell>
          <table:table-cell table:formula="of:=[.A109]+273.15" office:value-type="float" office:value="380.15" calcext:value-type="float">
            <text:p>380.15</text:p>
          </table:table-cell>
          <table:table-cell table:number-columns-repeated="2"/>
          <table:table-cell table:formula="of:=[.$B$1]/(4700+[.B109])" office:value-type="float" office:value="0.00048350807365794" calcext:value-type="float">
            <text:p>0.000483508073658</text:p>
          </table:table-cell>
          <table:table-cell table:formula="of:=[.F109]*[.B109]" office:value-type="float" office:value="2.72751205380768" calcext:value-type="float">
            <text:p>2.72751205380768</text:p>
          </table:table-cell>
          <table:table-cell table:formula="of:=[.G109]*1024/[.$B$1]" office:value-type="float" office:value="558.594468619813" calcext:value-type="float">
            <text:p>558.594468619813</text:p>
          </table:table-cell>
          <table:table-cell table:formula="of:=ROUND([.H109])" office:value-type="float" office:value="559" calcext:value-type="float">
            <text:p>559</text:p>
          </table:table-cell>
          <table:table-cell/>
          <table:table-cell table:formula="of:=[.$B$1]-[.G109]" office:value-type="float" office:value="2.27248794619232" calcext:value-type="float">
            <text:p>2.27248794619232</text:p>
          </table:table-cell>
          <table:table-cell table:formula="of:=[.K109]*1024/[.$B$1]" office:value-type="float" office:value="465.405531380187" calcext:value-type="float">
            <text:p>465.405531380187</text:p>
          </table:table-cell>
          <table:table-cell table:formula="of:=ROUND([.L109])" office:value-type="float" office:value="465" calcext:value-type="float">
            <text:p>465</text:p>
          </table:table-cell>
          <table:table-cell table:formula="of:=1024-[.I109]" office:value-type="float" office:value="465" calcext:value-type="float">
            <text:p>465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[.$C$1]*EXP([.$D$1]*(1/[.C110]-1/(25+273.15)))" office:value-type="float" office:value="5488.47374228119" calcext:value-type="float">
            <text:p>5488.47374228119</text:p>
          </table:table-cell>
          <table:table-cell table:formula="of:=[.A110]+273.15" office:value-type="float" office:value="381.15" calcext:value-type="float">
            <text:p>381.15</text:p>
          </table:table-cell>
          <table:table-cell table:number-columns-repeated="2"/>
          <table:table-cell table:formula="of:=[.$B$1]/(4700+[.B110])" office:value-type="float" office:value="0.000490750639053078" calcext:value-type="float">
            <text:p>0.000490750639053</text:p>
          </table:table-cell>
          <table:table-cell table:formula="of:=[.F110]*[.B110]" office:value-type="float" office:value="2.69347199645053" calcext:value-type="float">
            <text:p>2.69347199645053</text:p>
          </table:table-cell>
          <table:table-cell table:formula="of:=[.G110]*1024/[.$B$1]" office:value-type="float" office:value="551.623064873069" calcext:value-type="float">
            <text:p>551.623064873069</text:p>
          </table:table-cell>
          <table:table-cell table:formula="of:=ROUND([.H110])" office:value-type="float" office:value="552" calcext:value-type="float">
            <text:p>552</text:p>
          </table:table-cell>
          <table:table-cell/>
          <table:table-cell table:formula="of:=[.$B$1]-[.G110]" office:value-type="float" office:value="2.30652800354947" calcext:value-type="float">
            <text:p>2.30652800354947</text:p>
          </table:table-cell>
          <table:table-cell table:formula="of:=[.K110]*1024/[.$B$1]" office:value-type="float" office:value="472.376935126931" calcext:value-type="float">
            <text:p>472.376935126931</text:p>
          </table:table-cell>
          <table:table-cell table:formula="of:=ROUND([.L110])" office:value-type="float" office:value="472" calcext:value-type="float">
            <text:p>472</text:p>
          </table:table-cell>
          <table:table-cell table:formula="of:=1024-[.I110]" office:value-type="float" office:value="472" calcext:value-type="float">
            <text:p>472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[.$C$1]*EXP([.$D$1]*(1/[.C111]-1/(25+273.15)))" office:value-type="float" office:value="5340.75397113156" calcext:value-type="float">
            <text:p>5340.75397113156</text:p>
          </table:table-cell>
          <table:table-cell table:formula="of:=[.A111]+273.15" office:value-type="float" office:value="382.15" calcext:value-type="float">
            <text:p>382.15</text:p>
          </table:table-cell>
          <table:table-cell table:number-columns-repeated="2"/>
          <table:table-cell table:formula="of:=[.$B$1]/(4700+[.B111])" office:value-type="float" office:value="0.000497970572167751" calcext:value-type="float">
            <text:p>0.000497970572168</text:p>
          </table:table-cell>
          <table:table-cell table:formula="of:=[.F111]*[.B111]" office:value-type="float" office:value="2.65953831081157" calcext:value-type="float">
            <text:p>2.65953831081157</text:p>
          </table:table-cell>
          <table:table-cell table:formula="of:=[.G111]*1024/[.$B$1]" office:value-type="float" office:value="544.673446054209" calcext:value-type="float">
            <text:p>544.673446054209</text:p>
          </table:table-cell>
          <table:table-cell table:formula="of:=ROUND([.H111])" office:value-type="float" office:value="545" calcext:value-type="float">
            <text:p>545</text:p>
          </table:table-cell>
          <table:table-cell/>
          <table:table-cell table:formula="of:=[.$B$1]-[.G111]" office:value-type="float" office:value="2.34046168918843" calcext:value-type="float">
            <text:p>2.34046168918843</text:p>
          </table:table-cell>
          <table:table-cell table:formula="of:=[.K111]*1024/[.$B$1]" office:value-type="float" office:value="479.326553945791" calcext:value-type="float">
            <text:p>479.326553945791</text:p>
          </table:table-cell>
          <table:table-cell table:formula="of:=ROUND([.L111])" office:value-type="float" office:value="479" calcext:value-type="float">
            <text:p>479</text:p>
          </table:table-cell>
          <table:table-cell table:formula="of:=1024-[.I111]" office:value-type="float" office:value="479" calcext:value-type="float">
            <text:p>479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[.$C$1]*EXP([.$D$1]*(1/[.C112]-1/(25+273.15)))" office:value-type="float" office:value="5197.75020120866" calcext:value-type="float">
            <text:p>5197.75020120866</text:p>
          </table:table-cell>
          <table:table-cell table:formula="of:=[.A112]+273.15" office:value-type="float" office:value="383.15" calcext:value-type="float">
            <text:p>383.15</text:p>
          </table:table-cell>
          <table:table-cell table:number-columns-repeated="2"/>
          <table:table-cell table:formula="of:=[.$B$1]/(4700+[.B112])" office:value-type="float" office:value="0.00050516530508008" calcext:value-type="float">
            <text:p>0.00050516530508</text:p>
          </table:table-cell>
          <table:table-cell table:formula="of:=[.F112]*[.B112]" office:value-type="float" office:value="2.62572306612362" calcext:value-type="float">
            <text:p>2.62572306612362</text:p>
          </table:table-cell>
          <table:table-cell table:formula="of:=[.G112]*1024/[.$B$1]" office:value-type="float" office:value="537.748083942118" calcext:value-type="float">
            <text:p>537.748083942118</text:p>
          </table:table-cell>
          <table:table-cell table:formula="of:=ROUND([.H112])" office:value-type="float" office:value="538" calcext:value-type="float">
            <text:p>538</text:p>
          </table:table-cell>
          <table:table-cell/>
          <table:table-cell table:formula="of:=[.$B$1]-[.G112]" office:value-type="float" office:value="2.37427693387638" calcext:value-type="float">
            <text:p>2.37427693387638</text:p>
          </table:table-cell>
          <table:table-cell table:formula="of:=[.K112]*1024/[.$B$1]" office:value-type="float" office:value="486.251916057882" calcext:value-type="float">
            <text:p>486.251916057882</text:p>
          </table:table-cell>
          <table:table-cell table:formula="of:=ROUND([.L112])" office:value-type="float" office:value="486" calcext:value-type="float">
            <text:p>486</text:p>
          </table:table-cell>
          <table:table-cell table:formula="of:=1024-[.I112]" office:value-type="float" office:value="486" calcext:value-type="float">
            <text:p>486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[.$C$1]*EXP([.$D$1]*(1/[.C113]-1/(25+273.15)))" office:value-type="float" office:value="5059.29034055375" calcext:value-type="float">
            <text:p>5059.29034055375</text:p>
          </table:table-cell>
          <table:table-cell table:formula="of:=[.A113]+273.15" office:value-type="float" office:value="384.15" calcext:value-type="float">
            <text:p>384.15</text:p>
          </table:table-cell>
          <table:table-cell table:number-columns-repeated="2"/>
          <table:table-cell table:formula="of:=[.$B$1]/(4700+[.B113])" office:value-type="float" office:value="0.00051233233416809" calcext:value-type="float">
            <text:p>0.000512332334168</text:p>
          </table:table-cell>
          <table:table-cell table:formula="of:=[.F113]*[.B113]" office:value-type="float" office:value="2.59203802940998" calcext:value-type="float">
            <text:p>2.59203802940998</text:p>
          </table:table-cell>
          <table:table-cell table:formula="of:=[.G113]*1024/[.$B$1]" office:value-type="float" office:value="530.849388423163" calcext:value-type="float">
            <text:p>530.849388423163</text:p>
          </table:table-cell>
          <table:table-cell table:formula="of:=ROUND([.H113])" office:value-type="float" office:value="531" calcext:value-type="float">
            <text:p>531</text:p>
          </table:table-cell>
          <table:table-cell/>
          <table:table-cell table:formula="of:=[.$B$1]-[.G113]" office:value-type="float" office:value="2.40796197059002" calcext:value-type="float">
            <text:p>2.40796197059002</text:p>
          </table:table-cell>
          <table:table-cell table:formula="of:=[.K113]*1024/[.$B$1]" office:value-type="float" office:value="493.150611576837" calcext:value-type="float">
            <text:p>493.150611576837</text:p>
          </table:table-cell>
          <table:table-cell table:formula="of:=ROUND([.L113])" office:value-type="float" office:value="493" calcext:value-type="float">
            <text:p>493</text:p>
          </table:table-cell>
          <table:table-cell table:formula="of:=1024-[.I113]" office:value-type="float" office:value="493" calcext:value-type="float">
            <text:p>493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[.$C$1]*EXP([.$D$1]*(1/[.C114]-1/(25+273.15)))" office:value-type="float" office:value="4925.20931430449" calcext:value-type="float">
            <text:p>4925.20931430449</text:p>
          </table:table-cell>
          <table:table-cell table:formula="of:=[.A114]+273.15" office:value-type="float" office:value="385.15" calcext:value-type="float">
            <text:p>385.15</text:p>
          </table:table-cell>
          <table:table-cell table:number-columns-repeated="2"/>
          <table:table-cell table:formula="of:=[.$B$1]/(4700+[.B114])" office:value-type="float" office:value="0.000519469222614126" calcext:value-type="float">
            <text:p>0.000519469222614</text:p>
          </table:table-cell>
          <table:table-cell table:formula="of:=[.F114]*[.B114]" office:value-type="float" office:value="2.55849465371361" calcext:value-type="float">
            <text:p>2.55849465371361</text:p>
          </table:table-cell>
          <table:table-cell table:formula="of:=[.G114]*1024/[.$B$1]" office:value-type="float" office:value="523.979705080547" calcext:value-type="float">
            <text:p>523.979705080547</text:p>
          </table:table-cell>
          <table:table-cell table:formula="of:=ROUND([.H114])" office:value-type="float" office:value="524" calcext:value-type="float">
            <text:p>524</text:p>
          </table:table-cell>
          <table:table-cell/>
          <table:table-cell table:formula="of:=[.$B$1]-[.G114]" office:value-type="float" office:value="2.44150534628639" calcext:value-type="float">
            <text:p>2.44150534628639</text:p>
          </table:table-cell>
          <table:table-cell table:formula="of:=[.K114]*1024/[.$B$1]" office:value-type="float" office:value="500.020294919453" calcext:value-type="float">
            <text:p>500.020294919453</text:p>
          </table:table-cell>
          <table:table-cell table:formula="of:=ROUND([.L114])" office:value-type="float" office:value="500" calcext:value-type="float">
            <text:p>500</text:p>
          </table:table-cell>
          <table:table-cell table:formula="of:=1024-[.I114]"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[.$C$1]*EXP([.$D$1]*(1/[.C115]-1/(25+273.15)))" office:value-type="float" office:value="4795.34874994118" calcext:value-type="float">
            <text:p>4795.34874994118</text:p>
          </table:table-cell>
          <table:table-cell table:formula="of:=[.A115]+273.15" office:value-type="float" office:value="386.15" calcext:value-type="float">
            <text:p>386.15</text:p>
          </table:table-cell>
          <table:table-cell table:number-columns-repeated="2"/>
          <table:table-cell table:formula="of:=[.$B$1]/(4700+[.B115])" office:value-type="float" office:value="0.000526573602684259" calcext:value-type="float">
            <text:p>0.000526573602684</text:p>
          </table:table-cell>
          <table:table-cell table:formula="of:=[.F115]*[.B115]" office:value-type="float" office:value="2.52510406738398" calcext:value-type="float">
            <text:p>2.52510406738398</text:p>
          </table:table-cell>
          <table:table-cell table:formula="of:=[.G115]*1024/[.$B$1]" office:value-type="float" office:value="517.14131300024" calcext:value-type="float">
            <text:p>517.14131300024</text:p>
          </table:table-cell>
          <table:table-cell table:formula="of:=ROUND([.H115])" office:value-type="float" office:value="517" calcext:value-type="float">
            <text:p>517</text:p>
          </table:table-cell>
          <table:table-cell/>
          <table:table-cell table:formula="of:=[.$B$1]-[.G115]" office:value-type="float" office:value="2.47489593261602" calcext:value-type="float">
            <text:p>2.47489593261602</text:p>
          </table:table-cell>
          <table:table-cell table:formula="of:=[.K115]*1024/[.$B$1]" office:value-type="float" office:value="506.85868699976" calcext:value-type="float">
            <text:p>506.85868699976</text:p>
          </table:table-cell>
          <table:table-cell table:formula="of:=ROUND([.L115])" office:value-type="float" office:value="507" calcext:value-type="float">
            <text:p>507</text:p>
          </table:table-cell>
          <table:table-cell table:formula="of:=1024-[.I115]" office:value-type="float" office:value="507" calcext:value-type="float">
            <text:p>507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[.$C$1]*EXP([.$D$1]*(1/[.C116]-1/(25+273.15)))" office:value-type="float" office:value="4669.5566778854" calcext:value-type="float">
            <text:p>4669.5566778854</text:p>
          </table:table-cell>
          <table:table-cell table:formula="of:=[.A116]+273.15" office:value-type="float" office:value="387.15" calcext:value-type="float">
            <text:p>387.15</text:p>
          </table:table-cell>
          <table:table-cell table:number-columns-repeated="2"/>
          <table:table-cell table:formula="of:=[.$B$1]/(4700+[.B116])" office:value-type="float" office:value="0.000533643177782499" calcext:value-type="float">
            <text:p>0.000533643177783</text:p>
          </table:table-cell>
          <table:table-cell table:formula="of:=[.F116]*[.B116]" office:value-type="float" office:value="2.49187706442225" calcext:value-type="float">
            <text:p>2.49187706442225</text:p>
          </table:table-cell>
          <table:table-cell table:formula="of:=[.G116]*1024/[.$B$1]" office:value-type="float" office:value="510.336422793677" calcext:value-type="float">
            <text:p>510.336422793677</text:p>
          </table:table-cell>
          <table:table-cell table:formula="of:=ROUND([.H116])" office:value-type="float" office:value="510" calcext:value-type="float">
            <text:p>510</text:p>
          </table:table-cell>
          <table:table-cell/>
          <table:table-cell table:formula="of:=[.$B$1]-[.G116]" office:value-type="float" office:value="2.50812293557775" calcext:value-type="float">
            <text:p>2.50812293557775</text:p>
          </table:table-cell>
          <table:table-cell table:formula="of:=[.K116]*1024/[.$B$1]" office:value-type="float" office:value="513.663577206323" calcext:value-type="float">
            <text:p>513.663577206323</text:p>
          </table:table-cell>
          <table:table-cell table:formula="of:=ROUND([.L116])" office:value-type="float" office:value="514" calcext:value-type="float">
            <text:p>514</text:p>
          </table:table-cell>
          <table:table-cell table:formula="of:=1024-[.I116]" office:value-type="float" office:value="514" calcext:value-type="float">
            <text:p>514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[.$C$1]*EXP([.$D$1]*(1/[.C117]-1/(25+273.15)))" office:value-type="float" office:value="4547.68724664421" calcext:value-type="float">
            <text:p>4547.68724664421</text:p>
          </table:table-cell>
          <table:table-cell table:formula="of:=[.A117]+273.15" office:value-type="float" office:value="388.15" calcext:value-type="float">
            <text:p>388.15</text:p>
          </table:table-cell>
          <table:table-cell table:number-columns-repeated="2"/>
          <table:table-cell table:formula="of:=[.$B$1]/(4700+[.B117])" office:value-type="float" office:value="0.000540675724280619" calcext:value-type="float">
            <text:p>0.000540675724281</text:p>
          </table:table-cell>
          <table:table-cell table:formula="of:=[.F117]*[.B117]" office:value-type="float" office:value="2.45882409588109" calcext:value-type="float">
            <text:p>2.45882409588109</text:p>
          </table:table-cell>
          <table:table-cell table:formula="of:=[.G117]*1024/[.$B$1]" office:value-type="float" office:value="503.567174836448" calcext:value-type="float">
            <text:p>503.567174836448</text:p>
          </table:table-cell>
          <table:table-cell table:formula="of:=ROUND([.H117])" office:value-type="float" office:value="504" calcext:value-type="float">
            <text:p>504</text:p>
          </table:table-cell>
          <table:table-cell/>
          <table:table-cell table:formula="of:=[.$B$1]-[.G117]" office:value-type="float" office:value="2.54117590411891" calcext:value-type="float">
            <text:p>2.54117590411891</text:p>
          </table:table-cell>
          <table:table-cell table:formula="of:=[.K117]*1024/[.$B$1]" office:value-type="float" office:value="520.432825163552" calcext:value-type="float">
            <text:p>520.432825163552</text:p>
          </table:table-cell>
          <table:table-cell table:formula="of:=ROUND([.L117])" office:value-type="float" office:value="520" calcext:value-type="float">
            <text:p>520</text:p>
          </table:table-cell>
          <table:table-cell table:formula="of:=1024-[.I117]" office:value-type="float" office:value="520" calcext:value-type="float">
            <text:p>520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[.$C$1]*EXP([.$D$1]*(1/[.C118]-1/(25+273.15)))" office:value-type="float" office:value="4429.60045173809" calcext:value-type="float">
            <text:p>4429.60045173809</text:p>
          </table:table-cell>
          <table:table-cell table:formula="of:=[.A118]+273.15" office:value-type="float" office:value="389.15" calcext:value-type="float">
            <text:p>389.15</text:p>
          </table:table-cell>
          <table:table-cell table:number-columns-repeated="2"/>
          <table:table-cell table:formula="of:=[.$B$1]/(4700+[.B118])" office:value-type="float" office:value="0.00054766909312533" calcext:value-type="float">
            <text:p>0.000547669093125</text:p>
          </table:table-cell>
          <table:table-cell table:formula="of:=[.F118]*[.B118]" office:value-type="float" office:value="2.42595526231095" calcext:value-type="float">
            <text:p>2.42595526231095</text:p>
          </table:table-cell>
          <table:table-cell table:formula="of:=[.G118]*1024/[.$B$1]" office:value-type="float" office:value="496.835637721283" calcext:value-type="float">
            <text:p>496.835637721283</text:p>
          </table:table-cell>
          <table:table-cell table:formula="of:=ROUND([.H118])" office:value-type="float" office:value="497" calcext:value-type="float">
            <text:p>497</text:p>
          </table:table-cell>
          <table:table-cell/>
          <table:table-cell table:formula="of:=[.$B$1]-[.G118]" office:value-type="float" office:value="2.57404473768905" calcext:value-type="float">
            <text:p>2.57404473768905</text:p>
          </table:table-cell>
          <table:table-cell table:formula="of:=[.K118]*1024/[.$B$1]" office:value-type="float" office:value="527.164362278718" calcext:value-type="float">
            <text:p>527.164362278718</text:p>
          </table:table-cell>
          <table:table-cell table:formula="of:=ROUND([.L118])" office:value-type="float" office:value="527" calcext:value-type="float">
            <text:p>527</text:p>
          </table:table-cell>
          <table:table-cell table:formula="of:=1024-[.I118]" office:value-type="float" office:value="527" calcext:value-type="float">
            <text:p>527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[.$C$1]*EXP([.$D$1]*(1/[.C119]-1/(25+273.15)))" office:value-type="float" office:value="4315.16187769372" calcext:value-type="float">
            <text:p>4315.16187769372</text:p>
          </table:table-cell>
          <table:table-cell table:formula="of:=[.A119]+273.15" office:value-type="float" office:value="390.15" calcext:value-type="float">
            <text:p>390.15</text:p>
          </table:table-cell>
          <table:table-cell table:number-columns-repeated="2"/>
          <table:table-cell table:formula="of:=[.$B$1]/(4700+[.B119])" office:value-type="float" office:value="0.000554621211225451" calcext:value-type="float">
            <text:p>0.000554621211225</text:p>
          </table:table-cell>
          <table:table-cell table:formula="of:=[.F119]*[.B119]" office:value-type="float" office:value="2.39328030724038" calcext:value-type="float">
            <text:p>2.39328030724038</text:p>
          </table:table-cell>
          <table:table-cell table:formula="of:=[.G119]*1024/[.$B$1]" office:value-type="float" office:value="490.14380692283" calcext:value-type="float">
            <text:p>490.14380692283</text:p>
          </table:table-cell>
          <table:table-cell table:formula="of:=ROUND([.H119])" office:value-type="float" office:value="490" calcext:value-type="float">
            <text:p>490</text:p>
          </table:table-cell>
          <table:table-cell/>
          <table:table-cell table:formula="of:=[.$B$1]-[.G119]" office:value-type="float" office:value="2.60671969275962" calcext:value-type="float">
            <text:p>2.60671969275962</text:p>
          </table:table-cell>
          <table:table-cell table:formula="of:=[.K119]*1024/[.$B$1]" office:value-type="float" office:value="533.85619307717" calcext:value-type="float">
            <text:p>533.85619307717</text:p>
          </table:table-cell>
          <table:table-cell table:formula="of:=ROUND([.L119])" office:value-type="float" office:value="534" calcext:value-type="float">
            <text:p>534</text:p>
          </table:table-cell>
          <table:table-cell table:formula="of:=1024-[.I119]" office:value-type="float" office:value="534" calcext:value-type="float">
            <text:p>534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[.$C$1]*EXP([.$D$1]*(1/[.C120]-1/(25+273.15)))" office:value-type="float" office:value="4204.24245242277" calcext:value-type="float">
            <text:p>4204.24245242277</text:p>
          </table:table-cell>
          <table:table-cell table:formula="of:=[.A120]+273.15" office:value-type="float" office:value="391.15" calcext:value-type="float">
            <text:p>391.15</text:p>
          </table:table-cell>
          <table:table-cell table:number-columns-repeated="2"/>
          <table:table-cell table:formula="of:=[.$B$1]/(4700+[.B120])" office:value-type="float" office:value="0.00056153008262253" calcext:value-type="float">
            <text:p>0.000561530082623</text:p>
          </table:table-cell>
          <table:table-cell table:formula="of:=[.F120]*[.B120]" office:value-type="float" office:value="2.36080861167411" calcext:value-type="float">
            <text:p>2.36080861167411</text:p>
          </table:table-cell>
          <table:table-cell table:formula="of:=[.G120]*1024/[.$B$1]" office:value-type="float" office:value="483.493603670858" calcext:value-type="float">
            <text:p>483.493603670858</text:p>
          </table:table-cell>
          <table:table-cell table:formula="of:=ROUND([.H120])" office:value-type="float" office:value="483" calcext:value-type="float">
            <text:p>483</text:p>
          </table:table-cell>
          <table:table-cell/>
          <table:table-cell table:formula="of:=[.$B$1]-[.G120]" office:value-type="float" office:value="2.63919138832589" calcext:value-type="float">
            <text:p>2.63919138832589</text:p>
          </table:table-cell>
          <table:table-cell table:formula="of:=[.K120]*1024/[.$B$1]" office:value-type="float" office:value="540.506396329142" calcext:value-type="float">
            <text:p>540.506396329142</text:p>
          </table:table-cell>
          <table:table-cell table:formula="of:=ROUND([.L120])" office:value-type="float" office:value="541" calcext:value-type="float">
            <text:p>541</text:p>
          </table:table-cell>
          <table:table-cell table:formula="of:=1024-[.I120]" office:value-type="float" office:value="541" calcext:value-type="float">
            <text:p>541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table:formula="of:=[.$C$1]*EXP([.$D$1]*(1/[.C121]-1/(25+273.15)))" office:value-type="float" office:value="4096.71821334571" calcext:value-type="float">
            <text:p>4096.71821334571</text:p>
          </table:table-cell>
          <table:table-cell table:formula="of:=[.A121]+273.15" office:value-type="float" office:value="392.15" calcext:value-type="float">
            <text:p>392.15</text:p>
          </table:table-cell>
          <table:table-cell table:number-columns-repeated="2"/>
          <table:table-cell table:formula="of:=[.$B$1]/(4700+[.B121])" office:value-type="float" office:value="0.000568393789449159" calcext:value-type="float">
            <text:p>0.000568393789449</text:p>
          </table:table-cell>
          <table:table-cell table:formula="of:=[.F121]*[.B121]" office:value-type="float" office:value="2.32854918958895" calcext:value-type="float">
            <text:p>2.32854918958895</text:p>
          </table:table-cell>
          <table:table-cell table:formula="of:=[.G121]*1024/[.$B$1]" office:value-type="float" office:value="476.886874027818" calcext:value-type="float">
            <text:p>476.886874027818</text:p>
          </table:table-cell>
          <table:table-cell table:formula="of:=ROUND([.H121])" office:value-type="float" office:value="477" calcext:value-type="float">
            <text:p>477</text:p>
          </table:table-cell>
          <table:table-cell/>
          <table:table-cell table:formula="of:=[.$B$1]-[.G121]" office:value-type="float" office:value="2.67145081041104" calcext:value-type="float">
            <text:p>2.67145081041104</text:p>
          </table:table-cell>
          <table:table-cell table:formula="of:=[.K121]*1024/[.$B$1]" office:value-type="float" office:value="547.113125972182" calcext:value-type="float">
            <text:p>547.113125972182</text:p>
          </table:table-cell>
          <table:table-cell table:formula="of:=ROUND([.L121])" office:value-type="float" office:value="547" calcext:value-type="float">
            <text:p>547</text:p>
          </table:table-cell>
          <table:table-cell table:formula="of:=1024-[.I121]" office:value-type="float" office:value="547" calcext:value-type="float">
            <text:p>547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[.$C$1]*EXP([.$D$1]*(1/[.C122]-1/(25+273.15)))" office:value-type="float" office:value="3992.47008465483" calcext:value-type="float">
            <text:p>3992.47008465483</text:p>
          </table:table-cell>
          <table:table-cell table:formula="of:=[.A122]+273.15" office:value-type="float" office:value="393.15" calcext:value-type="float">
            <text:p>393.15</text:p>
          </table:table-cell>
          <table:table-cell table:number-columns-repeated="2"/>
          <table:table-cell table:formula="of:=[.$B$1]/(4700+[.B122])" office:value-type="float" office:value="0.000575210492679947" calcext:value-type="float">
            <text:p>0.00057521049268</text:p>
          </table:table-cell>
          <table:table-cell table:formula="of:=[.F122]*[.B122]" office:value-type="float" office:value="2.29651068440425" calcext:value-type="float">
            <text:p>2.29651068440425</text:p>
          </table:table-cell>
          <table:table-cell table:formula="of:=[.G122]*1024/[.$B$1]" office:value-type="float" office:value="470.325388165991" calcext:value-type="float">
            <text:p>470.325388165991</text:p>
          </table:table-cell>
          <table:table-cell table:formula="of:=ROUND([.H122])" office:value-type="float" office:value="470" calcext:value-type="float">
            <text:p>470</text:p>
          </table:table-cell>
          <table:table-cell/>
          <table:table-cell table:formula="of:=[.$B$1]-[.G122]" office:value-type="float" office:value="2.70348931559575" calcext:value-type="float">
            <text:p>2.70348931559575</text:p>
          </table:table-cell>
          <table:table-cell table:formula="of:=[.K122]*1024/[.$B$1]" office:value-type="float" office:value="553.674611834009" calcext:value-type="float">
            <text:p>553.674611834009</text:p>
          </table:table-cell>
          <table:table-cell table:formula="of:=ROUND([.L122])" office:value-type="float" office:value="554" calcext:value-type="float">
            <text:p>554</text:p>
          </table:table-cell>
          <table:table-cell table:formula="of:=1024-[.I122]" office:value-type="float" office:value="554" calcext:value-type="float">
            <text:p>554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table:formula="of:=[.$C$1]*EXP([.$D$1]*(1/[.C123]-1/(25+273.15)))" office:value-type="float" office:value="3891.38366514466" calcext:value-type="float">
            <text:p>3891.38366514466</text:p>
          </table:table-cell>
          <table:table-cell table:formula="of:=[.A123]+273.15" office:value-type="float" office:value="394.15" calcext:value-type="float">
            <text:p>394.15</text:p>
          </table:table-cell>
          <table:table-cell table:number-columns-repeated="2"/>
          <table:table-cell table:formula="of:=[.$B$1]/(4700+[.B123])" office:value-type="float" office:value="0.000581978432680763" calcext:value-type="float">
            <text:p>0.000581978432681</text:p>
          </table:table-cell>
          <table:table-cell table:formula="of:=[.F123]*[.B123]" office:value-type="float" office:value="2.26470136640041" calcext:value-type="float">
            <text:p>2.26470136640041</text:p>
          </table:table-cell>
          <table:table-cell table:formula="of:=[.G123]*1024/[.$B$1]" office:value-type="float" office:value="463.810839838804" calcext:value-type="float">
            <text:p>463.810839838804</text:p>
          </table:table-cell>
          <table:table-cell table:formula="of:=ROUND([.H123])" office:value-type="float" office:value="464" calcext:value-type="float">
            <text:p>464</text:p>
          </table:table-cell>
          <table:table-cell/>
          <table:table-cell table:formula="of:=[.$B$1]-[.G123]" office:value-type="float" office:value="2.73529863359959" calcext:value-type="float">
            <text:p>2.73529863359959</text:p>
          </table:table-cell>
          <table:table-cell table:formula="of:=[.K123]*1024/[.$B$1]" office:value-type="float" office:value="560.189160161196" calcext:value-type="float">
            <text:p>560.189160161196</text:p>
          </table:table-cell>
          <table:table-cell table:formula="of:=ROUND([.L123])" office:value-type="float" office:value="560" calcext:value-type="float">
            <text:p>560</text:p>
          </table:table-cell>
          <table:table-cell table:formula="of:=1024-[.I123]" office:value-type="float" office:value="560" calcext:value-type="float">
            <text:p>560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[.$C$1]*EXP([.$D$1]*(1/[.C124]-1/(25+273.15)))" office:value-type="float" office:value="3793.34902606879" calcext:value-type="float">
            <text:p>3793.34902606879</text:p>
          </table:table-cell>
          <table:table-cell table:formula="of:=[.A124]+273.15" office:value-type="float" office:value="395.15" calcext:value-type="float">
            <text:p>395.15</text:p>
          </table:table-cell>
          <table:table-cell table:number-columns-repeated="2"/>
          <table:table-cell table:formula="of:=[.$B$1]/(4700+[.B124])" office:value-type="float" office:value="0.000588695929562462" calcext:value-type="float">
            <text:p>0.000588695929562</text:p>
          </table:table-cell>
          <table:table-cell table:formula="of:=[.F124]*[.B124]" office:value-type="float" office:value="2.23312913105643" calcext:value-type="float">
            <text:p>2.23312913105643</text:p>
          </table:table-cell>
          <table:table-cell table:formula="of:=[.G124]*1024/[.$B$1]" office:value-type="float" office:value="457.344846040357" calcext:value-type="float">
            <text:p>457.344846040357</text:p>
          </table:table-cell>
          <table:table-cell table:formula="of:=ROUND([.H124])" office:value-type="float" office:value="457" calcext:value-type="float">
            <text:p>457</text:p>
          </table:table-cell>
          <table:table-cell/>
          <table:table-cell table:formula="of:=[.$B$1]-[.G124]" office:value-type="float" office:value="2.76687086894357" calcext:value-type="float">
            <text:p>2.76687086894357</text:p>
          </table:table-cell>
          <table:table-cell table:formula="of:=[.K124]*1024/[.$B$1]" office:value-type="float" office:value="566.655153959643" calcext:value-type="float">
            <text:p>566.655153959643</text:p>
          </table:table-cell>
          <table:table-cell table:formula="of:=ROUND([.L124])" office:value-type="float" office:value="567" calcext:value-type="float">
            <text:p>567</text:p>
          </table:table-cell>
          <table:table-cell table:formula="of:=1024-[.I124]" office:value-type="float" office:value="567" calcext:value-type="float">
            <text:p>567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[.$C$1]*EXP([.$D$1]*(1/[.C125]-1/(25+273.15)))" office:value-type="float" office:value="3698.26051851235" calcext:value-type="float">
            <text:p>3698.26051851235</text:p>
          </table:table-cell>
          <table:table-cell table:formula="of:=[.A125]+273.15" office:value-type="float" office:value="396.15" calcext:value-type="float">
            <text:p>396.15</text:p>
          </table:table-cell>
          <table:table-cell table:number-columns-repeated="2"/>
          <table:table-cell table:formula="of:=[.$B$1]/(4700+[.B125])" office:value-type="float" office:value="0.000595361383345809" calcext:value-type="float">
            <text:p>0.000595361383346</text:p>
          </table:table-cell>
          <table:table-cell table:formula="of:=[.F125]*[.B125]" office:value-type="float" office:value="2.2018014982747" calcext:value-type="float">
            <text:p>2.2018014982747</text:p>
          </table:table-cell>
          <table:table-cell table:formula="of:=[.G125]*1024/[.$B$1]" office:value-type="float" office:value="450.928946846658" calcext:value-type="float">
            <text:p>450.928946846658</text:p>
          </table:table-cell>
          <table:table-cell table:formula="of:=ROUND([.H125])" office:value-type="float" office:value="451" calcext:value-type="float">
            <text:p>451</text:p>
          </table:table-cell>
          <table:table-cell/>
          <table:table-cell table:formula="of:=[.$B$1]-[.G125]" office:value-type="float" office:value="2.7981985017253" calcext:value-type="float">
            <text:p>2.7981985017253</text:p>
          </table:table-cell>
          <table:table-cell table:formula="of:=[.K125]*1024/[.$B$1]" office:value-type="float" office:value="573.071053153342" calcext:value-type="float">
            <text:p>573.071053153342</text:p>
          </table:table-cell>
          <table:table-cell table:formula="of:=ROUND([.L125])" office:value-type="float" office:value="573" calcext:value-type="float">
            <text:p>573</text:p>
          </table:table-cell>
          <table:table-cell table:formula="of:=1024-[.I125]" office:value-type="float" office:value="573" calcext:value-type="float">
            <text:p>573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[.$C$1]*EXP([.$D$1]*(1/[.C126]-1/(25+273.15)))" office:value-type="float" office:value="3606.01658979662" calcext:value-type="float">
            <text:p>3606.01658979662</text:p>
          </table:table-cell>
          <table:table-cell table:formula="of:=[.A126]+273.15" office:value-type="float" office:value="397.15" calcext:value-type="float">
            <text:p>397.15</text:p>
          </table:table-cell>
          <table:table-cell table:number-columns-repeated="2"/>
          <table:table-cell table:formula="of:=[.$B$1]/(4700+[.B126])" office:value-type="float" office:value="0.000601973273944837" calcext:value-type="float">
            <text:p>0.000601973273945</text:p>
          </table:table-cell>
          <table:table-cell table:formula="of:=[.F126]*[.B126]" office:value-type="float" office:value="2.17072561245927" calcext:value-type="float">
            <text:p>2.17072561245927</text:p>
          </table:table-cell>
          <table:table-cell table:formula="of:=[.G126]*1024/[.$B$1]" office:value-type="float" office:value="444.564605431658" calcext:value-type="float">
            <text:p>444.564605431658</text:p>
          </table:table-cell>
          <table:table-cell table:formula="of:=ROUND([.H126])" office:value-type="float" office:value="445" calcext:value-type="float">
            <text:p>445</text:p>
          </table:table-cell>
          <table:table-cell/>
          <table:table-cell table:formula="of:=[.$B$1]-[.G126]" office:value-type="float" office:value="2.82927438754073" calcext:value-type="float">
            <text:p>2.82927438754073</text:p>
          </table:table-cell>
          <table:table-cell table:formula="of:=[.K126]*1024/[.$B$1]" office:value-type="float" office:value="579.435394568342" calcext:value-type="float">
            <text:p>579.435394568342</text:p>
          </table:table-cell>
          <table:table-cell table:formula="of:=ROUND([.L126])" office:value-type="float" office:value="579" calcext:value-type="float">
            <text:p>579</text:p>
          </table:table-cell>
          <table:table-cell table:formula="of:=1024-[.I126]" office:value-type="float" office:value="579" calcext:value-type="float">
            <text:p>579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[.$C$1]*EXP([.$D$1]*(1/[.C127]-1/(25+273.15)))" office:value-type="float" office:value="3516.51960845928" calcext:value-type="float">
            <text:p>3516.51960845928</text:p>
          </table:table-cell>
          <table:table-cell table:formula="of:=[.A127]+273.15" office:value-type="float" office:value="398.15" calcext:value-type="float">
            <text:p>398.15</text:p>
          </table:table-cell>
          <table:table-cell table:number-columns-repeated="2"/>
          <table:table-cell table:formula="of:=[.$B$1]/(4700+[.B127])" office:value-type="float" office:value="0.000608530160976221" calcext:value-type="float">
            <text:p>0.000608530160976</text:p>
          </table:table-cell>
          <table:table-cell table:formula="of:=[.F127]*[.B127]" office:value-type="float" office:value="2.13990824341176" calcext:value-type="float">
            <text:p>2.13990824341176</text:p>
          </table:table-cell>
          <table:table-cell table:formula="of:=[.G127]*1024/[.$B$1]" office:value-type="float" office:value="438.253208250729" calcext:value-type="float">
            <text:p>438.253208250729</text:p>
          </table:table-cell>
          <table:table-cell table:formula="of:=ROUND([.H127])" office:value-type="float" office:value="438" calcext:value-type="float">
            <text:p>438</text:p>
          </table:table-cell>
          <table:table-cell/>
          <table:table-cell table:formula="of:=[.$B$1]-[.G127]" office:value-type="float" office:value="2.86009175658824" calcext:value-type="float">
            <text:p>2.86009175658824</text:p>
          </table:table-cell>
          <table:table-cell table:formula="of:=[.K127]*1024/[.$B$1]" office:value-type="float" office:value="585.746791749271" calcext:value-type="float">
            <text:p>585.746791749271</text:p>
          </table:table-cell>
          <table:table-cell table:formula="of:=ROUND([.L127])" office:value-type="float" office:value="586" calcext:value-type="float">
            <text:p>586</text:p>
          </table:table-cell>
          <table:table-cell table:formula="of:=1024-[.I127]" office:value-type="float" office:value="586" calcext:value-type="float">
            <text:p>58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4T08:22:48.595901271</meta:creation-date>
    <dc:date>2020-01-14T09:28:36.440676496</dc:date>
    <meta:editing-duration>PT5M6S</meta:editing-duration>
    <meta:editing-cycles>2</meta:editing-cycles>
    <meta:generator>LibreOffice/6.0.7.3$Linux_X86_64 LibreOffice_project/00m0$Build-3</meta:generator>
    <meta:document-statistic meta:table-count="1" meta:cell-count="1392" meta:object-count="0"/>
  </office:meta>
</office:document-meta>
</file>